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4.43mm" svg:height="205.71mm" svg:x="91.3mm" svg:y="1mm">
            <loext:p draw:notify-on-update-of-ranges="Sheet1.B2:Sheet1.B98 Sheet1.B1:Sheet1.B1 Sheet1.A2:Sheet1.A98 Sheet1.D2:Sheet1.D98 Sheet1.D1:Sheet1.D1 Sheet1.A2:Sheet1.A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upperlayer</text:p>
          </table:table-cell>
          <table:table-cell/>
          <table:table-cell office:value-type="string" calcext:value-type="string">
            <text:p>lowerlayer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4.7006" calcext:value-type="float">
            <text:p>14.7006</text:p>
          </table:table-cell>
          <table:table-cell office:value-type="float" office:value="1.79682" calcext:value-type="float">
            <text:p>1.79682</text:p>
          </table:table-cell>
          <table:table-cell office:value-type="float" office:value="14.7006" calcext:value-type="float">
            <text:p>14.7006</text:p>
          </table:table-cell>
          <table:table-cell office:value-type="float" office:value="2.73578" calcext:value-type="float">
            <text:p>2.73578</text:p>
          </table:table-cell>
        </table:table-row>
        <table:table-row table:style-name="ro1">
          <table:table-cell office:value-type="float" office:value="14.7304" calcext:value-type="float">
            <text:p>14.7304</text:p>
          </table:table-cell>
          <table:table-cell office:value-type="float" office:value="1.67462" calcext:value-type="float">
            <text:p>1.67462</text:p>
          </table:table-cell>
          <table:table-cell office:value-type="float" office:value="14.7304" calcext:value-type="float">
            <text:p>14.7304</text:p>
          </table:table-cell>
          <table:table-cell office:value-type="float" office:value="2.72075" calcext:value-type="float">
            <text:p>2.72075</text:p>
          </table:table-cell>
        </table:table-row>
        <table:table-row table:style-name="ro1">
          <table:table-cell office:value-type="float" office:value="14.7602" calcext:value-type="float">
            <text:p>14.7602</text:p>
          </table:table-cell>
          <table:table-cell office:value-type="float" office:value="1.64897" calcext:value-type="float">
            <text:p>1.64897</text:p>
          </table:table-cell>
          <table:table-cell office:value-type="float" office:value="14.7602" calcext:value-type="float">
            <text:p>14.7602</text:p>
          </table:table-cell>
          <table:table-cell office:value-type="float" office:value="2.76155" calcext:value-type="float">
            <text:p>2.76155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1.65379" calcext:value-type="float">
            <text:p>1.65379</text:p>
          </table:table-cell>
          <table:table-cell office:value-type="float" office:value="14.79" calcext:value-type="float">
            <text:p>14.79</text:p>
          </table:table-cell>
          <table:table-cell office:value-type="float" office:value="2.78761" calcext:value-type="float">
            <text:p>2.78761</text:p>
          </table:table-cell>
        </table:table-row>
        <table:table-row table:style-name="ro1">
          <table:table-cell office:value-type="float" office:value="14.8198" calcext:value-type="float">
            <text:p>14.8198</text:p>
          </table:table-cell>
          <table:table-cell office:value-type="float" office:value="1.6252" calcext:value-type="float">
            <text:p>1.6252</text:p>
          </table:table-cell>
          <table:table-cell office:value-type="float" office:value="14.8198" calcext:value-type="float">
            <text:p>14.8198</text:p>
          </table:table-cell>
          <table:table-cell office:value-type="float" office:value="2.76861" calcext:value-type="float">
            <text:p>2.76861</text:p>
          </table:table-cell>
        </table:table-row>
        <table:table-row table:style-name="ro1">
          <table:table-cell office:value-type="float" office:value="14.8496" calcext:value-type="float">
            <text:p>14.8496</text:p>
          </table:table-cell>
          <table:table-cell office:value-type="float" office:value="1.72816" calcext:value-type="float">
            <text:p>1.72816</text:p>
          </table:table-cell>
          <table:table-cell office:value-type="float" office:value="14.8496" calcext:value-type="float">
            <text:p>14.8496</text:p>
          </table:table-cell>
          <table:table-cell office:value-type="float" office:value="2.75063" calcext:value-type="float">
            <text:p>2.75063</text:p>
          </table:table-cell>
        </table:table-row>
        <table:table-row table:style-name="ro1">
          <table:table-cell office:value-type="float" office:value="14.8793" calcext:value-type="float">
            <text:p>14.8793</text:p>
          </table:table-cell>
          <table:table-cell office:value-type="float" office:value="1.69211" calcext:value-type="float">
            <text:p>1.69211</text:p>
          </table:table-cell>
          <table:table-cell office:value-type="float" office:value="14.8793" calcext:value-type="float">
            <text:p>14.8793</text:p>
          </table:table-cell>
          <table:table-cell office:value-type="float" office:value="2.7457" calcext:value-type="float">
            <text:p>2.7457</text:p>
          </table:table-cell>
        </table:table-row>
        <table:table-row table:style-name="ro1">
          <table:table-cell office:value-type="float" office:value="14.9091" calcext:value-type="float">
            <text:p>14.9091</text:p>
          </table:table-cell>
          <table:table-cell office:value-type="float" office:value="1.78875" calcext:value-type="float">
            <text:p>1.78875</text:p>
          </table:table-cell>
          <table:table-cell office:value-type="float" office:value="14.9091" calcext:value-type="float">
            <text:p>14.9091</text:p>
          </table:table-cell>
          <table:table-cell office:value-type="float" office:value="2.7355" calcext:value-type="float">
            <text:p>2.7355</text:p>
          </table:table-cell>
        </table:table-row>
        <table:table-row table:style-name="ro1">
          <table:table-cell office:value-type="float" office:value="14.9389" calcext:value-type="float">
            <text:p>14.9389</text:p>
          </table:table-cell>
          <table:table-cell office:value-type="float" office:value="1.77504" calcext:value-type="float">
            <text:p>1.77504</text:p>
          </table:table-cell>
          <table:table-cell office:value-type="float" office:value="14.9389" calcext:value-type="float">
            <text:p>14.9389</text:p>
          </table:table-cell>
          <table:table-cell office:value-type="float" office:value="2.72991" calcext:value-type="float">
            <text:p>2.72991</text:p>
          </table:table-cell>
        </table:table-row>
        <table:table-row table:style-name="ro1">
          <table:table-cell office:value-type="float" office:value="14.9687" calcext:value-type="float">
            <text:p>14.9687</text:p>
          </table:table-cell>
          <table:table-cell office:value-type="float" office:value="1.72603" calcext:value-type="float">
            <text:p>1.72603</text:p>
          </table:table-cell>
          <table:table-cell office:value-type="float" office:value="14.9687" calcext:value-type="float">
            <text:p>14.9687</text:p>
          </table:table-cell>
          <table:table-cell office:value-type="float" office:value="2.7539" calcext:value-type="float">
            <text:p>2.7539</text:p>
          </table:table-cell>
        </table:table-row>
        <table:table-row table:style-name="ro1">
          <table:table-cell office:value-type="float" office:value="14.9985" calcext:value-type="float">
            <text:p>14.9985</text:p>
          </table:table-cell>
          <table:table-cell office:value-type="float" office:value="1.86607" calcext:value-type="float">
            <text:p>1.86607</text:p>
          </table:table-cell>
          <table:table-cell office:value-type="float" office:value="14.9985" calcext:value-type="float">
            <text:p>14.9985</text:p>
          </table:table-cell>
          <table:table-cell office:value-type="float" office:value="2.73829" calcext:value-type="float">
            <text:p>2.73829</text:p>
          </table:table-cell>
        </table:table-row>
        <table:table-row table:style-name="ro1">
          <table:table-cell office:value-type="float" office:value="15.0282" calcext:value-type="float">
            <text:p>15.0282</text:p>
          </table:table-cell>
          <table:table-cell office:value-type="float" office:value="1.84858" calcext:value-type="float">
            <text:p>1.84858</text:p>
          </table:table-cell>
          <table:table-cell office:value-type="float" office:value="15.0282" calcext:value-type="float">
            <text:p>15.0282</text:p>
          </table:table-cell>
          <table:table-cell office:value-type="float" office:value="2.739" calcext:value-type="float">
            <text:p>2.739</text:p>
          </table:table-cell>
        </table:table-row>
        <table:table-row table:style-name="ro1">
          <table:table-cell office:value-type="float" office:value="15.058" calcext:value-type="float">
            <text:p>15.058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15.058" calcext:value-type="float">
            <text:p>15.058</text:p>
          </table:table-cell>
          <table:table-cell office:value-type="float" office:value="2.74131" calcext:value-type="float">
            <text:p>2.74131</text:p>
          </table:table-cell>
        </table:table-row>
        <table:table-row table:style-name="ro1">
          <table:table-cell office:value-type="float" office:value="15.0878" calcext:value-type="float">
            <text:p>15.0878</text:p>
          </table:table-cell>
          <table:table-cell office:value-type="float" office:value="1.88132" calcext:value-type="float">
            <text:p>1.88132</text:p>
          </table:table-cell>
          <table:table-cell office:value-type="float" office:value="15.0878" calcext:value-type="float">
            <text:p>15.0878</text:p>
          </table:table-cell>
          <table:table-cell office:value-type="float" office:value="2.73933" calcext:value-type="float">
            <text:p>2.73933</text:p>
          </table:table-cell>
        </table:table-row>
        <table:table-row table:style-name="ro1">
          <table:table-cell office:value-type="float" office:value="15.1176" calcext:value-type="float">
            <text:p>15.1176</text:p>
          </table:table-cell>
          <table:table-cell office:value-type="float" office:value="1.87363" calcext:value-type="float">
            <text:p>1.87363</text:p>
          </table:table-cell>
          <table:table-cell office:value-type="float" office:value="15.1176" calcext:value-type="float">
            <text:p>15.1176</text:p>
          </table:table-cell>
          <table:table-cell office:value-type="float" office:value="2.71316" calcext:value-type="float">
            <text:p>2.71316</text:p>
          </table:table-cell>
        </table:table-row>
        <table:table-row table:style-name="ro1">
          <table:table-cell office:value-type="float" office:value="15.1474" calcext:value-type="float">
            <text:p>15.1474</text:p>
          </table:table-cell>
          <table:table-cell office:value-type="float" office:value="1.94307" calcext:value-type="float">
            <text:p>1.94307</text:p>
          </table:table-cell>
          <table:table-cell office:value-type="float" office:value="15.1474" calcext:value-type="float">
            <text:p>15.1474</text:p>
          </table:table-cell>
          <table:table-cell office:value-type="float" office:value="2.72701" calcext:value-type="float">
            <text:p>2.72701</text:p>
          </table:table-cell>
        </table:table-row>
        <table:table-row table:style-name="ro1">
          <table:table-cell office:value-type="float" office:value="15.1772" calcext:value-type="float">
            <text:p>15.1772</text:p>
          </table:table-cell>
          <table:table-cell office:value-type="float" office:value="1.90356" calcext:value-type="float">
            <text:p>1.90356</text:p>
          </table:table-cell>
          <table:table-cell office:value-type="float" office:value="15.1772" calcext:value-type="float">
            <text:p>15.1772</text:p>
          </table:table-cell>
          <table:table-cell office:value-type="float" office:value="2.71916" calcext:value-type="float">
            <text:p>2.71916</text:p>
          </table:table-cell>
        </table:table-row>
        <table:table-row table:style-name="ro1">
          <table:table-cell office:value-type="float" office:value="15.2069" calcext:value-type="float">
            <text:p>15.2069</text:p>
          </table:table-cell>
          <table:table-cell office:value-type="float" office:value="1.92526" calcext:value-type="float">
            <text:p>1.92526</text:p>
          </table:table-cell>
          <table:table-cell office:value-type="float" office:value="15.2069" calcext:value-type="float">
            <text:p>15.2069</text:p>
          </table:table-cell>
          <table:table-cell office:value-type="float" office:value="2.71781" calcext:value-type="float">
            <text:p>2.71781</text:p>
          </table:table-cell>
        </table:table-row>
        <table:table-row table:style-name="ro1">
          <table:table-cell office:value-type="float" office:value="15.2367" calcext:value-type="float">
            <text:p>15.2367</text:p>
          </table:table-cell>
          <table:table-cell office:value-type="float" office:value="1.96931" calcext:value-type="float">
            <text:p>1.96931</text:p>
          </table:table-cell>
          <table:table-cell office:value-type="float" office:value="15.2367" calcext:value-type="float">
            <text:p>15.2367</text:p>
          </table:table-cell>
          <table:table-cell office:value-type="float" office:value="2.69705" calcext:value-type="float">
            <text:p>2.69705</text:p>
          </table:table-cell>
        </table:table-row>
        <table:table-row table:style-name="ro1">
          <table:table-cell office:value-type="float" office:value="15.2665" calcext:value-type="float">
            <text:p>15.2665</text:p>
          </table:table-cell>
          <table:table-cell office:value-type="float" office:value="1.97499" calcext:value-type="float">
            <text:p>1.97499</text:p>
          </table:table-cell>
          <table:table-cell office:value-type="float" office:value="15.2665" calcext:value-type="float">
            <text:p>15.2665</text:p>
          </table:table-cell>
          <table:table-cell office:value-type="float" office:value="2.68096" calcext:value-type="float">
            <text:p>2.68096</text:p>
          </table:table-cell>
        </table:table-row>
        <table:table-row table:style-name="ro1">
          <table:table-cell office:value-type="float" office:value="15.2963" calcext:value-type="float">
            <text:p>15.2963</text:p>
          </table:table-cell>
          <table:table-cell office:value-type="float" office:value="1.99762" calcext:value-type="float">
            <text:p>1.99762</text:p>
          </table:table-cell>
          <table:table-cell office:value-type="float" office:value="15.2963" calcext:value-type="float">
            <text:p>15.2963</text:p>
          </table:table-cell>
          <table:table-cell office:value-type="float" office:value="2.68586" calcext:value-type="float">
            <text:p>2.68586</text:p>
          </table:table-cell>
        </table:table-row>
        <table:table-row table:style-name="ro1">
          <table:table-cell office:value-type="float" office:value="15.3261" calcext:value-type="float">
            <text:p>15.3261</text:p>
          </table:table-cell>
          <table:table-cell office:value-type="float" office:value="1.98509" calcext:value-type="float">
            <text:p>1.98509</text:p>
          </table:table-cell>
          <table:table-cell office:value-type="float" office:value="15.3261" calcext:value-type="float">
            <text:p>15.3261</text:p>
          </table:table-cell>
          <table:table-cell office:value-type="float" office:value="2.66918" calcext:value-type="float">
            <text:p>2.66918</text:p>
          </table:table-cell>
        </table:table-row>
        <table:table-row table:style-name="ro1">
          <table:table-cell office:value-type="float" office:value="15.3559" calcext:value-type="float">
            <text:p>15.3559</text:p>
          </table:table-cell>
          <table:table-cell office:value-type="float" office:value="2.02242" calcext:value-type="float">
            <text:p>2.02242</text:p>
          </table:table-cell>
          <table:table-cell office:value-type="float" office:value="15.3559" calcext:value-type="float">
            <text:p>15.3559</text:p>
          </table:table-cell>
          <table:table-cell office:value-type="float" office:value="2.68026" calcext:value-type="float">
            <text:p>2.68026</text:p>
          </table:table-cell>
        </table:table-row>
        <table:table-row table:style-name="ro1">
          <table:table-cell office:value-type="float" office:value="15.3856" calcext:value-type="float">
            <text:p>15.3856</text:p>
          </table:table-cell>
          <table:table-cell office:value-type="float" office:value="2.07974" calcext:value-type="float">
            <text:p>2.07974</text:p>
          </table:table-cell>
          <table:table-cell office:value-type="float" office:value="15.3856" calcext:value-type="float">
            <text:p>15.3856</text:p>
          </table:table-cell>
          <table:table-cell office:value-type="float" office:value="2.66935" calcext:value-type="float">
            <text:p>2.66935</text:p>
          </table:table-cell>
        </table:table-row>
        <table:table-row table:style-name="ro1">
          <table:table-cell office:value-type="float" office:value="15.4154" calcext:value-type="float">
            <text:p>15.4154</text:p>
          </table:table-cell>
          <table:table-cell office:value-type="float" office:value="2.07808" calcext:value-type="float">
            <text:p>2.07808</text:p>
          </table:table-cell>
          <table:table-cell office:value-type="float" office:value="15.4154" calcext:value-type="float">
            <text:p>15.4154</text:p>
          </table:table-cell>
          <table:table-cell office:value-type="float" office:value="2.66798" calcext:value-type="float">
            <text:p>2.66798</text:p>
          </table:table-cell>
        </table:table-row>
        <table:table-row table:style-name="ro1">
          <table:table-cell office:value-type="float" office:value="15.4452" calcext:value-type="float">
            <text:p>15.4452</text:p>
          </table:table-cell>
          <table:table-cell office:value-type="float" office:value="2.06794" calcext:value-type="float">
            <text:p>2.06794</text:p>
          </table:table-cell>
          <table:table-cell office:value-type="float" office:value="15.4452" calcext:value-type="float">
            <text:p>15.4452</text:p>
          </table:table-cell>
          <table:table-cell office:value-type="float" office:value="2.65322" calcext:value-type="float">
            <text:p>2.65322</text:p>
          </table:table-cell>
        </table:table-row>
        <table:table-row table:style-name="ro1">
          <table:table-cell office:value-type="float" office:value="15.475" calcext:value-type="float">
            <text:p>15.475</text:p>
          </table:table-cell>
          <table:table-cell office:value-type="float" office:value="2.12143" calcext:value-type="float">
            <text:p>2.12143</text:p>
          </table:table-cell>
          <table:table-cell office:value-type="float" office:value="15.475" calcext:value-type="float">
            <text:p>15.475</text:p>
          </table:table-cell>
          <table:table-cell office:value-type="float" office:value="2.63493" calcext:value-type="float">
            <text:p>2.63493</text:p>
          </table:table-cell>
        </table:table-row>
        <table:table-row table:style-name="ro1">
          <table:table-cell office:value-type="float" office:value="15.5048" calcext:value-type="float">
            <text:p>15.5048</text:p>
          </table:table-cell>
          <table:table-cell office:value-type="float" office:value="2.12217" calcext:value-type="float">
            <text:p>2.12217</text:p>
          </table:table-cell>
          <table:table-cell office:value-type="float" office:value="15.5048" calcext:value-type="float">
            <text:p>15.5048</text:p>
          </table:table-cell>
          <table:table-cell office:value-type="float" office:value="2.63134" calcext:value-type="float">
            <text:p>2.63134</text:p>
          </table:table-cell>
        </table:table-row>
        <table:table-row table:style-name="ro1">
          <table:table-cell office:value-type="float" office:value="15.5346" calcext:value-type="float">
            <text:p>15.5346</text:p>
          </table:table-cell>
          <table:table-cell office:value-type="float" office:value="2.17781" calcext:value-type="float">
            <text:p>2.17781</text:p>
          </table:table-cell>
          <table:table-cell office:value-type="float" office:value="15.5346" calcext:value-type="float">
            <text:p>15.5346</text:p>
          </table:table-cell>
          <table:table-cell office:value-type="float" office:value="2.62374" calcext:value-type="float">
            <text:p>2.62374</text:p>
          </table:table-cell>
        </table:table-row>
        <table:table-row table:style-name="ro1">
          <table:table-cell office:value-type="float" office:value="15.5643" calcext:value-type="float">
            <text:p>15.5643</text:p>
          </table:table-cell>
          <table:table-cell office:value-type="float" office:value="2.19029" calcext:value-type="float">
            <text:p>2.19029</text:p>
          </table:table-cell>
          <table:table-cell office:value-type="float" office:value="15.5643" calcext:value-type="float">
            <text:p>15.5643</text:p>
          </table:table-cell>
          <table:table-cell office:value-type="float" office:value="2.61404" calcext:value-type="float">
            <text:p>2.61404</text:p>
          </table:table-cell>
        </table:table-row>
        <table:table-row table:style-name="ro1">
          <table:table-cell office:value-type="float" office:value="15.5941" calcext:value-type="float">
            <text:p>15.5941</text:p>
          </table:table-cell>
          <table:table-cell office:value-type="float" office:value="2.20945" calcext:value-type="float">
            <text:p>2.20945</text:p>
          </table:table-cell>
          <table:table-cell office:value-type="float" office:value="15.5941" calcext:value-type="float">
            <text:p>15.5941</text:p>
          </table:table-cell>
          <table:table-cell office:value-type="float" office:value="2.61081" calcext:value-type="float">
            <text:p>2.61081</text:p>
          </table:table-cell>
        </table:table-row>
        <table:table-row table:style-name="ro1">
          <table:table-cell office:value-type="float" office:value="15.6239" calcext:value-type="float">
            <text:p>15.6239</text:p>
          </table:table-cell>
          <table:table-cell office:value-type="float" office:value="2.2129" calcext:value-type="float">
            <text:p>2.2129</text:p>
          </table:table-cell>
          <table:table-cell office:value-type="float" office:value="15.6239" calcext:value-type="float">
            <text:p>15.6239</text:p>
          </table:table-cell>
          <table:table-cell office:value-type="float" office:value="2.59389" calcext:value-type="float">
            <text:p>2.59389</text:p>
          </table:table-cell>
        </table:table-row>
        <table:table-row table:style-name="ro1">
          <table:table-cell office:value-type="float" office:value="15.6537" calcext:value-type="float">
            <text:p>15.6537</text:p>
          </table:table-cell>
          <table:table-cell office:value-type="float" office:value="2.24507" calcext:value-type="float">
            <text:p>2.24507</text:p>
          </table:table-cell>
          <table:table-cell office:value-type="float" office:value="15.6537" calcext:value-type="float">
            <text:p>15.6537</text:p>
          </table:table-cell>
          <table:table-cell office:value-type="float" office:value="2.58069" calcext:value-type="float">
            <text:p>2.58069</text:p>
          </table:table-cell>
        </table:table-row>
        <table:table-row table:style-name="ro1">
          <table:table-cell office:value-type="float" office:value="15.6835" calcext:value-type="float">
            <text:p>15.6835</text:p>
          </table:table-cell>
          <table:table-cell office:value-type="float" office:value="2.24112" calcext:value-type="float">
            <text:p>2.24112</text:p>
          </table:table-cell>
          <table:table-cell office:value-type="float" office:value="15.6835" calcext:value-type="float">
            <text:p>15.6835</text:p>
          </table:table-cell>
          <table:table-cell office:value-type="float" office:value="2.55661" calcext:value-type="float">
            <text:p>2.55661</text:p>
          </table:table-cell>
        </table:table-row>
        <table:table-row table:style-name="ro1">
          <table:table-cell office:value-type="float" office:value="15.7132" calcext:value-type="float">
            <text:p>15.7132</text:p>
          </table:table-cell>
          <table:table-cell office:value-type="float" office:value="2.28141" calcext:value-type="float">
            <text:p>2.28141</text:p>
          </table:table-cell>
          <table:table-cell office:value-type="float" office:value="15.7132" calcext:value-type="float">
            <text:p>15.7132</text:p>
          </table:table-cell>
          <table:table-cell office:value-type="float" office:value="2.54859" calcext:value-type="float">
            <text:p>2.54859</text:p>
          </table:table-cell>
        </table:table-row>
        <table:table-row table:style-name="ro1">
          <table:table-cell office:value-type="float" office:value="15.743" calcext:value-type="float">
            <text:p>15.743</text:p>
          </table:table-cell>
          <table:table-cell office:value-type="float" office:value="2.29505" calcext:value-type="float">
            <text:p>2.29505</text:p>
          </table:table-cell>
          <table:table-cell office:value-type="float" office:value="15.743" calcext:value-type="float">
            <text:p>15.743</text:p>
          </table:table-cell>
          <table:table-cell office:value-type="float" office:value="2.53753" calcext:value-type="float">
            <text:p>2.53753</text:p>
          </table:table-cell>
        </table:table-row>
        <table:table-row table:style-name="ro1">
          <table:table-cell office:value-type="float" office:value="15.7728" calcext:value-type="float">
            <text:p>15.7728</text:p>
          </table:table-cell>
          <table:table-cell office:value-type="float" office:value="2.28771" calcext:value-type="float">
            <text:p>2.28771</text:p>
          </table:table-cell>
          <table:table-cell office:value-type="float" office:value="15.7728" calcext:value-type="float">
            <text:p>15.7728</text:p>
          </table:table-cell>
          <table:table-cell office:value-type="float" office:value="2.53049" calcext:value-type="float">
            <text:p>2.53049</text:p>
          </table:table-cell>
        </table:table-row>
        <table:table-row table:style-name="ro1">
          <table:table-cell office:value-type="float" office:value="15.8026" calcext:value-type="float">
            <text:p>15.8026</text:p>
          </table:table-cell>
          <table:table-cell office:value-type="float" office:value="2.32655" calcext:value-type="float">
            <text:p>2.32655</text:p>
          </table:table-cell>
          <table:table-cell office:value-type="float" office:value="15.8026" calcext:value-type="float">
            <text:p>15.8026</text:p>
          </table:table-cell>
          <table:table-cell office:value-type="float" office:value="2.51332" calcext:value-type="float">
            <text:p>2.51332</text:p>
          </table:table-cell>
        </table:table-row>
        <table:table-row table:style-name="ro1">
          <table:table-cell office:value-type="float" office:value="15.8324" calcext:value-type="float">
            <text:p>15.8324</text:p>
          </table:table-cell>
          <table:table-cell office:value-type="float" office:value="2.32031" calcext:value-type="float">
            <text:p>2.32031</text:p>
          </table:table-cell>
          <table:table-cell office:value-type="float" office:value="15.8324" calcext:value-type="float">
            <text:p>15.8324</text:p>
          </table:table-cell>
          <table:table-cell office:value-type="float" office:value="2.4889" calcext:value-type="float">
            <text:p>2.4889</text:p>
          </table:table-cell>
        </table:table-row>
        <table:table-row table:style-name="ro1">
          <table:table-cell office:value-type="float" office:value="15.8622" calcext:value-type="float">
            <text:p>15.8622</text:p>
          </table:table-cell>
          <table:table-cell office:value-type="float" office:value="2.35218" calcext:value-type="float">
            <text:p>2.35218</text:p>
          </table:table-cell>
          <table:table-cell office:value-type="float" office:value="15.8622" calcext:value-type="float">
            <text:p>15.8622</text:p>
          </table:table-cell>
          <table:table-cell office:value-type="float" office:value="2.45998" calcext:value-type="float">
            <text:p>2.45998</text:p>
          </table:table-cell>
        </table:table-row>
        <table:table-row table:style-name="ro1">
          <table:table-cell office:value-type="float" office:value="15.8919" calcext:value-type="float">
            <text:p>15.8919</text:p>
          </table:table-cell>
          <table:table-cell office:value-type="float" office:value="2.36292" calcext:value-type="float">
            <text:p>2.36292</text:p>
          </table:table-cell>
          <table:table-cell office:value-type="float" office:value="15.8919" calcext:value-type="float">
            <text:p>15.8919</text:p>
          </table:table-cell>
          <table:table-cell office:value-type="float" office:value="2.46631" calcext:value-type="float">
            <text:p>2.46631</text:p>
          </table:table-cell>
        </table:table-row>
        <table:table-row table:style-name="ro1">
          <table:table-cell office:value-type="float" office:value="15.9217" calcext:value-type="float">
            <text:p>15.9217</text:p>
          </table:table-cell>
          <table:table-cell office:value-type="float" office:value="2.38725" calcext:value-type="float">
            <text:p>2.38725</text:p>
          </table:table-cell>
          <table:table-cell office:value-type="float" office:value="15.9217" calcext:value-type="float">
            <text:p>15.9217</text:p>
          </table:table-cell>
          <table:table-cell office:value-type="float" office:value="2.46893" calcext:value-type="float">
            <text:p>2.46893</text:p>
          </table:table-cell>
        </table:table-row>
        <table:table-row table:style-name="ro1">
          <table:table-cell office:value-type="float" office:value="15.9515" calcext:value-type="float">
            <text:p>15.9515</text:p>
          </table:table-cell>
          <table:table-cell office:value-type="float" office:value="2.3782" calcext:value-type="float">
            <text:p>2.3782</text:p>
          </table:table-cell>
          <table:table-cell office:value-type="float" office:value="15.9515" calcext:value-type="float">
            <text:p>15.9515</text:p>
          </table:table-cell>
          <table:table-cell office:value-type="float" office:value="2.45246" calcext:value-type="float">
            <text:p>2.45246</text:p>
          </table:table-cell>
        </table:table-row>
        <table:table-row table:style-name="ro1">
          <table:table-cell office:value-type="float" office:value="15.9813" calcext:value-type="float">
            <text:p>15.9813</text:p>
          </table:table-cell>
          <table:table-cell office:value-type="float" office:value="2.40877" calcext:value-type="float">
            <text:p>2.40877</text:p>
          </table:table-cell>
          <table:table-cell office:value-type="float" office:value="15.9813" calcext:value-type="float">
            <text:p>15.9813</text:p>
          </table:table-cell>
          <table:table-cell office:value-type="float" office:value="2.45587" calcext:value-type="float">
            <text:p>2.45587</text:p>
          </table:table-cell>
        </table:table-row>
        <table:table-row table:style-name="ro1">
          <table:table-cell office:value-type="float" office:value="16.0111" calcext:value-type="float">
            <text:p>16.0111</text:p>
          </table:table-cell>
          <table:table-cell office:value-type="float" office:value="2.42921" calcext:value-type="float">
            <text:p>2.42921</text:p>
          </table:table-cell>
          <table:table-cell office:value-type="float" office:value="16.0111" calcext:value-type="float">
            <text:p>16.0111</text:p>
          </table:table-cell>
          <table:table-cell office:value-type="float" office:value="2.44811" calcext:value-type="float">
            <text:p>2.44811</text:p>
          </table:table-cell>
        </table:table-row>
        <table:table-row table:style-name="ro1">
          <table:table-cell office:value-type="float" office:value="16.0409" calcext:value-type="float">
            <text:p>16.0409</text:p>
          </table:table-cell>
          <table:table-cell office:value-type="float" office:value="2.449" calcext:value-type="float">
            <text:p>2.449</text:p>
          </table:table-cell>
          <table:table-cell office:value-type="float" office:value="16.0409" calcext:value-type="float">
            <text:p>16.0409</text:p>
          </table:table-cell>
          <table:table-cell office:value-type="float" office:value="2.42106" calcext:value-type="float">
            <text:p>2.42106</text:p>
          </table:table-cell>
        </table:table-row>
        <table:table-row table:style-name="ro1">
          <table:table-cell office:value-type="float" office:value="16.0706" calcext:value-type="float">
            <text:p>16.0706</text:p>
          </table:table-cell>
          <table:table-cell office:value-type="float" office:value="2.45398" calcext:value-type="float">
            <text:p>2.45398</text:p>
          </table:table-cell>
          <table:table-cell office:value-type="float" office:value="16.0706" calcext:value-type="float">
            <text:p>16.0706</text:p>
          </table:table-cell>
          <table:table-cell office:value-type="float" office:value="2.41933" calcext:value-type="float">
            <text:p>2.41933</text:p>
          </table:table-cell>
        </table:table-row>
        <table:table-row table:style-name="ro1">
          <table:table-cell office:value-type="float" office:value="16.1004" calcext:value-type="float">
            <text:p>16.1004</text:p>
          </table:table-cell>
          <table:table-cell office:value-type="float" office:value="2.46835" calcext:value-type="float">
            <text:p>2.46835</text:p>
          </table:table-cell>
          <table:table-cell office:value-type="float" office:value="16.1004" calcext:value-type="float">
            <text:p>16.1004</text:p>
          </table:table-cell>
          <table:table-cell office:value-type="float" office:value="2.38152" calcext:value-type="float">
            <text:p>2.38152</text:p>
          </table:table-cell>
        </table:table-row>
        <table:table-row table:style-name="ro1">
          <table:table-cell office:value-type="float" office:value="16.1302" calcext:value-type="float">
            <text:p>16.1302</text:p>
          </table:table-cell>
          <table:table-cell office:value-type="float" office:value="2.4852" calcext:value-type="float">
            <text:p>2.4852</text:p>
          </table:table-cell>
          <table:table-cell office:value-type="float" office:value="16.1302" calcext:value-type="float">
            <text:p>16.1302</text:p>
          </table:table-cell>
          <table:table-cell office:value-type="float" office:value="2.37855" calcext:value-type="float">
            <text:p>2.37855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2.5171" calcext:value-type="float">
            <text:p>2.5171</text:p>
          </table:table-cell>
          <table:table-cell office:value-type="float" office:value="16.16" calcext:value-type="float">
            <text:p>16.16</text:p>
          </table:table-cell>
          <table:table-cell office:value-type="float" office:value="2.35301" calcext:value-type="float">
            <text:p>2.35301</text:p>
          </table:table-cell>
        </table:table-row>
        <table:table-row table:style-name="ro1">
          <table:table-cell office:value-type="float" office:value="16.1898" calcext:value-type="float">
            <text:p>16.1898</text:p>
          </table:table-cell>
          <table:table-cell office:value-type="float" office:value="2.53342" calcext:value-type="float">
            <text:p>2.53342</text:p>
          </table:table-cell>
          <table:table-cell office:value-type="float" office:value="16.1898" calcext:value-type="float">
            <text:p>16.1898</text:p>
          </table:table-cell>
          <table:table-cell office:value-type="float" office:value="2.36882" calcext:value-type="float">
            <text:p>2.36882</text:p>
          </table:table-cell>
        </table:table-row>
        <table:table-row table:style-name="ro1">
          <table:table-cell office:value-type="float" office:value="16.2195" calcext:value-type="float">
            <text:p>16.2195</text:p>
          </table:table-cell>
          <table:table-cell office:value-type="float" office:value="2.54981" calcext:value-type="float">
            <text:p>2.54981</text:p>
          </table:table-cell>
          <table:table-cell office:value-type="float" office:value="16.2195" calcext:value-type="float">
            <text:p>16.2195</text:p>
          </table:table-cell>
          <table:table-cell office:value-type="float" office:value="2.33764" calcext:value-type="float">
            <text:p>2.33764</text:p>
          </table:table-cell>
        </table:table-row>
        <table:table-row table:style-name="ro1">
          <table:table-cell office:value-type="float" office:value="16.2493" calcext:value-type="float">
            <text:p>16.2493</text:p>
          </table:table-cell>
          <table:table-cell office:value-type="float" office:value="2.54569" calcext:value-type="float">
            <text:p>2.54569</text:p>
          </table:table-cell>
          <table:table-cell office:value-type="float" office:value="16.2493" calcext:value-type="float">
            <text:p>16.2493</text:p>
          </table:table-cell>
          <table:table-cell office:value-type="float" office:value="2.32763" calcext:value-type="float">
            <text:p>2.32763</text:p>
          </table:table-cell>
        </table:table-row>
        <table:table-row table:style-name="ro1">
          <table:table-cell office:value-type="float" office:value="16.2791" calcext:value-type="float">
            <text:p>16.2791</text:p>
          </table:table-cell>
          <table:table-cell office:value-type="float" office:value="2.58317" calcext:value-type="float">
            <text:p>2.58317</text:p>
          </table:table-cell>
          <table:table-cell office:value-type="float" office:value="16.2791" calcext:value-type="float">
            <text:p>16.2791</text:p>
          </table:table-cell>
          <table:table-cell office:value-type="float" office:value="2.30175" calcext:value-type="float">
            <text:p>2.30175</text:p>
          </table:table-cell>
        </table:table-row>
        <table:table-row table:style-name="ro1">
          <table:table-cell office:value-type="float" office:value="16.3089" calcext:value-type="float">
            <text:p>16.3089</text:p>
          </table:table-cell>
          <table:table-cell office:value-type="float" office:value="2.56489" calcext:value-type="float">
            <text:p>2.56489</text:p>
          </table:table-cell>
          <table:table-cell office:value-type="float" office:value="16.3089" calcext:value-type="float">
            <text:p>16.3089</text:p>
          </table:table-cell>
          <table:table-cell office:value-type="float" office:value="2.29989" calcext:value-type="float">
            <text:p>2.29989</text:p>
          </table:table-cell>
        </table:table-row>
        <table:table-row table:style-name="ro1">
          <table:table-cell office:value-type="float" office:value="16.3387" calcext:value-type="float">
            <text:p>16.3387</text:p>
          </table:table-cell>
          <table:table-cell office:value-type="float" office:value="2.58046" calcext:value-type="float">
            <text:p>2.58046</text:p>
          </table:table-cell>
          <table:table-cell office:value-type="float" office:value="16.3387" calcext:value-type="float">
            <text:p>16.3387</text:p>
          </table:table-cell>
          <table:table-cell office:value-type="float" office:value="2.28288" calcext:value-type="float">
            <text:p>2.28288</text:p>
          </table:table-cell>
        </table:table-row>
        <table:table-row table:style-name="ro1">
          <table:table-cell office:value-type="float" office:value="16.3685" calcext:value-type="float">
            <text:p>16.3685</text:p>
          </table:table-cell>
          <table:table-cell office:value-type="float" office:value="2.58073" calcext:value-type="float">
            <text:p>2.58073</text:p>
          </table:table-cell>
          <table:table-cell office:value-type="float" office:value="16.3685" calcext:value-type="float">
            <text:p>16.3685</text:p>
          </table:table-cell>
          <table:table-cell office:value-type="float" office:value="2.28019" calcext:value-type="float">
            <text:p>2.28019</text:p>
          </table:table-cell>
        </table:table-row>
        <table:table-row table:style-name="ro1">
          <table:table-cell office:value-type="float" office:value="16.3982" calcext:value-type="float">
            <text:p>16.3982</text:p>
          </table:table-cell>
          <table:table-cell office:value-type="float" office:value="2.60071" calcext:value-type="float">
            <text:p>2.60071</text:p>
          </table:table-cell>
          <table:table-cell office:value-type="float" office:value="16.3982" calcext:value-type="float">
            <text:p>16.3982</text:p>
          </table:table-cell>
          <table:table-cell office:value-type="float" office:value="2.24001" calcext:value-type="float">
            <text:p>2.24001</text:p>
          </table:table-cell>
        </table:table-row>
        <table:table-row table:style-name="ro1">
          <table:table-cell office:value-type="float" office:value="16.428" calcext:value-type="float">
            <text:p>16.428</text:p>
          </table:table-cell>
          <table:table-cell office:value-type="float" office:value="2.60196" calcext:value-type="float">
            <text:p>2.60196</text:p>
          </table:table-cell>
          <table:table-cell office:value-type="float" office:value="16.428" calcext:value-type="float">
            <text:p>16.428</text:p>
          </table:table-cell>
          <table:table-cell office:value-type="float" office:value="2.2419" calcext:value-type="float">
            <text:p>2.2419</text:p>
          </table:table-cell>
        </table:table-row>
        <table:table-row table:style-name="ro1">
          <table:table-cell office:value-type="float" office:value="16.4578" calcext:value-type="float">
            <text:p>16.4578</text:p>
          </table:table-cell>
          <table:table-cell office:value-type="float" office:value="2.62106" calcext:value-type="float">
            <text:p>2.62106</text:p>
          </table:table-cell>
          <table:table-cell office:value-type="float" office:value="16.4578" calcext:value-type="float">
            <text:p>16.4578</text:p>
          </table:table-cell>
          <table:table-cell office:value-type="float" office:value="2.23088" calcext:value-type="float">
            <text:p>2.23088</text:p>
          </table:table-cell>
        </table:table-row>
        <table:table-row table:style-name="ro1">
          <table:table-cell office:value-type="float" office:value="16.4876" calcext:value-type="float">
            <text:p>16.4876</text:p>
          </table:table-cell>
          <table:table-cell office:value-type="float" office:value="2.63516" calcext:value-type="float">
            <text:p>2.63516</text:p>
          </table:table-cell>
          <table:table-cell office:value-type="float" office:value="16.4876" calcext:value-type="float">
            <text:p>16.4876</text:p>
          </table:table-cell>
          <table:table-cell office:value-type="float" office:value="2.2129" calcext:value-type="float">
            <text:p>2.2129</text:p>
          </table:table-cell>
        </table:table-row>
        <table:table-row table:style-name="ro1">
          <table:table-cell office:value-type="float" office:value="16.5174" calcext:value-type="float">
            <text:p>16.5174</text:p>
          </table:table-cell>
          <table:table-cell office:value-type="float" office:value="2.6362" calcext:value-type="float">
            <text:p>2.6362</text:p>
          </table:table-cell>
          <table:table-cell office:value-type="float" office:value="16.5174" calcext:value-type="float">
            <text:p>16.5174</text:p>
          </table:table-cell>
          <table:table-cell office:value-type="float" office:value="2.16457" calcext:value-type="float">
            <text:p>2.16457</text:p>
          </table:table-cell>
        </table:table-row>
        <table:table-row table:style-name="ro1">
          <table:table-cell office:value-type="float" office:value="16.5472" calcext:value-type="float">
            <text:p>16.5472</text:p>
          </table:table-cell>
          <table:table-cell office:value-type="float" office:value="2.64404" calcext:value-type="float">
            <text:p>2.64404</text:p>
          </table:table-cell>
          <table:table-cell office:value-type="float" office:value="16.5472" calcext:value-type="float">
            <text:p>16.5472</text:p>
          </table:table-cell>
          <table:table-cell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16.5769" calcext:value-type="float">
            <text:p>16.5769</text:p>
          </table:table-cell>
          <table:table-cell office:value-type="float" office:value="2.65178" calcext:value-type="float">
            <text:p>2.65178</text:p>
          </table:table-cell>
          <table:table-cell office:value-type="float" office:value="16.5769" calcext:value-type="float">
            <text:p>16.5769</text:p>
          </table:table-cell>
          <table:table-cell office:value-type="float" office:value="2.17957" calcext:value-type="float">
            <text:p>2.17957</text:p>
          </table:table-cell>
        </table:table-row>
        <table:table-row table:style-name="ro1">
          <table:table-cell office:value-type="float" office:value="16.6067" calcext:value-type="float">
            <text:p>16.6067</text:p>
          </table:table-cell>
          <table:table-cell office:value-type="float" office:value="2.66584" calcext:value-type="float">
            <text:p>2.66584</text:p>
          </table:table-cell>
          <table:table-cell office:value-type="float" office:value="16.6067" calcext:value-type="float">
            <text:p>16.6067</text:p>
          </table:table-cell>
          <table:table-cell office:value-type="float" office:value="2.14655" calcext:value-type="float">
            <text:p>2.14655</text:p>
          </table:table-cell>
        </table:table-row>
        <table:table-row table:style-name="ro1">
          <table:table-cell office:value-type="float" office:value="16.6365" calcext:value-type="float">
            <text:p>16.6365</text:p>
          </table:table-cell>
          <table:table-cell office:value-type="float" office:value="2.6679" calcext:value-type="float">
            <text:p>2.6679</text:p>
          </table:table-cell>
          <table:table-cell office:value-type="float" office:value="16.6365" calcext:value-type="float">
            <text:p>16.6365</text:p>
          </table:table-cell>
          <table:table-cell office:value-type="float" office:value="2.14654" calcext:value-type="float">
            <text:p>2.14654</text:p>
          </table:table-cell>
        </table:table-row>
        <table:table-row table:style-name="ro1">
          <table:table-cell office:value-type="float" office:value="16.6663" calcext:value-type="float">
            <text:p>16.6663</text:p>
          </table:table-cell>
          <table:table-cell office:value-type="float" office:value="2.68933" calcext:value-type="float">
            <text:p>2.68933</text:p>
          </table:table-cell>
          <table:table-cell office:value-type="float" office:value="16.6663" calcext:value-type="float">
            <text:p>16.6663</text:p>
          </table:table-cell>
          <table:table-cell office:value-type="float" office:value="2.07849" calcext:value-type="float">
            <text:p>2.07849</text:p>
          </table:table-cell>
        </table:table-row>
        <table:table-row table:style-name="ro1">
          <table:table-cell office:value-type="float" office:value="16.6961" calcext:value-type="float">
            <text:p>16.6961</text:p>
          </table:table-cell>
          <table:table-cell office:value-type="float" office:value="2.68276" calcext:value-type="float">
            <text:p>2.68276</text:p>
          </table:table-cell>
          <table:table-cell office:value-type="float" office:value="16.6961" calcext:value-type="float">
            <text:p>16.6961</text:p>
          </table:table-cell>
          <table:table-cell office:value-type="float" office:value="2.07409" calcext:value-type="float">
            <text:p>2.07409</text:p>
          </table:table-cell>
        </table:table-row>
        <table:table-row table:style-name="ro1">
          <table:table-cell office:value-type="float" office:value="16.7259" calcext:value-type="float">
            <text:p>16.7259</text:p>
          </table:table-cell>
          <table:table-cell office:value-type="float" office:value="2.682" calcext:value-type="float">
            <text:p>2.682</text:p>
          </table:table-cell>
          <table:table-cell office:value-type="float" office:value="16.7259" calcext:value-type="float">
            <text:p>16.7259</text:p>
          </table:table-cell>
          <table:table-cell office:value-type="float" office:value="2.09354" calcext:value-type="float">
            <text:p>2.09354</text:p>
          </table:table-cell>
        </table:table-row>
        <table:table-row table:style-name="ro1">
          <table:table-cell office:value-type="float" office:value="16.7556" calcext:value-type="float">
            <text:p>16.7556</text:p>
          </table:table-cell>
          <table:table-cell office:value-type="float" office:value="2.69766" calcext:value-type="float">
            <text:p>2.69766</text:p>
          </table:table-cell>
          <table:table-cell office:value-type="float" office:value="16.7556" calcext:value-type="float">
            <text:p>16.7556</text:p>
          </table:table-cell>
          <table:table-cell office:value-type="float" office:value="2.09796" calcext:value-type="float">
            <text:p>2.09796</text:p>
          </table:table-cell>
        </table:table-row>
        <table:table-row table:style-name="ro1">
          <table:table-cell office:value-type="float" office:value="16.7854" calcext:value-type="float">
            <text:p>16.7854</text:p>
          </table:table-cell>
          <table:table-cell office:value-type="float" office:value="2.70257" calcext:value-type="float">
            <text:p>2.70257</text:p>
          </table:table-cell>
          <table:table-cell office:value-type="float" office:value="16.7854" calcext:value-type="float">
            <text:p>16.7854</text:p>
          </table:table-cell>
          <table:table-cell office:value-type="float" office:value="2.05213" calcext:value-type="float">
            <text:p>2.05213</text:p>
          </table:table-cell>
        </table:table-row>
        <table:table-row table:style-name="ro1">
          <table:table-cell office:value-type="float" office:value="16.8152" calcext:value-type="float">
            <text:p>16.8152</text:p>
          </table:table-cell>
          <table:table-cell office:value-type="float" office:value="2.70162" calcext:value-type="float">
            <text:p>2.70162</text:p>
          </table:table-cell>
          <table:table-cell office:value-type="float" office:value="16.8152" calcext:value-type="float">
            <text:p>16.8152</text:p>
          </table:table-cell>
          <table:table-cell office:value-type="float" office:value="2.00953" calcext:value-type="float">
            <text:p>2.00953</text:p>
          </table:table-cell>
        </table:table-row>
        <table:table-row table:style-name="ro1">
          <table:table-cell office:value-type="float" office:value="16.845" calcext:value-type="float">
            <text:p>16.845</text:p>
          </table:table-cell>
          <table:table-cell office:value-type="float" office:value="2.70656" calcext:value-type="float">
            <text:p>2.70656</text:p>
          </table:table-cell>
          <table:table-cell office:value-type="float" office:value="16.845" calcext:value-type="float">
            <text:p>16.845</text:p>
          </table:table-cell>
          <table:table-cell office:value-type="float" office:value="1.99173" calcext:value-type="float">
            <text:p>1.99173</text:p>
          </table:table-cell>
        </table:table-row>
        <table:table-row table:style-name="ro1">
          <table:table-cell office:value-type="float" office:value="16.8748" calcext:value-type="float">
            <text:p>16.8748</text:p>
          </table:table-cell>
          <table:table-cell office:value-type="float" office:value="2.72" calcext:value-type="float">
            <text:p>2.72</text:p>
          </table:table-cell>
          <table:table-cell office:value-type="float" office:value="16.8748" calcext:value-type="float">
            <text:p>16.8748</text:p>
          </table:table-cell>
          <table:table-cell office:value-type="float" office:value="1.95851" calcext:value-type="float">
            <text:p>1.95851</text:p>
          </table:table-cell>
        </table:table-row>
        <table:table-row table:style-name="ro1">
          <table:table-cell office:value-type="float" office:value="16.9045" calcext:value-type="float">
            <text:p>16.9045</text:p>
          </table:table-cell>
          <table:table-cell office:value-type="float" office:value="2.72064" calcext:value-type="float">
            <text:p>2.72064</text:p>
          </table:table-cell>
          <table:table-cell office:value-type="float" office:value="16.9045" calcext:value-type="float">
            <text:p>16.9045</text:p>
          </table:table-cell>
          <table:table-cell office:value-type="float" office:value="1.90188" calcext:value-type="float">
            <text:p>1.90188</text:p>
          </table:table-cell>
        </table:table-row>
        <table:table-row table:style-name="ro1">
          <table:table-cell office:value-type="float" office:value="16.9343" calcext:value-type="float">
            <text:p>16.9343</text:p>
          </table:table-cell>
          <table:table-cell office:value-type="float" office:value="2.72722" calcext:value-type="float">
            <text:p>2.72722</text:p>
          </table:table-cell>
          <table:table-cell office:value-type="float" office:value="16.9343" calcext:value-type="float">
            <text:p>16.9343</text:p>
          </table:table-cell>
          <table:table-cell office:value-type="float" office:value="1.9052" calcext:value-type="float">
            <text:p>1.9052</text:p>
          </table:table-cell>
        </table:table-row>
        <table:table-row table:style-name="ro1">
          <table:table-cell office:value-type="float" office:value="16.9641" calcext:value-type="float">
            <text:p>16.9641</text:p>
          </table:table-cell>
          <table:table-cell office:value-type="float" office:value="2.73795" calcext:value-type="float">
            <text:p>2.73795</text:p>
          </table:table-cell>
          <table:table-cell office:value-type="float" office:value="16.9641" calcext:value-type="float">
            <text:p>16.9641</text:p>
          </table:table-cell>
          <table:table-cell office:value-type="float" office:value="1.86784" calcext:value-type="float">
            <text:p>1.86784</text:p>
          </table:table-cell>
        </table:table-row>
        <table:table-row table:style-name="ro1">
          <table:table-cell office:value-type="float" office:value="16.9939" calcext:value-type="float">
            <text:p>16.9939</text:p>
          </table:table-cell>
          <table:table-cell office:value-type="float" office:value="2.74873" calcext:value-type="float">
            <text:p>2.74873</text:p>
          </table:table-cell>
          <table:table-cell office:value-type="float" office:value="16.9939" calcext:value-type="float">
            <text:p>16.9939</text:p>
          </table:table-cell>
          <table:table-cell office:value-type="float" office:value="1.88326" calcext:value-type="float">
            <text:p>1.88326</text:p>
          </table:table-cell>
        </table:table-row>
        <table:table-row table:style-name="ro1">
          <table:table-cell office:value-type="float" office:value="17.0237" calcext:value-type="float">
            <text:p>17.0237</text:p>
          </table:table-cell>
          <table:table-cell office:value-type="float" office:value="2.7415" calcext:value-type="float">
            <text:p>2.7415</text:p>
          </table:table-cell>
          <table:table-cell office:value-type="float" office:value="17.0237" calcext:value-type="float">
            <text:p>17.0237</text:p>
          </table:table-cell>
          <table:table-cell office:value-type="float" office:value="1.84605" calcext:value-type="float">
            <text:p>1.84605</text:p>
          </table:table-cell>
        </table:table-row>
        <table:table-row table:style-name="ro1">
          <table:table-cell office:value-type="float" office:value="17.0535" calcext:value-type="float">
            <text:p>17.0535</text:p>
          </table:table-cell>
          <table:table-cell office:value-type="float" office:value="2.76037" calcext:value-type="float">
            <text:p>2.76037</text:p>
          </table:table-cell>
          <table:table-cell office:value-type="float" office:value="17.0535" calcext:value-type="float">
            <text:p>17.0535</text:p>
          </table:table-cell>
          <table:table-cell office:value-type="float" office:value="1.76839" calcext:value-type="float">
            <text:p>1.76839</text:p>
          </table:table-cell>
        </table:table-row>
        <table:table-row table:style-name="ro1">
          <table:table-cell office:value-type="float" office:value="17.0832" calcext:value-type="float">
            <text:p>17.0832</text:p>
          </table:table-cell>
          <table:table-cell office:value-type="float" office:value="2.77161" calcext:value-type="float">
            <text:p>2.77161</text:p>
          </table:table-cell>
          <table:table-cell office:value-type="float" office:value="17.0832" calcext:value-type="float">
            <text:p>17.0832</text:p>
          </table:table-cell>
          <table:table-cell office:value-type="float" office:value="1.76683" calcext:value-type="float">
            <text:p>1.76683</text:p>
          </table:table-cell>
        </table:table-row>
        <table:table-row table:style-name="ro1">
          <table:table-cell office:value-type="float" office:value="17.113" calcext:value-type="float">
            <text:p>17.113</text:p>
          </table:table-cell>
          <table:table-cell office:value-type="float" office:value="2.75134" calcext:value-type="float">
            <text:p>2.75134</text:p>
          </table:table-cell>
          <table:table-cell office:value-type="float" office:value="17.113" calcext:value-type="float">
            <text:p>17.113</text:p>
          </table:table-cell>
          <table:table-cell office:value-type="float" office:value="1.72999" calcext:value-type="float">
            <text:p>1.72999</text:p>
          </table:table-cell>
        </table:table-row>
        <table:table-row table:style-name="ro1">
          <table:table-cell office:value-type="float" office:value="17.1428" calcext:value-type="float">
            <text:p>17.1428</text:p>
          </table:table-cell>
          <table:table-cell office:value-type="float" office:value="2.7557" calcext:value-type="float">
            <text:p>2.7557</text:p>
          </table:table-cell>
          <table:table-cell office:value-type="float" office:value="17.1428" calcext:value-type="float">
            <text:p>17.1428</text:p>
          </table:table-cell>
          <table:table-cell office:value-type="float" office:value="1.68916" calcext:value-type="float">
            <text:p>1.68916</text:p>
          </table:table-cell>
        </table:table-row>
        <table:table-row table:style-name="ro1">
          <table:table-cell office:value-type="float" office:value="17.1726" calcext:value-type="float">
            <text:p>17.1726</text:p>
          </table:table-cell>
          <table:table-cell office:value-type="float" office:value="2.76378" calcext:value-type="float">
            <text:p>2.76378</text:p>
          </table:table-cell>
          <table:table-cell office:value-type="float" office:value="17.1726" calcext:value-type="float">
            <text:p>17.1726</text:p>
          </table:table-cell>
          <table:table-cell office:value-type="float" office:value="1.63843" calcext:value-type="float">
            <text:p>1.63843</text:p>
          </table:table-cell>
        </table:table-row>
        <table:table-row table:style-name="ro1">
          <table:table-cell office:value-type="float" office:value="17.2024" calcext:value-type="float">
            <text:p>17.2024</text:p>
          </table:table-cell>
          <table:table-cell office:value-type="float" office:value="2.74328" calcext:value-type="float">
            <text:p>2.74328</text:p>
          </table:table-cell>
          <table:table-cell office:value-type="float" office:value="17.2024" calcext:value-type="float">
            <text:p>17.2024</text:p>
          </table:table-cell>
          <table:table-cell office:value-type="float" office:value="1.65275" calcext:value-type="float">
            <text:p>1.65275</text:p>
          </table:table-cell>
        </table:table-row>
        <table:table-row table:style-name="ro1">
          <table:table-cell office:value-type="float" office:value="17.2322" calcext:value-type="float">
            <text:p>17.2322</text:p>
          </table:table-cell>
          <table:table-cell office:value-type="float" office:value="2.7351" calcext:value-type="float">
            <text:p>2.7351</text:p>
          </table:table-cell>
          <table:table-cell office:value-type="float" office:value="17.2322" calcext:value-type="float">
            <text:p>17.2322</text:p>
          </table:table-cell>
          <table:table-cell office:value-type="float" office:value="1.5561" calcext:value-type="float">
            <text:p>1.5561</text:p>
          </table:table-cell>
        </table:table-row>
        <table:table-row table:style-name="ro1">
          <table:table-cell office:value-type="float" office:value="17.2619" calcext:value-type="float">
            <text:p>17.2619</text:p>
          </table:table-cell>
          <table:table-cell office:value-type="float" office:value="2.75018" calcext:value-type="float">
            <text:p>2.75018</text:p>
          </table:table-cell>
          <table:table-cell office:value-type="float" office:value="17.2619" calcext:value-type="float">
            <text:p>17.2619</text:p>
          </table:table-cell>
          <table:table-cell office:value-type="float" office:value="1.60496" calcext:value-type="float">
            <text:p>1.60496</text:p>
          </table:table-cell>
        </table:table-row>
        <table:table-row table:style-name="ro1">
          <table:table-cell office:value-type="float" office:value="17.2917" calcext:value-type="float">
            <text:p>17.2917</text:p>
          </table:table-cell>
          <table:table-cell office:value-type="float" office:value="2.74441" calcext:value-type="float">
            <text:p>2.74441</text:p>
          </table:table-cell>
          <table:table-cell office:value-type="float" office:value="17.2917" calcext:value-type="float">
            <text:p>17.2917</text:p>
          </table:table-cell>
          <table:table-cell office:value-type="float" office:value="1.60845" calcext:value-type="float">
            <text:p>1.60845</text:p>
          </table:table-cell>
        </table:table-row>
        <table:table-row table:style-name="ro1">
          <table:table-cell office:value-type="float" office:value="17.3215" calcext:value-type="float">
            <text:p>17.3215</text:p>
          </table:table-cell>
          <table:table-cell office:value-type="float" office:value="2.77708" calcext:value-type="float">
            <text:p>2.77708</text:p>
          </table:table-cell>
          <table:table-cell office:value-type="float" office:value="17.3215" calcext:value-type="float">
            <text:p>17.3215</text:p>
          </table:table-cell>
          <table:table-cell office:value-type="float" office:value="1.67289" calcext:value-type="float">
            <text:p>1.67289</text:p>
          </table:table-cell>
        </table:table-row>
      </table:table>
      <table:table table:name="Sheet2" table:style-name="ta1">
        <table:shapes>
          <draw:frame draw:z-index="0" draw:style-name="gr1" draw:text-style-name="P1" svg:width="194.76mm" svg:height="133.71mm" svg:x="131mm" svg:y="0mm">
            <loext:p draw:notify-on-update-of-ranges="Sheet2.B2:Sheet2.B98 Sheet2.B1:Sheet2.B1 Sheet2.A2:Sheet2.A98 Sheet2.D2:Sheet2.D98 Sheet2.D1:Sheet2.D1 Sheet2.A2:Sheet2.A9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7.76mm" svg:height="109.88mm" svg:x="128.77mm" svg:y="138.22mm">
            <loext:p draw:notify-on-update-of-ranges="Sheet2.A10:Sheet2.A90 Sheet2.E1:Sheet2.E1 Sheet2.E10:Sheet2.E9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upperlayer</text:p>
          </table:table-cell>
          <table:table-cell/>
          <table:table-cell table:number-columns-repeated="2" office:value-type="string" calcext:value-type="string">
            <text:p>lowerlayer</text:p>
          </table:table-cell>
        </table:table-row>
        <table:table-row table:style-name="ro1">
          <table:table-cell office:value-type="float" office:value="14.5517" calcext:value-type="float">
            <text:p>14.5517</text:p>
          </table:table-cell>
          <table:table-cell office:value-type="float" office:value="1.58037" calcext:value-type="float">
            <text:p>1.58037</text:p>
          </table:table-cell>
          <table:table-cell office:value-type="float" office:value="14.5517" calcext:value-type="float">
            <text:p>14.5517</text:p>
          </table:table-cell>
          <table:table-cell office:value-type="float" office:value="0.458233" calcext:value-type="float">
            <text:p>0.458233</text:p>
          </table:table-cell>
          <table:table-cell table:formula="of:=[.D2]+[.C2]" office:value-type="float" office:value="15.009933" calcext:value-type="float">
            <text:p>15.009933</text:p>
          </table:table-cell>
        </table:table-row>
        <table:table-row table:style-name="ro1">
          <table:table-cell office:value-type="float" office:value="14.5815" calcext:value-type="float">
            <text:p>14.5815</text:p>
          </table:table-cell>
          <table:table-cell office:value-type="float" office:value="2.36981" calcext:value-type="float">
            <text:p>2.36981</text:p>
          </table:table-cell>
          <table:table-cell office:value-type="float" office:value="14.5815" calcext:value-type="float">
            <text:p>14.5815</text:p>
          </table:table-cell>
          <table:table-cell office:value-type="float" office:value="0.504226" calcext:value-type="float">
            <text:p>0.504226</text:p>
          </table:table-cell>
          <table:table-cell table:formula="of:=[.D3]+[.C3]" office:value-type="float" office:value="15.085726" calcext:value-type="float">
            <text:p>15.085726</text:p>
          </table:table-cell>
        </table:table-row>
        <table:table-row table:style-name="ro1">
          <table:table-cell office:value-type="float" office:value="14.6113" calcext:value-type="float">
            <text:p>14.6113</text:p>
          </table:table-cell>
          <table:table-cell office:value-type="float" office:value="2.38076" calcext:value-type="float">
            <text:p>2.38076</text:p>
          </table:table-cell>
          <table:table-cell office:value-type="float" office:value="14.6113" calcext:value-type="float">
            <text:p>14.6113</text:p>
          </table:table-cell>
          <table:table-cell office:value-type="float" office:value="0.38984" calcext:value-type="float">
            <text:p>0.38984</text:p>
          </table:table-cell>
          <table:table-cell table:formula="of:=[.D4]+[.C4]" office:value-type="float" office:value="15.00114" calcext:value-type="float">
            <text:p>15.00114</text:p>
          </table:table-cell>
        </table:table-row>
        <table:table-row table:style-name="ro1">
          <table:table-cell office:value-type="float" office:value="14.6411" calcext:value-type="float">
            <text:p>14.6411</text:p>
          </table:table-cell>
          <table:table-cell office:value-type="float" office:value="2.2247" calcext:value-type="float">
            <text:p>2.2247</text:p>
          </table:table-cell>
          <table:table-cell office:value-type="float" office:value="14.6411" calcext:value-type="float">
            <text:p>14.6411</text:p>
          </table:table-cell>
          <table:table-cell office:value-type="float" office:value="0.191246" calcext:value-type="float">
            <text:p>0.191246</text:p>
          </table:table-cell>
          <table:table-cell table:formula="of:=[.D5]+[.C5]" office:value-type="float" office:value="14.832346" calcext:value-type="float">
            <text:p>14.832346</text:p>
          </table:table-cell>
        </table:table-row>
        <table:table-row table:style-name="ro1">
          <table:table-cell office:value-type="float" office:value="14.6709" calcext:value-type="float">
            <text:p>14.6709</text:p>
          </table:table-cell>
          <table:table-cell office:value-type="float" office:value="2.43465" calcext:value-type="float">
            <text:p>2.43465</text:p>
          </table:table-cell>
          <table:table-cell office:value-type="float" office:value="14.6709" calcext:value-type="float">
            <text:p>14.6709</text:p>
          </table:table-cell>
          <table:table-cell office:value-type="float" office:value="0.21351" calcext:value-type="float">
            <text:p>0.21351</text:p>
          </table:table-cell>
          <table:table-cell table:formula="of:=[.D6]+[.C6]" office:value-type="float" office:value="14.88441" calcext:value-type="float">
            <text:p>14.88441</text:p>
          </table:table-cell>
        </table:table-row>
        <table:table-row table:style-name="ro1">
          <table:table-cell office:value-type="float" office:value="14.7006" calcext:value-type="float">
            <text:p>14.7006</text:p>
          </table:table-cell>
          <table:table-cell office:value-type="float" office:value="2.35495" calcext:value-type="float">
            <text:p>2.35495</text:p>
          </table:table-cell>
          <table:table-cell office:value-type="float" office:value="14.7006" calcext:value-type="float">
            <text:p>14.7006</text:p>
          </table:table-cell>
          <table:table-cell office:value-type="float" office:value="0.125746" calcext:value-type="float">
            <text:p>0.125746</text:p>
          </table:table-cell>
          <table:table-cell table:formula="of:=[.D7]+[.C7]" office:value-type="float" office:value="14.826346" calcext:value-type="float">
            <text:p>14.826346</text:p>
          </table:table-cell>
        </table:table-row>
        <table:table-row table:style-name="ro1">
          <table:table-cell office:value-type="float" office:value="14.7304" calcext:value-type="float">
            <text:p>14.7304</text:p>
          </table:table-cell>
          <table:table-cell office:value-type="float" office:value="2.30793" calcext:value-type="float">
            <text:p>2.30793</text:p>
          </table:table-cell>
          <table:table-cell office:value-type="float" office:value="14.7304" calcext:value-type="float">
            <text:p>14.7304</text:p>
          </table:table-cell>
          <table:table-cell table:style-name="ce1" office:value-type="float" office:value="0.0533306" calcext:value-type="float">
            <text:p>5.33E-02</text:p>
          </table:table-cell>
          <table:table-cell table:formula="of:=[.D8]+[.C8]" office:value-type="float" office:value="14.7837306" calcext:value-type="float">
            <text:p>14.7837306</text:p>
          </table:table-cell>
        </table:table-row>
        <table:table-row table:style-name="ro1">
          <table:table-cell office:value-type="float" office:value="14.7602" calcext:value-type="float">
            <text:p>14.7602</text:p>
          </table:table-cell>
          <table:table-cell office:value-type="float" office:value="2.31907" calcext:value-type="float">
            <text:p>2.31907</text:p>
          </table:table-cell>
          <table:table-cell office:value-type="float" office:value="14.7602" calcext:value-type="float">
            <text:p>14.7602</text:p>
          </table:table-cell>
          <table:table-cell office:value-type="float" office:value="0.0269619" calcext:value-type="float">
            <text:p>0.0269619</text:p>
          </table:table-cell>
          <table:table-cell table:formula="of:=[.D9]+[.C9]" office:value-type="float" office:value="14.7871619" calcext:value-type="float">
            <text:p>14.7871619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2.28171" calcext:value-type="float">
            <text:p>2.28171</text:p>
          </table:table-cell>
          <table:table-cell office:value-type="float" office:value="14.79" calcext:value-type="float">
            <text:p>14.79</text:p>
          </table:table-cell>
          <table:table-cell office:value-type="float" office:value="-0.0199415" calcext:value-type="float">
            <text:p>-0.0199415</text:p>
          </table:table-cell>
          <table:table-cell table:formula="of:=[.D10]+[.C10]" office:value-type="float" office:value="14.7700585" calcext:value-type="float">
            <text:p>14.7700585</text:p>
          </table:table-cell>
        </table:table-row>
        <table:table-row table:style-name="ro1">
          <table:table-cell office:value-type="float" office:value="14.8198" calcext:value-type="float">
            <text:p>14.8198</text:p>
          </table:table-cell>
          <table:table-cell office:value-type="float" office:value="2.24718" calcext:value-type="float">
            <text:p>2.24718</text:p>
          </table:table-cell>
          <table:table-cell office:value-type="float" office:value="14.8198" calcext:value-type="float">
            <text:p>14.8198</text:p>
          </table:table-cell>
          <table:table-cell table:style-name="ce1" office:value-type="float" office:value="-0.0436751" calcext:value-type="float">
            <text:p>-4.37E-02</text:p>
          </table:table-cell>
          <table:table-cell table:formula="of:=[.D11]+[.C11]" office:value-type="float" office:value="14.7761249" calcext:value-type="float">
            <text:p>14.7761249</text:p>
          </table:table-cell>
        </table:table-row>
        <table:table-row table:style-name="ro1">
          <table:table-cell office:value-type="float" office:value="14.8496" calcext:value-type="float">
            <text:p>14.8496</text:p>
          </table:table-cell>
          <table:table-cell office:value-type="float" office:value="2.21242" calcext:value-type="float">
            <text:p>2.21242</text:p>
          </table:table-cell>
          <table:table-cell office:value-type="float" office:value="14.8496" calcext:value-type="float">
            <text:p>14.8496</text:p>
          </table:table-cell>
          <table:table-cell office:value-type="float" office:value="-0.0746809" calcext:value-type="float">
            <text:p>-0.0746809</text:p>
          </table:table-cell>
          <table:table-cell table:formula="of:=[.D12]+[.C12]" office:value-type="float" office:value="14.7749191" calcext:value-type="float">
            <text:p>14.7749191</text:p>
          </table:table-cell>
        </table:table-row>
        <table:table-row table:style-name="ro1">
          <table:table-cell office:value-type="float" office:value="14.8793" calcext:value-type="float">
            <text:p>14.8793</text:p>
          </table:table-cell>
          <table:table-cell office:value-type="float" office:value="2.20269" calcext:value-type="float">
            <text:p>2.20269</text:p>
          </table:table-cell>
          <table:table-cell office:value-type="float" office:value="14.8793" calcext:value-type="float">
            <text:p>14.8793</text:p>
          </table:table-cell>
          <table:table-cell office:value-type="float" office:value="-0.100022" calcext:value-type="float">
            <text:p>-0.100022</text:p>
          </table:table-cell>
          <table:table-cell table:formula="of:=[.D13]+[.C13]" office:value-type="float" office:value="14.779278" calcext:value-type="float">
            <text:p>14.779278</text:p>
          </table:table-cell>
        </table:table-row>
        <table:table-row table:style-name="ro1">
          <table:table-cell office:value-type="float" office:value="14.9091" calcext:value-type="float">
            <text:p>14.9091</text:p>
          </table:table-cell>
          <table:table-cell office:value-type="float" office:value="2.1762" calcext:value-type="float">
            <text:p>2.1762</text:p>
          </table:table-cell>
          <table:table-cell office:value-type="float" office:value="14.9091" calcext:value-type="float">
            <text:p>14.9091</text:p>
          </table:table-cell>
          <table:table-cell office:value-type="float" office:value="-0.128506" calcext:value-type="float">
            <text:p>-0.128506</text:p>
          </table:table-cell>
          <table:table-cell table:formula="of:=[.D14]+[.C14]" office:value-type="float" office:value="14.780594" calcext:value-type="float">
            <text:p>14.780594</text:p>
          </table:table-cell>
        </table:table-row>
        <table:table-row table:style-name="ro1">
          <table:table-cell office:value-type="float" office:value="14.9389" calcext:value-type="float">
            <text:p>14.9389</text:p>
          </table:table-cell>
          <table:table-cell office:value-type="float" office:value="2.16706" calcext:value-type="float">
            <text:p>2.16706</text:p>
          </table:table-cell>
          <table:table-cell office:value-type="float" office:value="14.9389" calcext:value-type="float">
            <text:p>14.9389</text:p>
          </table:table-cell>
          <table:table-cell office:value-type="float" office:value="-0.150064" calcext:value-type="float">
            <text:p>-0.150064</text:p>
          </table:table-cell>
          <table:table-cell table:formula="of:=[.D15]+[.C15]" office:value-type="float" office:value="14.788836" calcext:value-type="float">
            <text:p>14.788836</text:p>
          </table:table-cell>
        </table:table-row>
        <table:table-row table:style-name="ro1">
          <table:table-cell office:value-type="float" office:value="14.9687" calcext:value-type="float">
            <text:p>14.9687</text:p>
          </table:table-cell>
          <table:table-cell office:value-type="float" office:value="2.14561" calcext:value-type="float">
            <text:p>2.14561</text:p>
          </table:table-cell>
          <table:table-cell office:value-type="float" office:value="14.9687" calcext:value-type="float">
            <text:p>14.9687</text:p>
          </table:table-cell>
          <table:table-cell office:value-type="float" office:value="-0.180186" calcext:value-type="float">
            <text:p>-0.180186</text:p>
          </table:table-cell>
          <table:table-cell table:formula="of:=[.D16]+[.C16]" office:value-type="float" office:value="14.788514" calcext:value-type="float">
            <text:p>14.788514</text:p>
          </table:table-cell>
        </table:table-row>
        <table:table-row table:style-name="ro1">
          <table:table-cell office:value-type="float" office:value="14.9985" calcext:value-type="float">
            <text:p>14.9985</text:p>
          </table:table-cell>
          <table:table-cell office:value-type="float" office:value="2.12777" calcext:value-type="float">
            <text:p>2.12777</text:p>
          </table:table-cell>
          <table:table-cell office:value-type="float" office:value="14.9985" calcext:value-type="float">
            <text:p>14.9985</text:p>
          </table:table-cell>
          <table:table-cell office:value-type="float" office:value="-0.215378" calcext:value-type="float">
            <text:p>-0.215378</text:p>
          </table:table-cell>
          <table:table-cell table:formula="of:=[.D17]+[.C17]" office:value-type="float" office:value="14.783122" calcext:value-type="float">
            <text:p>14.783122</text:p>
          </table:table-cell>
        </table:table-row>
        <table:table-row table:style-name="ro1">
          <table:table-cell office:value-type="float" office:value="15.0282" calcext:value-type="float">
            <text:p>15.0282</text:p>
          </table:table-cell>
          <table:table-cell office:value-type="float" office:value="2.09871" calcext:value-type="float">
            <text:p>2.09871</text:p>
          </table:table-cell>
          <table:table-cell office:value-type="float" office:value="15.0282" calcext:value-type="float">
            <text:p>15.0282</text:p>
          </table:table-cell>
          <table:table-cell office:value-type="float" office:value="-0.242085" calcext:value-type="float">
            <text:p>-0.242085</text:p>
          </table:table-cell>
          <table:table-cell table:formula="of:=[.D18]+[.C18]" office:value-type="float" office:value="14.786115" calcext:value-type="float">
            <text:p>14.786115</text:p>
          </table:table-cell>
        </table:table-row>
        <table:table-row table:style-name="ro1">
          <table:table-cell office:value-type="float" office:value="15.058" calcext:value-type="float">
            <text:p>15.058</text:p>
          </table:table-cell>
          <table:table-cell office:value-type="float" office:value="2.08488" calcext:value-type="float">
            <text:p>2.08488</text:p>
          </table:table-cell>
          <table:table-cell office:value-type="float" office:value="15.058" calcext:value-type="float">
            <text:p>15.058</text:p>
          </table:table-cell>
          <table:table-cell office:value-type="float" office:value="-0.274547" calcext:value-type="float">
            <text:p>-0.274547</text:p>
          </table:table-cell>
          <table:table-cell table:formula="of:=[.D19]+[.C19]" office:value-type="float" office:value="14.783453" calcext:value-type="float">
            <text:p>14.783453</text:p>
          </table:table-cell>
        </table:table-row>
        <table:table-row table:style-name="ro1">
          <table:table-cell office:value-type="float" office:value="15.0878" calcext:value-type="float">
            <text:p>15.0878</text:p>
          </table:table-cell>
          <table:table-cell office:value-type="float" office:value="2.05983" calcext:value-type="float">
            <text:p>2.05983</text:p>
          </table:table-cell>
          <table:table-cell office:value-type="float" office:value="15.0878" calcext:value-type="float">
            <text:p>15.0878</text:p>
          </table:table-cell>
          <table:table-cell office:value-type="float" office:value="-0.307906" calcext:value-type="float">
            <text:p>-0.307906</text:p>
          </table:table-cell>
          <table:table-cell table:formula="of:=[.D20]+[.C20]" office:value-type="float" office:value="14.779894" calcext:value-type="float">
            <text:p>14.779894</text:p>
          </table:table-cell>
        </table:table-row>
        <table:table-row table:style-name="ro1">
          <table:table-cell office:value-type="float" office:value="15.1176" calcext:value-type="float">
            <text:p>15.1176</text:p>
          </table:table-cell>
          <table:table-cell office:value-type="float" office:value="2.05232" calcext:value-type="float">
            <text:p>2.05232</text:p>
          </table:table-cell>
          <table:table-cell office:value-type="float" office:value="15.1176" calcext:value-type="float">
            <text:p>15.1176</text:p>
          </table:table-cell>
          <table:table-cell office:value-type="float" office:value="-0.337942" calcext:value-type="float">
            <text:p>-0.337942</text:p>
          </table:table-cell>
          <table:table-cell table:formula="of:=[.D21]+[.C21]" office:value-type="float" office:value="14.779658" calcext:value-type="float">
            <text:p>14.779658</text:p>
          </table:table-cell>
        </table:table-row>
        <table:table-row table:style-name="ro1">
          <table:table-cell office:value-type="float" office:value="15.1474" calcext:value-type="float">
            <text:p>15.1474</text:p>
          </table:table-cell>
          <table:table-cell office:value-type="float" office:value="2.01459" calcext:value-type="float">
            <text:p>2.01459</text:p>
          </table:table-cell>
          <table:table-cell office:value-type="float" office:value="15.1474" calcext:value-type="float">
            <text:p>15.1474</text:p>
          </table:table-cell>
          <table:table-cell office:value-type="float" office:value="-0.371007" calcext:value-type="float">
            <text:p>-0.371007</text:p>
          </table:table-cell>
          <table:table-cell table:formula="of:=[.D22]+[.C22]" office:value-type="float" office:value="14.776393" calcext:value-type="float">
            <text:p>14.776393</text:p>
          </table:table-cell>
        </table:table-row>
        <table:table-row table:style-name="ro1">
          <table:table-cell office:value-type="float" office:value="15.1772" calcext:value-type="float">
            <text:p>15.1772</text:p>
          </table:table-cell>
          <table:table-cell office:value-type="float" office:value="2.00195" calcext:value-type="float">
            <text:p>2.00195</text:p>
          </table:table-cell>
          <table:table-cell office:value-type="float" office:value="15.1772" calcext:value-type="float">
            <text:p>15.1772</text:p>
          </table:table-cell>
          <table:table-cell office:value-type="float" office:value="-0.389763" calcext:value-type="float">
            <text:p>-0.389763</text:p>
          </table:table-cell>
          <table:table-cell table:formula="of:=[.D23]+[.C23]" office:value-type="float" office:value="14.787437" calcext:value-type="float">
            <text:p>14.787437</text:p>
          </table:table-cell>
        </table:table-row>
        <table:table-row table:style-name="ro1">
          <table:table-cell office:value-type="float" office:value="15.2069" calcext:value-type="float">
            <text:p>15.2069</text:p>
          </table:table-cell>
          <table:table-cell office:value-type="float" office:value="1.97155" calcext:value-type="float">
            <text:p>1.97155</text:p>
          </table:table-cell>
          <table:table-cell office:value-type="float" office:value="15.2069" calcext:value-type="float">
            <text:p>15.2069</text:p>
          </table:table-cell>
          <table:table-cell office:value-type="float" office:value="-0.420876" calcext:value-type="float">
            <text:p>-0.420876</text:p>
          </table:table-cell>
          <table:table-cell table:formula="of:=[.D24]+[.C24]" office:value-type="float" office:value="14.786024" calcext:value-type="float">
            <text:p>14.786024</text:p>
          </table:table-cell>
        </table:table-row>
        <table:table-row table:style-name="ro1">
          <table:table-cell office:value-type="float" office:value="15.2367" calcext:value-type="float">
            <text:p>15.2367</text:p>
          </table:table-cell>
          <table:table-cell office:value-type="float" office:value="1.94594" calcext:value-type="float">
            <text:p>1.94594</text:p>
          </table:table-cell>
          <table:table-cell office:value-type="float" office:value="15.2367" calcext:value-type="float">
            <text:p>15.2367</text:p>
          </table:table-cell>
          <table:table-cell office:value-type="float" office:value="-0.457919" calcext:value-type="float">
            <text:p>-0.457919</text:p>
          </table:table-cell>
          <table:table-cell table:formula="of:=[.D25]+[.C25]" office:value-type="float" office:value="14.778781" calcext:value-type="float">
            <text:p>14.778781</text:p>
          </table:table-cell>
        </table:table-row>
        <table:table-row table:style-name="ro1">
          <table:table-cell office:value-type="float" office:value="15.2665" calcext:value-type="float">
            <text:p>15.2665</text:p>
          </table:table-cell>
          <table:table-cell office:value-type="float" office:value="1.92602" calcext:value-type="float">
            <text:p>1.92602</text:p>
          </table:table-cell>
          <table:table-cell office:value-type="float" office:value="15.2665" calcext:value-type="float">
            <text:p>15.2665</text:p>
          </table:table-cell>
          <table:table-cell office:value-type="float" office:value="-0.489163" calcext:value-type="float">
            <text:p>-0.489163</text:p>
          </table:table-cell>
          <table:table-cell table:formula="of:=[.D26]+[.C26]" office:value-type="float" office:value="14.777337" calcext:value-type="float">
            <text:p>14.777337</text:p>
          </table:table-cell>
        </table:table-row>
        <table:table-row table:style-name="ro1">
          <table:table-cell office:value-type="float" office:value="15.2963" calcext:value-type="float">
            <text:p>15.2963</text:p>
          </table:table-cell>
          <table:table-cell office:value-type="float" office:value="1.89901" calcext:value-type="float">
            <text:p>1.89901</text:p>
          </table:table-cell>
          <table:table-cell office:value-type="float" office:value="15.2963" calcext:value-type="float">
            <text:p>15.2963</text:p>
          </table:table-cell>
          <table:table-cell office:value-type="float" office:value="-0.523782" calcext:value-type="float">
            <text:p>-0.523782</text:p>
          </table:table-cell>
          <table:table-cell table:formula="of:=[.D27]+[.C27]" office:value-type="float" office:value="14.772518" calcext:value-type="float">
            <text:p>14.772518</text:p>
          </table:table-cell>
        </table:table-row>
        <table:table-row table:style-name="ro1">
          <table:table-cell office:value-type="float" office:value="15.3261" calcext:value-type="float">
            <text:p>15.3261</text:p>
          </table:table-cell>
          <table:table-cell office:value-type="float" office:value="1.87501" calcext:value-type="float">
            <text:p>1.87501</text:p>
          </table:table-cell>
          <table:table-cell office:value-type="float" office:value="15.3261" calcext:value-type="float">
            <text:p>15.3261</text:p>
          </table:table-cell>
          <table:table-cell office:value-type="float" office:value="-0.573294" calcext:value-type="float">
            <text:p>-0.573294</text:p>
          </table:table-cell>
          <table:table-cell table:formula="of:=[.D28]+[.C28]" office:value-type="float" office:value="14.752806" calcext:value-type="float">
            <text:p>14.752806</text:p>
          </table:table-cell>
        </table:table-row>
        <table:table-row table:style-name="ro1">
          <table:table-cell office:value-type="float" office:value="15.3559" calcext:value-type="float">
            <text:p>15.3559</text:p>
          </table:table-cell>
          <table:table-cell office:value-type="float" office:value="1.85146" calcext:value-type="float">
            <text:p>1.85146</text:p>
          </table:table-cell>
          <table:table-cell office:value-type="float" office:value="15.3559" calcext:value-type="float">
            <text:p>15.3559</text:p>
          </table:table-cell>
          <table:table-cell office:value-type="float" office:value="-0.588072" calcext:value-type="float">
            <text:p>-0.588072</text:p>
          </table:table-cell>
          <table:table-cell table:formula="of:=[.D29]+[.C29]" office:value-type="float" office:value="14.767828" calcext:value-type="float">
            <text:p>14.767828</text:p>
          </table:table-cell>
        </table:table-row>
        <table:table-row table:style-name="ro1">
          <table:table-cell office:value-type="float" office:value="15.3856" calcext:value-type="float">
            <text:p>15.3856</text:p>
          </table:table-cell>
          <table:table-cell office:value-type="float" office:value="1.81184" calcext:value-type="float">
            <text:p>1.81184</text:p>
          </table:table-cell>
          <table:table-cell office:value-type="float" office:value="15.3856" calcext:value-type="float">
            <text:p>15.3856</text:p>
          </table:table-cell>
          <table:table-cell office:value-type="float" office:value="-0.626915" calcext:value-type="float">
            <text:p>-0.626915</text:p>
          </table:table-cell>
          <table:table-cell table:formula="of:=[.D30]+[.C30]" office:value-type="float" office:value="14.758685" calcext:value-type="float">
            <text:p>14.758685</text:p>
          </table:table-cell>
        </table:table-row>
        <table:table-row table:style-name="ro1">
          <table:table-cell office:value-type="float" office:value="15.4154" calcext:value-type="float">
            <text:p>15.4154</text:p>
          </table:table-cell>
          <table:table-cell office:value-type="float" office:value="1.80148" calcext:value-type="float">
            <text:p>1.80148</text:p>
          </table:table-cell>
          <table:table-cell office:value-type="float" office:value="15.4154" calcext:value-type="float">
            <text:p>15.4154</text:p>
          </table:table-cell>
          <table:table-cell office:value-type="float" office:value="-0.646498" calcext:value-type="float">
            <text:p>-0.646498</text:p>
          </table:table-cell>
          <table:table-cell table:formula="of:=[.D31]+[.C31]" office:value-type="float" office:value="14.768902" calcext:value-type="float">
            <text:p>14.768902</text:p>
          </table:table-cell>
        </table:table-row>
        <table:table-row table:style-name="ro1">
          <table:table-cell office:value-type="float" office:value="15.4452" calcext:value-type="float">
            <text:p>15.4452</text:p>
          </table:table-cell>
          <table:table-cell office:value-type="float" office:value="1.75822" calcext:value-type="float">
            <text:p>1.75822</text:p>
          </table:table-cell>
          <table:table-cell office:value-type="float" office:value="15.4452" calcext:value-type="float">
            <text:p>15.4452</text:p>
          </table:table-cell>
          <table:table-cell office:value-type="float" office:value="-0.692776" calcext:value-type="float">
            <text:p>-0.692776</text:p>
          </table:table-cell>
          <table:table-cell table:formula="of:=[.D32]+[.C32]" office:value-type="float" office:value="14.752424" calcext:value-type="float">
            <text:p>14.752424</text:p>
          </table:table-cell>
        </table:table-row>
        <table:table-row table:style-name="ro1">
          <table:table-cell office:value-type="float" office:value="15.475" calcext:value-type="float">
            <text:p>15.475</text:p>
          </table:table-cell>
          <table:table-cell office:value-type="float" office:value="1.72991" calcext:value-type="float">
            <text:p>1.72991</text:p>
          </table:table-cell>
          <table:table-cell office:value-type="float" office:value="15.475" calcext:value-type="float">
            <text:p>15.475</text:p>
          </table:table-cell>
          <table:table-cell office:value-type="float" office:value="-0.733217" calcext:value-type="float">
            <text:p>-0.733217</text:p>
          </table:table-cell>
          <table:table-cell table:formula="of:=[.D33]+[.C33]" office:value-type="float" office:value="14.741783" calcext:value-type="float">
            <text:p>14.741783</text:p>
          </table:table-cell>
        </table:table-row>
        <table:table-row table:style-name="ro1">
          <table:table-cell office:value-type="float" office:value="15.5048" calcext:value-type="float">
            <text:p>15.5048</text:p>
          </table:table-cell>
          <table:table-cell office:value-type="float" office:value="1.699" calcext:value-type="float">
            <text:p>1.699</text:p>
          </table:table-cell>
          <table:table-cell office:value-type="float" office:value="15.5048" calcext:value-type="float">
            <text:p>15.5048</text:p>
          </table:table-cell>
          <table:table-cell office:value-type="float" office:value="-0.751407" calcext:value-type="float">
            <text:p>-0.751407</text:p>
          </table:table-cell>
          <table:table-cell table:formula="of:=[.D34]+[.C34]" office:value-type="float" office:value="14.753393" calcext:value-type="float">
            <text:p>14.753393</text:p>
          </table:table-cell>
        </table:table-row>
        <table:table-row table:style-name="ro1">
          <table:table-cell office:value-type="float" office:value="15.5346" calcext:value-type="float">
            <text:p>15.5346</text:p>
          </table:table-cell>
          <table:table-cell office:value-type="float" office:value="1.68317" calcext:value-type="float">
            <text:p>1.68317</text:p>
          </table:table-cell>
          <table:table-cell office:value-type="float" office:value="15.5346" calcext:value-type="float">
            <text:p>15.5346</text:p>
          </table:table-cell>
          <table:table-cell office:value-type="float" office:value="-0.783939" calcext:value-type="float">
            <text:p>-0.783939</text:p>
          </table:table-cell>
          <table:table-cell table:formula="of:=[.D35]+[.C35]" office:value-type="float" office:value="14.750661" calcext:value-type="float">
            <text:p>14.750661</text:p>
          </table:table-cell>
        </table:table-row>
        <table:table-row table:style-name="ro1">
          <table:table-cell office:value-type="float" office:value="15.5643" calcext:value-type="float">
            <text:p>15.5643</text:p>
          </table:table-cell>
          <table:table-cell office:value-type="float" office:value="1.6709" calcext:value-type="float">
            <text:p>1.6709</text:p>
          </table:table-cell>
          <table:table-cell office:value-type="float" office:value="15.5643" calcext:value-type="float">
            <text:p>15.5643</text:p>
          </table:table-cell>
          <table:table-cell office:value-type="float" office:value="-0.803745" calcext:value-type="float">
            <text:p>-0.803745</text:p>
          </table:table-cell>
          <table:table-cell table:formula="of:=[.D36]+[.C36]" office:value-type="float" office:value="14.760555" calcext:value-type="float">
            <text:p>14.760555</text:p>
          </table:table-cell>
        </table:table-row>
        <table:table-row table:style-name="ro1">
          <table:table-cell office:value-type="float" office:value="15.5941" calcext:value-type="float">
            <text:p>15.5941</text:p>
          </table:table-cell>
          <table:table-cell office:value-type="float" office:value="1.62773" calcext:value-type="float">
            <text:p>1.62773</text:p>
          </table:table-cell>
          <table:table-cell office:value-type="float" office:value="15.5941" calcext:value-type="float">
            <text:p>15.5941</text:p>
          </table:table-cell>
          <table:table-cell office:value-type="float" office:value="-0.826608" calcext:value-type="float">
            <text:p>-0.826608</text:p>
          </table:table-cell>
          <table:table-cell table:formula="of:=[.D37]+[.C37]" office:value-type="float" office:value="14.767492" calcext:value-type="float">
            <text:p>14.767492</text:p>
          </table:table-cell>
        </table:table-row>
        <table:table-row table:style-name="ro1">
          <table:table-cell office:value-type="float" office:value="15.6239" calcext:value-type="float">
            <text:p>15.6239</text:p>
          </table:table-cell>
          <table:table-cell office:value-type="float" office:value="1.6077" calcext:value-type="float">
            <text:p>1.6077</text:p>
          </table:table-cell>
          <table:table-cell office:value-type="float" office:value="15.6239" calcext:value-type="float">
            <text:p>15.6239</text:p>
          </table:table-cell>
          <table:table-cell office:value-type="float" office:value="-0.860866" calcext:value-type="float">
            <text:p>-0.860866</text:p>
          </table:table-cell>
          <table:table-cell table:formula="of:=[.D38]+[.C38]" office:value-type="float" office:value="14.763034" calcext:value-type="float">
            <text:p>14.763034</text:p>
          </table:table-cell>
        </table:table-row>
        <table:table-row table:style-name="ro1">
          <table:table-cell office:value-type="float" office:value="15.6537" calcext:value-type="float">
            <text:p>15.6537</text:p>
          </table:table-cell>
          <table:table-cell office:value-type="float" office:value="1.58733" calcext:value-type="float">
            <text:p>1.58733</text:p>
          </table:table-cell>
          <table:table-cell office:value-type="float" office:value="15.6537" calcext:value-type="float">
            <text:p>15.6537</text:p>
          </table:table-cell>
          <table:table-cell office:value-type="float" office:value="-0.89881" calcext:value-type="float">
            <text:p>-0.89881</text:p>
          </table:table-cell>
          <table:table-cell table:formula="of:=[.D39]+[.C39]" office:value-type="float" office:value="14.75489" calcext:value-type="float">
            <text:p>14.75489</text:p>
          </table:table-cell>
        </table:table-row>
        <table:table-row table:style-name="ro1">
          <table:table-cell office:value-type="float" office:value="15.6835" calcext:value-type="float">
            <text:p>15.6835</text:p>
          </table:table-cell>
          <table:table-cell office:value-type="float" office:value="1.56441" calcext:value-type="float">
            <text:p>1.56441</text:p>
          </table:table-cell>
          <table:table-cell office:value-type="float" office:value="15.6835" calcext:value-type="float">
            <text:p>15.6835</text:p>
          </table:table-cell>
          <table:table-cell office:value-type="float" office:value="-0.952403" calcext:value-type="float">
            <text:p>-0.952403</text:p>
          </table:table-cell>
          <table:table-cell table:formula="of:=[.D40]+[.C40]" office:value-type="float" office:value="14.731097" calcext:value-type="float">
            <text:p>14.731097</text:p>
          </table:table-cell>
        </table:table-row>
        <table:table-row table:style-name="ro1">
          <table:table-cell office:value-type="float" office:value="15.7132" calcext:value-type="float">
            <text:p>15.7132</text:p>
          </table:table-cell>
          <table:table-cell office:value-type="float" office:value="1.52949" calcext:value-type="float">
            <text:p>1.52949</text:p>
          </table:table-cell>
          <table:table-cell office:value-type="float" office:value="15.7132" calcext:value-type="float">
            <text:p>15.7132</text:p>
          </table:table-cell>
          <table:table-cell office:value-type="float" office:value="-0.988567" calcext:value-type="float">
            <text:p>-0.988567</text:p>
          </table:table-cell>
          <table:table-cell table:formula="of:=[.D41]+[.C41]" office:value-type="float" office:value="14.724633" calcext:value-type="float">
            <text:p>14.724633</text:p>
          </table:table-cell>
        </table:table-row>
        <table:table-row table:style-name="ro1">
          <table:table-cell office:value-type="float" office:value="15.743" calcext:value-type="float">
            <text:p>15.743</text:p>
          </table:table-cell>
          <table:table-cell office:value-type="float" office:value="1.49775" calcext:value-type="float">
            <text:p>1.49775</text:p>
          </table:table-cell>
          <table:table-cell office:value-type="float" office:value="15.743" calcext:value-type="float">
            <text:p>15.743</text:p>
          </table:table-cell>
          <table:table-cell office:value-type="float" office:value="-1.00811" calcext:value-type="float">
            <text:p>-1.00811</text:p>
          </table:table-cell>
          <table:table-cell table:formula="of:=[.D42]+[.C42]" office:value-type="float" office:value="14.73489" calcext:value-type="float">
            <text:p>14.73489</text:p>
          </table:table-cell>
        </table:table-row>
        <table:table-row table:style-name="ro1">
          <table:table-cell office:value-type="float" office:value="15.7728" calcext:value-type="float">
            <text:p>15.7728</text:p>
          </table:table-cell>
          <table:table-cell office:value-type="float" office:value="1.47901" calcext:value-type="float">
            <text:p>1.47901</text:p>
          </table:table-cell>
          <table:table-cell office:value-type="float" office:value="15.7728" calcext:value-type="float">
            <text:p>15.7728</text:p>
          </table:table-cell>
          <table:table-cell office:value-type="float" office:value="-1.0376" calcext:value-type="float">
            <text:p>-1.0376</text:p>
          </table:table-cell>
          <table:table-cell table:formula="of:=[.D43]+[.C43]" office:value-type="float" office:value="14.7352" calcext:value-type="float">
            <text:p>14.7352</text:p>
          </table:table-cell>
        </table:table-row>
        <table:table-row table:style-name="ro1">
          <table:table-cell office:value-type="float" office:value="15.8026" calcext:value-type="float">
            <text:p>15.8026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15.8026" calcext:value-type="float">
            <text:p>15.8026</text:p>
          </table:table-cell>
          <table:table-cell office:value-type="float" office:value="-1.0619" calcext:value-type="float">
            <text:p>-1.0619</text:p>
          </table:table-cell>
          <table:table-cell table:formula="of:=[.D44]+[.C44]" office:value-type="float" office:value="14.7407" calcext:value-type="float">
            <text:p>14.7407</text:p>
          </table:table-cell>
        </table:table-row>
        <table:table-row table:style-name="ro1">
          <table:table-cell office:value-type="float" office:value="15.8324" calcext:value-type="float">
            <text:p>15.8324</text:p>
          </table:table-cell>
          <table:table-cell office:value-type="float" office:value="1.43887" calcext:value-type="float">
            <text:p>1.43887</text:p>
          </table:table-cell>
          <table:table-cell office:value-type="float" office:value="15.8324" calcext:value-type="float">
            <text:p>15.8324</text:p>
          </table:table-cell>
          <table:table-cell office:value-type="float" office:value="-1.10004" calcext:value-type="float">
            <text:p>-1.10004</text:p>
          </table:table-cell>
          <table:table-cell table:formula="of:=[.D45]+[.C45]" office:value-type="float" office:value="14.73236" calcext:value-type="float">
            <text:p>14.73236</text:p>
          </table:table-cell>
        </table:table-row>
        <table:table-row table:style-name="ro1">
          <table:table-cell office:value-type="float" office:value="15.8622" calcext:value-type="float">
            <text:p>15.8622</text:p>
          </table:table-cell>
          <table:table-cell office:value-type="float" office:value="1.39662" calcext:value-type="float">
            <text:p>1.39662</text:p>
          </table:table-cell>
          <table:table-cell office:value-type="float" office:value="15.8622" calcext:value-type="float">
            <text:p>15.8622</text:p>
          </table:table-cell>
          <table:table-cell office:value-type="float" office:value="-1.13034" calcext:value-type="float">
            <text:p>-1.13034</text:p>
          </table:table-cell>
          <table:table-cell table:formula="of:=[.D46]+[.C46]" office:value-type="float" office:value="14.73186" calcext:value-type="float">
            <text:p>14.73186</text:p>
          </table:table-cell>
        </table:table-row>
        <table:table-row table:style-name="ro1">
          <table:table-cell office:value-type="float" office:value="15.8919" calcext:value-type="float">
            <text:p>15.8919</text:p>
          </table:table-cell>
          <table:table-cell office:value-type="float" office:value="1.37856" calcext:value-type="float">
            <text:p>1.37856</text:p>
          </table:table-cell>
          <table:table-cell office:value-type="float" office:value="15.8919" calcext:value-type="float">
            <text:p>15.8919</text:p>
          </table:table-cell>
          <table:table-cell office:value-type="float" office:value="-1.14799" calcext:value-type="float">
            <text:p>-1.14799</text:p>
          </table:table-cell>
          <table:table-cell table:formula="of:=[.D47]+[.C47]" office:value-type="float" office:value="14.74391" calcext:value-type="float">
            <text:p>14.74391</text:p>
          </table:table-cell>
        </table:table-row>
        <table:table-row table:style-name="ro1">
          <table:table-cell office:value-type="float" office:value="15.9217" calcext:value-type="float">
            <text:p>15.9217</text:p>
          </table:table-cell>
          <table:table-cell office:value-type="float" office:value="1.34718" calcext:value-type="float">
            <text:p>1.34718</text:p>
          </table:table-cell>
          <table:table-cell office:value-type="float" office:value="15.9217" calcext:value-type="float">
            <text:p>15.9217</text:p>
          </table:table-cell>
          <table:table-cell office:value-type="float" office:value="-1.16156" calcext:value-type="float">
            <text:p>-1.16156</text:p>
          </table:table-cell>
          <table:table-cell table:formula="of:=[.D48]+[.C48]" office:value-type="float" office:value="14.76014" calcext:value-type="float">
            <text:p>14.76014</text:p>
          </table:table-cell>
        </table:table-row>
        <table:table-row table:style-name="ro1">
          <table:table-cell office:value-type="float" office:value="15.9515" calcext:value-type="float">
            <text:p>15.9515</text:p>
          </table:table-cell>
          <table:table-cell office:value-type="float" office:value="1.32781" calcext:value-type="float">
            <text:p>1.32781</text:p>
          </table:table-cell>
          <table:table-cell office:value-type="float" office:value="15.9515" calcext:value-type="float">
            <text:p>15.9515</text:p>
          </table:table-cell>
          <table:table-cell office:value-type="float" office:value="-1.20157" calcext:value-type="float">
            <text:p>-1.20157</text:p>
          </table:table-cell>
          <table:table-cell table:formula="of:=[.D49]+[.C49]" office:value-type="float" office:value="14.74993" calcext:value-type="float">
            <text:p>14.74993</text:p>
          </table:table-cell>
        </table:table-row>
        <table:table-row table:style-name="ro1">
          <table:table-cell office:value-type="float" office:value="15.9813" calcext:value-type="float">
            <text:p>15.9813</text:p>
          </table:table-cell>
          <table:table-cell office:value-type="float" office:value="1.29411" calcext:value-type="float">
            <text:p>1.29411</text:p>
          </table:table-cell>
          <table:table-cell office:value-type="float" office:value="15.9813" calcext:value-type="float">
            <text:p>15.9813</text:p>
          </table:table-cell>
          <table:table-cell office:value-type="float" office:value="-1.21383" calcext:value-type="float">
            <text:p>-1.21383</text:p>
          </table:table-cell>
          <table:table-cell table:formula="of:=[.D50]+[.C50]" office:value-type="float" office:value="14.76747" calcext:value-type="float">
            <text:p>14.76747</text:p>
          </table:table-cell>
        </table:table-row>
        <table:table-row table:style-name="ro1">
          <table:table-cell office:value-type="float" office:value="16.0111" calcext:value-type="float">
            <text:p>16.0111</text:p>
          </table:table-cell>
          <table:table-cell office:value-type="float" office:value="1.2621" calcext:value-type="float">
            <text:p>1.2621</text:p>
          </table:table-cell>
          <table:table-cell office:value-type="float" office:value="16.0111" calcext:value-type="float">
            <text:p>16.0111</text:p>
          </table:table-cell>
          <table:table-cell office:value-type="float" office:value="-1.24369" calcext:value-type="float">
            <text:p>-1.24369</text:p>
          </table:table-cell>
          <table:table-cell table:formula="of:=[.D51]+[.C51]" office:value-type="float" office:value="14.76741" calcext:value-type="float">
            <text:p>14.76741</text:p>
          </table:table-cell>
        </table:table-row>
        <table:table-row table:style-name="ro1">
          <table:table-cell office:value-type="float" office:value="16.0409" calcext:value-type="float">
            <text:p>16.0409</text:p>
          </table:table-cell>
          <table:table-cell office:value-type="float" office:value="1.25907" calcext:value-type="float">
            <text:p>1.25907</text:p>
          </table:table-cell>
          <table:table-cell office:value-type="float" office:value="16.0409" calcext:value-type="float">
            <text:p>16.0409</text:p>
          </table:table-cell>
          <table:table-cell office:value-type="float" office:value="-1.27504" calcext:value-type="float">
            <text:p>-1.27504</text:p>
          </table:table-cell>
          <table:table-cell table:formula="of:=[.D52]+[.C52]" office:value-type="float" office:value="14.76586" calcext:value-type="float">
            <text:p>14.76586</text:p>
          </table:table-cell>
        </table:table-row>
        <table:table-row table:style-name="ro1">
          <table:table-cell office:value-type="float" office:value="16.0706" calcext:value-type="float">
            <text:p>16.0706</text:p>
          </table:table-cell>
          <table:table-cell office:value-type="float" office:value="1.21787" calcext:value-type="float">
            <text:p>1.21787</text:p>
          </table:table-cell>
          <table:table-cell office:value-type="float" office:value="16.0706" calcext:value-type="float">
            <text:p>16.0706</text:p>
          </table:table-cell>
          <table:table-cell office:value-type="float" office:value="-1.28639" calcext:value-type="float">
            <text:p>-1.28639</text:p>
          </table:table-cell>
          <table:table-cell table:formula="of:=[.D53]+[.C53]" office:value-type="float" office:value="14.78421" calcext:value-type="float">
            <text:p>14.78421</text:p>
          </table:table-cell>
        </table:table-row>
        <table:table-row table:style-name="ro1">
          <table:table-cell office:value-type="float" office:value="16.1004" calcext:value-type="float">
            <text:p>16.1004</text:p>
          </table:table-cell>
          <table:table-cell office:value-type="float" office:value="1.18756" calcext:value-type="float">
            <text:p>1.18756</text:p>
          </table:table-cell>
          <table:table-cell office:value-type="float" office:value="16.1004" calcext:value-type="float">
            <text:p>16.1004</text:p>
          </table:table-cell>
          <table:table-cell office:value-type="float" office:value="-1.32834" calcext:value-type="float">
            <text:p>-1.32834</text:p>
          </table:table-cell>
          <table:table-cell table:formula="of:=[.D54]+[.C54]" office:value-type="float" office:value="14.77206" calcext:value-type="float">
            <text:p>14.77206</text:p>
          </table:table-cell>
        </table:table-row>
        <table:table-row table:style-name="ro1">
          <table:table-cell office:value-type="float" office:value="16.1302" calcext:value-type="float">
            <text:p>16.1302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16.1302" calcext:value-type="float">
            <text:p>16.1302</text:p>
          </table:table-cell>
          <table:table-cell office:value-type="float" office:value="-1.34558" calcext:value-type="float">
            <text:p>-1.34558</text:p>
          </table:table-cell>
          <table:table-cell table:formula="of:=[.D55]+[.C55]" office:value-type="float" office:value="14.78462" calcext:value-type="float">
            <text:p>14.78462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.13083" calcext:value-type="float">
            <text:p>1.13083</text:p>
          </table:table-cell>
          <table:table-cell office:value-type="float" office:value="16.16" calcext:value-type="float">
            <text:p>16.16</text:p>
          </table:table-cell>
          <table:table-cell office:value-type="float" office:value="-1.36514" calcext:value-type="float">
            <text:p>-1.36514</text:p>
          </table:table-cell>
          <table:table-cell table:formula="of:=[.D56]+[.C56]" office:value-type="float" office:value="14.79486" calcext:value-type="float">
            <text:p>14.79486</text:p>
          </table:table-cell>
        </table:table-row>
        <table:table-row table:style-name="ro1">
          <table:table-cell office:value-type="float" office:value="16.1898" calcext:value-type="float">
            <text:p>16.1898</text:p>
          </table:table-cell>
          <table:table-cell office:value-type="float" office:value="1.10008" calcext:value-type="float">
            <text:p>1.10008</text:p>
          </table:table-cell>
          <table:table-cell office:value-type="float" office:value="16.1898" calcext:value-type="float">
            <text:p>16.1898</text:p>
          </table:table-cell>
          <table:table-cell office:value-type="float" office:value="-1.38167" calcext:value-type="float">
            <text:p>-1.38167</text:p>
          </table:table-cell>
          <table:table-cell table:formula="of:=[.D57]+[.C57]" office:value-type="float" office:value="14.80813" calcext:value-type="float">
            <text:p>14.80813</text:p>
          </table:table-cell>
        </table:table-row>
        <table:table-row table:style-name="ro1">
          <table:table-cell office:value-type="float" office:value="16.2195" calcext:value-type="float">
            <text:p>16.2195</text:p>
          </table:table-cell>
          <table:table-cell office:value-type="float" office:value="1.06403" calcext:value-type="float">
            <text:p>1.06403</text:p>
          </table:table-cell>
          <table:table-cell office:value-type="float" office:value="16.2195" calcext:value-type="float">
            <text:p>16.2195</text:p>
          </table:table-cell>
          <table:table-cell office:value-type="float" office:value="-1.41798" calcext:value-type="float">
            <text:p>-1.41798</text:p>
          </table:table-cell>
          <table:table-cell table:formula="of:=[.D58]+[.C58]" office:value-type="float" office:value="14.80152" calcext:value-type="float">
            <text:p>14.80152</text:p>
          </table:table-cell>
        </table:table-row>
        <table:table-row table:style-name="ro1">
          <table:table-cell office:value-type="float" office:value="16.2493" calcext:value-type="float">
            <text:p>16.2493</text:p>
          </table:table-cell>
          <table:table-cell office:value-type="float" office:value="1.05272" calcext:value-type="float">
            <text:p>1.05272</text:p>
          </table:table-cell>
          <table:table-cell office:value-type="float" office:value="16.2493" calcext:value-type="float">
            <text:p>16.2493</text:p>
          </table:table-cell>
          <table:table-cell office:value-type="float" office:value="-1.44015" calcext:value-type="float">
            <text:p>-1.44015</text:p>
          </table:table-cell>
          <table:table-cell table:formula="of:=[.D59]+[.C59]" office:value-type="float" office:value="14.80915" calcext:value-type="float">
            <text:p>14.80915</text:p>
          </table:table-cell>
        </table:table-row>
        <table:table-row table:style-name="ro1">
          <table:table-cell office:value-type="float" office:value="16.2791" calcext:value-type="float">
            <text:p>16.2791</text:p>
          </table:table-cell>
          <table:table-cell office:value-type="float" office:value="1.01315" calcext:value-type="float">
            <text:p>1.01315</text:p>
          </table:table-cell>
          <table:table-cell office:value-type="float" office:value="16.2791" calcext:value-type="float">
            <text:p>16.2791</text:p>
          </table:table-cell>
          <table:table-cell office:value-type="float" office:value="-1.46527" calcext:value-type="float">
            <text:p>-1.46527</text:p>
          </table:table-cell>
          <table:table-cell table:formula="of:=[.D60]+[.C60]" office:value-type="float" office:value="14.81383" calcext:value-type="float">
            <text:p>14.81383</text:p>
          </table:table-cell>
        </table:table-row>
        <table:table-row table:style-name="ro1">
          <table:table-cell office:value-type="float" office:value="16.3089" calcext:value-type="float">
            <text:p>16.3089</text:p>
          </table:table-cell>
          <table:table-cell office:value-type="float" office:value="0.985187" calcext:value-type="float">
            <text:p>0.985187</text:p>
          </table:table-cell>
          <table:table-cell office:value-type="float" office:value="16.3089" calcext:value-type="float">
            <text:p>16.3089</text:p>
          </table:table-cell>
          <table:table-cell office:value-type="float" office:value="-1.49677" calcext:value-type="float">
            <text:p>-1.49677</text:p>
          </table:table-cell>
          <table:table-cell table:formula="of:=[.D61]+[.C61]" office:value-type="float" office:value="14.81213" calcext:value-type="float">
            <text:p>14.81213</text:p>
          </table:table-cell>
        </table:table-row>
        <table:table-row table:style-name="ro1">
          <table:table-cell office:value-type="float" office:value="16.3387" calcext:value-type="float">
            <text:p>16.3387</text:p>
          </table:table-cell>
          <table:table-cell office:value-type="float" office:value="0.955647" calcext:value-type="float">
            <text:p>0.955647</text:p>
          </table:table-cell>
          <table:table-cell office:value-type="float" office:value="16.3387" calcext:value-type="float">
            <text:p>16.3387</text:p>
          </table:table-cell>
          <table:table-cell office:value-type="float" office:value="-1.52293" calcext:value-type="float">
            <text:p>-1.52293</text:p>
          </table:table-cell>
          <table:table-cell table:formula="of:=[.D62]+[.C62]" office:value-type="float" office:value="14.81577" calcext:value-type="float">
            <text:p>14.81577</text:p>
          </table:table-cell>
        </table:table-row>
        <table:table-row table:style-name="ro1">
          <table:table-cell office:value-type="float" office:value="16.3685" calcext:value-type="float">
            <text:p>16.3685</text:p>
          </table:table-cell>
          <table:table-cell office:value-type="float" office:value="0.917529" calcext:value-type="float">
            <text:p>0.917529</text:p>
          </table:table-cell>
          <table:table-cell office:value-type="float" office:value="16.3685" calcext:value-type="float">
            <text:p>16.3685</text:p>
          </table:table-cell>
          <table:table-cell office:value-type="float" office:value="-1.54926" calcext:value-type="float">
            <text:p>-1.54926</text:p>
          </table:table-cell>
          <table:table-cell table:formula="of:=[.D63]+[.C63]" office:value-type="float" office:value="14.81924" calcext:value-type="float">
            <text:p>14.81924</text:p>
          </table:table-cell>
        </table:table-row>
        <table:table-row table:style-name="ro1">
          <table:table-cell office:value-type="float" office:value="16.3982" calcext:value-type="float">
            <text:p>16.3982</text:p>
          </table:table-cell>
          <table:table-cell office:value-type="float" office:value="0.90052" calcext:value-type="float">
            <text:p>0.90052</text:p>
          </table:table-cell>
          <table:table-cell office:value-type="float" office:value="16.3982" calcext:value-type="float">
            <text:p>16.3982</text:p>
          </table:table-cell>
          <table:table-cell office:value-type="float" office:value="-1.58072" calcext:value-type="float">
            <text:p>-1.58072</text:p>
          </table:table-cell>
          <table:table-cell table:formula="of:=[.D64]+[.C64]" office:value-type="float" office:value="14.81748" calcext:value-type="float">
            <text:p>14.81748</text:p>
          </table:table-cell>
        </table:table-row>
        <table:table-row table:style-name="ro1">
          <table:table-cell office:value-type="float" office:value="16.428" calcext:value-type="float">
            <text:p>16.428</text:p>
          </table:table-cell>
          <table:table-cell office:value-type="float" office:value="0.884459" calcext:value-type="float">
            <text:p>0.884459</text:p>
          </table:table-cell>
          <table:table-cell office:value-type="float" office:value="16.428" calcext:value-type="float">
            <text:p>16.428</text:p>
          </table:table-cell>
          <table:table-cell office:value-type="float" office:value="-1.59591" calcext:value-type="float">
            <text:p>-1.59591</text:p>
          </table:table-cell>
          <table:table-cell table:formula="of:=[.D65]+[.C65]" office:value-type="float" office:value="14.83209" calcext:value-type="float">
            <text:p>14.83209</text:p>
          </table:table-cell>
        </table:table-row>
        <table:table-row table:style-name="ro1">
          <table:table-cell office:value-type="float" office:value="16.4578" calcext:value-type="float">
            <text:p>16.4578</text:p>
          </table:table-cell>
          <table:table-cell office:value-type="float" office:value="0.846705" calcext:value-type="float">
            <text:p>0.846705</text:p>
          </table:table-cell>
          <table:table-cell office:value-type="float" office:value="16.4578" calcext:value-type="float">
            <text:p>16.4578</text:p>
          </table:table-cell>
          <table:table-cell office:value-type="float" office:value="-1.62676" calcext:value-type="float">
            <text:p>-1.62676</text:p>
          </table:table-cell>
          <table:table-cell table:formula="of:=[.D66]+[.C66]" office:value-type="float" office:value="14.83104" calcext:value-type="float">
            <text:p>14.83104</text:p>
          </table:table-cell>
        </table:table-row>
        <table:table-row table:style-name="ro1">
          <table:table-cell office:value-type="float" office:value="16.4876" calcext:value-type="float">
            <text:p>16.4876</text:p>
          </table:table-cell>
          <table:table-cell table:style-name="ce1" office:value-type="float" office:value="0.817646" calcext:value-type="float">
            <text:p>8.18E-01</text:p>
          </table:table-cell>
          <table:table-cell office:value-type="float" office:value="16.4876" calcext:value-type="float">
            <text:p>16.4876</text:p>
          </table:table-cell>
          <table:table-cell office:value-type="float" office:value="-1.65044" calcext:value-type="float">
            <text:p>-1.65044</text:p>
          </table:table-cell>
          <table:table-cell table:formula="of:=[.D67]+[.C67]" office:value-type="float" office:value="14.83716" calcext:value-type="float">
            <text:p>14.83716</text:p>
          </table:table-cell>
        </table:table-row>
        <table:table-row table:style-name="ro1">
          <table:table-cell office:value-type="float" office:value="16.5174" calcext:value-type="float">
            <text:p>16.5174</text:p>
          </table:table-cell>
          <table:table-cell office:value-type="float" office:value="0.78249" calcext:value-type="float">
            <text:p>0.78249</text:p>
          </table:table-cell>
          <table:table-cell office:value-type="float" office:value="16.5174" calcext:value-type="float">
            <text:p>16.5174</text:p>
          </table:table-cell>
          <table:table-cell office:value-type="float" office:value="-1.67544" calcext:value-type="float">
            <text:p>-1.67544</text:p>
          </table:table-cell>
          <table:table-cell table:formula="of:=[.D68]+[.C68]" office:value-type="float" office:value="14.84196" calcext:value-type="float">
            <text:p>14.84196</text:p>
          </table:table-cell>
        </table:table-row>
        <table:table-row table:style-name="ro1">
          <table:table-cell office:value-type="float" office:value="16.5472" calcext:value-type="float">
            <text:p>16.5472</text:p>
          </table:table-cell>
          <table:table-cell office:value-type="float" office:value="0.752277" calcext:value-type="float">
            <text:p>0.752277</text:p>
          </table:table-cell>
          <table:table-cell office:value-type="float" office:value="16.5472" calcext:value-type="float">
            <text:p>16.5472</text:p>
          </table:table-cell>
          <table:table-cell office:value-type="float" office:value="-1.68511" calcext:value-type="float">
            <text:p>-1.68511</text:p>
          </table:table-cell>
          <table:table-cell table:formula="of:=[.D69]+[.C69]" office:value-type="float" office:value="14.86209" calcext:value-type="float">
            <text:p>14.86209</text:p>
          </table:table-cell>
        </table:table-row>
        <table:table-row table:style-name="ro1">
          <table:table-cell office:value-type="float" office:value="16.5769" calcext:value-type="float">
            <text:p>16.5769</text:p>
          </table:table-cell>
          <table:table-cell office:value-type="float" office:value="0.729382" calcext:value-type="float">
            <text:p>0.729382</text:p>
          </table:table-cell>
          <table:table-cell office:value-type="float" office:value="16.5769" calcext:value-type="float">
            <text:p>16.5769</text:p>
          </table:table-cell>
          <table:table-cell office:value-type="float" office:value="-1.7032" calcext:value-type="float">
            <text:p>-1.7032</text:p>
          </table:table-cell>
          <table:table-cell table:formula="of:=[.D70]+[.C70]" office:value-type="float" office:value="14.8737" calcext:value-type="float">
            <text:p>14.8737</text:p>
          </table:table-cell>
        </table:table-row>
        <table:table-row table:style-name="ro1">
          <table:table-cell office:value-type="float" office:value="16.6067" calcext:value-type="float">
            <text:p>16.6067</text:p>
          </table:table-cell>
          <table:table-cell office:value-type="float" office:value="0.701766" calcext:value-type="float">
            <text:p>0.701766</text:p>
          </table:table-cell>
          <table:table-cell office:value-type="float" office:value="16.6067" calcext:value-type="float">
            <text:p>16.6067</text:p>
          </table:table-cell>
          <table:table-cell office:value-type="float" office:value="-1.74767" calcext:value-type="float">
            <text:p>-1.74767</text:p>
          </table:table-cell>
          <table:table-cell table:formula="of:=[.D71]+[.C71]" office:value-type="float" office:value="14.85903" calcext:value-type="float">
            <text:p>14.85903</text:p>
          </table:table-cell>
        </table:table-row>
        <table:table-row table:style-name="ro1">
          <table:table-cell office:value-type="float" office:value="16.6365" calcext:value-type="float">
            <text:p>16.6365</text:p>
          </table:table-cell>
          <table:table-cell office:value-type="float" office:value="0.66841" calcext:value-type="float">
            <text:p>0.66841</text:p>
          </table:table-cell>
          <table:table-cell office:value-type="float" office:value="16.6365" calcext:value-type="float">
            <text:p>16.6365</text:p>
          </table:table-cell>
          <table:table-cell office:value-type="float" office:value="-1.76996" calcext:value-type="float">
            <text:p>-1.76996</text:p>
          </table:table-cell>
          <table:table-cell table:formula="of:=[.D72]+[.C72]" office:value-type="float" office:value="14.86654" calcext:value-type="float">
            <text:p>14.86654</text:p>
          </table:table-cell>
        </table:table-row>
        <table:table-row table:style-name="ro1">
          <table:table-cell office:value-type="float" office:value="16.6663" calcext:value-type="float">
            <text:p>16.6663</text:p>
          </table:table-cell>
          <table:table-cell office:value-type="float" office:value="0.634079" calcext:value-type="float">
            <text:p>0.634079</text:p>
          </table:table-cell>
          <table:table-cell office:value-type="float" office:value="16.6663" calcext:value-type="float">
            <text:p>16.6663</text:p>
          </table:table-cell>
          <table:table-cell office:value-type="float" office:value="-1.79963" calcext:value-type="float">
            <text:p>-1.79963</text:p>
          </table:table-cell>
          <table:table-cell table:formula="of:=[.D73]+[.C73]" office:value-type="float" office:value="14.86667" calcext:value-type="float">
            <text:p>14.86667</text:p>
          </table:table-cell>
        </table:table-row>
        <table:table-row table:style-name="ro1">
          <table:table-cell office:value-type="float" office:value="16.6961" calcext:value-type="float">
            <text:p>16.6961</text:p>
          </table:table-cell>
          <table:table-cell office:value-type="float" office:value="0.608271" calcext:value-type="float">
            <text:p>0.608271</text:p>
          </table:table-cell>
          <table:table-cell office:value-type="float" office:value="16.6961" calcext:value-type="float">
            <text:p>16.6961</text:p>
          </table:table-cell>
          <table:table-cell office:value-type="float" office:value="-1.81201" calcext:value-type="float">
            <text:p>-1.81201</text:p>
          </table:table-cell>
          <table:table-cell table:formula="of:=[.D74]+[.C74]" office:value-type="float" office:value="14.88409" calcext:value-type="float">
            <text:p>14.88409</text:p>
          </table:table-cell>
        </table:table-row>
        <table:table-row table:style-name="ro1">
          <table:table-cell office:value-type="float" office:value="16.7259" calcext:value-type="float">
            <text:p>16.7259</text:p>
          </table:table-cell>
          <table:table-cell office:value-type="float" office:value="0.569812" calcext:value-type="float">
            <text:p>0.569812</text:p>
          </table:table-cell>
          <table:table-cell office:value-type="float" office:value="16.7259" calcext:value-type="float">
            <text:p>16.7259</text:p>
          </table:table-cell>
          <table:table-cell office:value-type="float" office:value="-1.8331" calcext:value-type="float">
            <text:p>-1.8331</text:p>
          </table:table-cell>
          <table:table-cell table:formula="of:=[.D75]+[.C75]" office:value-type="float" office:value="14.8928" calcext:value-type="float">
            <text:p>14.8928</text:p>
          </table:table-cell>
        </table:table-row>
        <table:table-row table:style-name="ro1">
          <table:table-cell office:value-type="float" office:value="16.7556" calcext:value-type="float">
            <text:p>16.7556</text:p>
          </table:table-cell>
          <table:table-cell office:value-type="float" office:value="0.536699" calcext:value-type="float">
            <text:p>0.536699</text:p>
          </table:table-cell>
          <table:table-cell office:value-type="float" office:value="16.7556" calcext:value-type="float">
            <text:p>16.7556</text:p>
          </table:table-cell>
          <table:table-cell office:value-type="float" office:value="-1.85633" calcext:value-type="float">
            <text:p>-1.85633</text:p>
          </table:table-cell>
          <table:table-cell table:formula="of:=[.D76]+[.C76]" office:value-type="float" office:value="14.89927" calcext:value-type="float">
            <text:p>14.89927</text:p>
          </table:table-cell>
        </table:table-row>
        <table:table-row table:style-name="ro1">
          <table:table-cell office:value-type="float" office:value="16.7854" calcext:value-type="float">
            <text:p>16.7854</text:p>
          </table:table-cell>
          <table:table-cell office:value-type="float" office:value="0.516194" calcext:value-type="float">
            <text:p>0.516194</text:p>
          </table:table-cell>
          <table:table-cell office:value-type="float" office:value="16.7854" calcext:value-type="float">
            <text:p>16.7854</text:p>
          </table:table-cell>
          <table:table-cell office:value-type="float" office:value="-1.87744" calcext:value-type="float">
            <text:p>-1.87744</text:p>
          </table:table-cell>
          <table:table-cell table:formula="of:=[.D77]+[.C77]" office:value-type="float" office:value="14.90796" calcext:value-type="float">
            <text:p>14.90796</text:p>
          </table:table-cell>
        </table:table-row>
        <table:table-row table:style-name="ro1">
          <table:table-cell office:value-type="float" office:value="16.8152" calcext:value-type="float">
            <text:p>16.8152</text:p>
          </table:table-cell>
          <table:table-cell office:value-type="float" office:value="0.478889" calcext:value-type="float">
            <text:p>0.478889</text:p>
          </table:table-cell>
          <table:table-cell office:value-type="float" office:value="16.8152" calcext:value-type="float">
            <text:p>16.8152</text:p>
          </table:table-cell>
          <table:table-cell office:value-type="float" office:value="-1.90187" calcext:value-type="float">
            <text:p>-1.90187</text:p>
          </table:table-cell>
          <table:table-cell table:formula="of:=[.D78]+[.C78]" office:value-type="float" office:value="14.91333" calcext:value-type="float">
            <text:p>14.91333</text:p>
          </table:table-cell>
        </table:table-row>
        <table:table-row table:style-name="ro1">
          <table:table-cell office:value-type="float" office:value="16.845" calcext:value-type="float">
            <text:p>16.845</text:p>
          </table:table-cell>
          <table:table-cell office:value-type="float" office:value="0.447601" calcext:value-type="float">
            <text:p>0.447601</text:p>
          </table:table-cell>
          <table:table-cell office:value-type="float" office:value="16.845" calcext:value-type="float">
            <text:p>16.845</text:p>
          </table:table-cell>
          <table:table-cell office:value-type="float" office:value="-1.93651" calcext:value-type="float">
            <text:p>-1.93651</text:p>
          </table:table-cell>
          <table:table-cell table:formula="of:=[.D79]+[.C79]" office:value-type="float" office:value="14.90849" calcext:value-type="float">
            <text:p>14.90849</text:p>
          </table:table-cell>
        </table:table-row>
        <table:table-row table:style-name="ro1">
          <table:table-cell office:value-type="float" office:value="16.8748" calcext:value-type="float">
            <text:p>16.8748</text:p>
          </table:table-cell>
          <table:table-cell office:value-type="float" office:value="0.418033" calcext:value-type="float">
            <text:p>0.418033</text:p>
          </table:table-cell>
          <table:table-cell office:value-type="float" office:value="16.8748" calcext:value-type="float">
            <text:p>16.8748</text:p>
          </table:table-cell>
          <table:table-cell office:value-type="float" office:value="-1.9489" calcext:value-type="float">
            <text:p>-1.9489</text:p>
          </table:table-cell>
          <table:table-cell table:formula="of:=[.D80]+[.C80]" office:value-type="float" office:value="14.9259" calcext:value-type="float">
            <text:p>14.9259</text:p>
          </table:table-cell>
        </table:table-row>
        <table:table-row table:style-name="ro1">
          <table:table-cell office:value-type="float" office:value="16.9045" calcext:value-type="float">
            <text:p>16.9045</text:p>
          </table:table-cell>
          <table:table-cell office:value-type="float" office:value="0.392329" calcext:value-type="float">
            <text:p>0.392329</text:p>
          </table:table-cell>
          <table:table-cell office:value-type="float" office:value="16.9045" calcext:value-type="float">
            <text:p>16.9045</text:p>
          </table:table-cell>
          <table:table-cell office:value-type="float" office:value="-2.00196" calcext:value-type="float">
            <text:p>-2.00196</text:p>
          </table:table-cell>
          <table:table-cell table:formula="of:=[.D81]+[.C81]" office:value-type="float" office:value="14.90254" calcext:value-type="float">
            <text:p>14.90254</text:p>
          </table:table-cell>
        </table:table-row>
        <table:table-row table:style-name="ro1">
          <table:table-cell office:value-type="float" office:value="16.9343" calcext:value-type="float">
            <text:p>16.9343</text:p>
          </table:table-cell>
          <table:table-cell office:value-type="float" office:value="0.359468" calcext:value-type="float">
            <text:p>0.359468</text:p>
          </table:table-cell>
          <table:table-cell office:value-type="float" office:value="16.9343" calcext:value-type="float">
            <text:p>16.9343</text:p>
          </table:table-cell>
          <table:table-cell office:value-type="float" office:value="-2.02188" calcext:value-type="float">
            <text:p>-2.02188</text:p>
          </table:table-cell>
          <table:table-cell table:formula="of:=[.D82]+[.C82]" office:value-type="float" office:value="14.91242" calcext:value-type="float">
            <text:p>14.91242</text:p>
          </table:table-cell>
        </table:table-row>
        <table:table-row table:style-name="ro1">
          <table:table-cell office:value-type="float" office:value="16.9641" calcext:value-type="float">
            <text:p>16.9641</text:p>
          </table:table-cell>
          <table:table-cell office:value-type="float" office:value="0.332782" calcext:value-type="float">
            <text:p>0.332782</text:p>
          </table:table-cell>
          <table:table-cell office:value-type="float" office:value="16.9641" calcext:value-type="float">
            <text:p>16.9641</text:p>
          </table:table-cell>
          <table:table-cell office:value-type="float" office:value="-2.03903" calcext:value-type="float">
            <text:p>-2.03903</text:p>
          </table:table-cell>
          <table:table-cell table:formula="of:=[.D83]+[.C83]" office:value-type="float" office:value="14.92507" calcext:value-type="float">
            <text:p>14.92507</text:p>
          </table:table-cell>
        </table:table-row>
        <table:table-row table:style-name="ro1">
          <table:table-cell office:value-type="float" office:value="16.9939" calcext:value-type="float">
            <text:p>16.9939</text:p>
          </table:table-cell>
          <table:table-cell office:value-type="float" office:value="0.308295" calcext:value-type="float">
            <text:p>0.308295</text:p>
          </table:table-cell>
          <table:table-cell office:value-type="float" office:value="16.9939" calcext:value-type="float">
            <text:p>16.9939</text:p>
          </table:table-cell>
          <table:table-cell office:value-type="float" office:value="-2.05548" calcext:value-type="float">
            <text:p>-2.05548</text:p>
          </table:table-cell>
          <table:table-cell table:formula="of:=[.D84]+[.C84]" office:value-type="float" office:value="14.93842" calcext:value-type="float">
            <text:p>14.93842</text:p>
          </table:table-cell>
        </table:table-row>
        <table:table-row table:style-name="ro1">
          <table:table-cell office:value-type="float" office:value="17.0237" calcext:value-type="float">
            <text:p>17.0237</text:p>
          </table:table-cell>
          <table:table-cell office:value-type="float" office:value="0.277047" calcext:value-type="float">
            <text:p>0.277047</text:p>
          </table:table-cell>
          <table:table-cell office:value-type="float" office:value="17.0237" calcext:value-type="float">
            <text:p>17.0237</text:p>
          </table:table-cell>
          <table:table-cell office:value-type="float" office:value="-2.08426" calcext:value-type="float">
            <text:p>-2.08426</text:p>
          </table:table-cell>
          <table:table-cell table:formula="of:=[.D85]+[.C85]" office:value-type="float" office:value="14.93944" calcext:value-type="float">
            <text:p>14.93944</text:p>
          </table:table-cell>
        </table:table-row>
        <table:table-row table:style-name="ro1">
          <table:table-cell office:value-type="float" office:value="17.0535" calcext:value-type="float">
            <text:p>17.0535</text:p>
          </table:table-cell>
          <table:table-cell office:value-type="float" office:value="0.238636" calcext:value-type="float">
            <text:p>0.238636</text:p>
          </table:table-cell>
          <table:table-cell office:value-type="float" office:value="17.0535" calcext:value-type="float">
            <text:p>17.0535</text:p>
          </table:table-cell>
          <table:table-cell office:value-type="float" office:value="-2.12716" calcext:value-type="float">
            <text:p>-2.12716</text:p>
          </table:table-cell>
          <table:table-cell table:formula="of:=[.D86]+[.C86]" office:value-type="float" office:value="14.92634" calcext:value-type="float">
            <text:p>14.92634</text:p>
          </table:table-cell>
        </table:table-row>
        <table:table-row table:style-name="ro1">
          <table:table-cell office:value-type="float" office:value="17.0832" calcext:value-type="float">
            <text:p>17.0832</text:p>
          </table:table-cell>
          <table:table-cell office:value-type="float" office:value="0.211002" calcext:value-type="float">
            <text:p>0.211002</text:p>
          </table:table-cell>
          <table:table-cell office:value-type="float" office:value="17.0832" calcext:value-type="float">
            <text:p>17.0832</text:p>
          </table:table-cell>
          <table:table-cell office:value-type="float" office:value="-2.15056" calcext:value-type="float">
            <text:p>-2.15056</text:p>
          </table:table-cell>
          <table:table-cell table:formula="of:=[.D87]+[.C87]" office:value-type="float" office:value="14.93264" calcext:value-type="float">
            <text:p>14.93264</text:p>
          </table:table-cell>
        </table:table-row>
        <table:table-row table:style-name="ro1">
          <table:table-cell office:value-type="float" office:value="17.113" calcext:value-type="float">
            <text:p>17.113</text:p>
          </table:table-cell>
          <table:table-cell office:value-type="float" office:value="0.192631" calcext:value-type="float">
            <text:p>0.192631</text:p>
          </table:table-cell>
          <table:table-cell office:value-type="float" office:value="17.113" calcext:value-type="float">
            <text:p>17.113</text:p>
          </table:table-cell>
          <table:table-cell office:value-type="float" office:value="-2.18074" calcext:value-type="float">
            <text:p>-2.18074</text:p>
          </table:table-cell>
          <table:table-cell table:formula="of:=[.D88]+[.C88]" office:value-type="float" office:value="14.93226" calcext:value-type="float">
            <text:p>14.93226</text:p>
          </table:table-cell>
        </table:table-row>
        <table:table-row table:style-name="ro1">
          <table:table-cell office:value-type="float" office:value="17.1428" calcext:value-type="float">
            <text:p>17.1428</text:p>
          </table:table-cell>
          <table:table-cell office:value-type="float" office:value="0.16702" calcext:value-type="float">
            <text:p>0.16702</text:p>
          </table:table-cell>
          <table:table-cell office:value-type="float" office:value="17.1428" calcext:value-type="float">
            <text:p>17.1428</text:p>
          </table:table-cell>
          <table:table-cell office:value-type="float" office:value="-2.20806" calcext:value-type="float">
            <text:p>-2.20806</text:p>
          </table:table-cell>
          <table:table-cell table:formula="of:=[.D89]+[.C89]" office:value-type="float" office:value="14.93474" calcext:value-type="float">
            <text:p>14.93474</text:p>
          </table:table-cell>
        </table:table-row>
        <table:table-row table:style-name="ro1">
          <table:table-cell office:value-type="float" office:value="17.1726" calcext:value-type="float">
            <text:p>17.1726</text:p>
          </table:table-cell>
          <table:table-cell office:value-type="float" office:value="0.132616" calcext:value-type="float">
            <text:p>0.132616</text:p>
          </table:table-cell>
          <table:table-cell office:value-type="float" office:value="17.1726" calcext:value-type="float">
            <text:p>17.1726</text:p>
          </table:table-cell>
          <table:table-cell office:value-type="float" office:value="-2.22609" calcext:value-type="float">
            <text:p>-2.22609</text:p>
          </table:table-cell>
          <table:table-cell table:formula="of:=[.D90]+[.C90]" office:value-type="float" office:value="14.94651" calcext:value-type="float">
            <text:p>14.94651</text:p>
          </table:table-cell>
        </table:table-row>
        <table:table-row table:style-name="ro1">
          <table:table-cell office:value-type="float" office:value="17.2024" calcext:value-type="float">
            <text:p>17.2024</text:p>
          </table:table-cell>
          <table:table-cell office:value-type="float" office:value="0.104055" calcext:value-type="float">
            <text:p>0.104055</text:p>
          </table:table-cell>
          <table:table-cell office:value-type="float" office:value="17.2024" calcext:value-type="float">
            <text:p>17.2024</text:p>
          </table:table-cell>
          <table:table-cell office:value-type="float" office:value="-2.22304" calcext:value-type="float">
            <text:p>-2.22304</text:p>
          </table:table-cell>
          <table:table-cell table:formula="of:=[.D91]+[.C91]" office:value-type="float" office:value="14.97936" calcext:value-type="float">
            <text:p>14.97936</text:p>
          </table:table-cell>
        </table:table-row>
        <table:table-row table:style-name="ro1">
          <table:table-cell office:value-type="float" office:value="17.2322" calcext:value-type="float">
            <text:p>17.2322</text:p>
          </table:table-cell>
          <table:table-cell office:value-type="float" office:value="0.081429" calcext:value-type="float">
            <text:p>0.081429</text:p>
          </table:table-cell>
          <table:table-cell office:value-type="float" office:value="17.2322" calcext:value-type="float">
            <text:p>17.2322</text:p>
          </table:table-cell>
          <table:table-cell office:value-type="float" office:value="-2.26045" calcext:value-type="float">
            <text:p>-2.26045</text:p>
          </table:table-cell>
          <table:table-cell table:formula="of:=[.D92]+[.C92]" office:value-type="float" office:value="14.97175" calcext:value-type="float">
            <text:p>14.97175</text:p>
          </table:table-cell>
        </table:table-row>
        <table:table-row table:style-name="ro1">
          <table:table-cell office:value-type="float" office:value="17.2619" calcext:value-type="float">
            <text:p>17.2619</text:p>
          </table:table-cell>
          <table:table-cell office:value-type="float" office:value="0.0603926" calcext:value-type="float">
            <text:p>0.0603926</text:p>
          </table:table-cell>
          <table:table-cell office:value-type="float" office:value="17.2619" calcext:value-type="float">
            <text:p>17.2619</text:p>
          </table:table-cell>
          <table:table-cell office:value-type="float" office:value="-2.3159" calcext:value-type="float">
            <text:p>-2.3159</text:p>
          </table:table-cell>
          <table:table-cell table:formula="of:=[.D93]+[.C93]" office:value-type="float" office:value="14.946" calcext:value-type="float">
            <text:p>14.946</text:p>
          </table:table-cell>
        </table:table-row>
        <table:table-row table:style-name="ro1">
          <table:table-cell office:value-type="float" office:value="17.2917" calcext:value-type="float">
            <text:p>17.2917</text:p>
          </table:table-cell>
          <table:table-cell office:value-type="float" office:value="0.0162456" calcext:value-type="float">
            <text:p>0.0162456</text:p>
          </table:table-cell>
          <table:table-cell office:value-type="float" office:value="17.2917" calcext:value-type="float">
            <text:p>17.2917</text:p>
          </table:table-cell>
          <table:table-cell office:value-type="float" office:value="-2.3138" calcext:value-type="float">
            <text:p>-2.3138</text:p>
          </table:table-cell>
          <table:table-cell table:formula="of:=[.D94]+[.C94]" office:value-type="float" office:value="14.9779" calcext:value-type="float">
            <text:p>14.9779</text:p>
          </table:table-cell>
        </table:table-row>
        <table:table-row table:style-name="ro1">
          <table:table-cell office:value-type="float" office:value="17.3215" calcext:value-type="float">
            <text:p>17.3215</text:p>
          </table:table-cell>
          <table:table-cell office:value-type="float" office:value="-0.0354761" calcext:value-type="float">
            <text:p>-0.0354761</text:p>
          </table:table-cell>
          <table:table-cell office:value-type="float" office:value="17.3215" calcext:value-type="float">
            <text:p>17.3215</text:p>
          </table:table-cell>
          <table:table-cell office:value-type="float" office:value="-2.35463" calcext:value-type="float">
            <text:p>-2.35463</text:p>
          </table:table-cell>
          <table:table-cell table:formula="of:=[.D95]+[.C95]" office:value-type="float" office:value="14.96687" calcext:value-type="float">
            <text:p>14.96687</text:p>
          </table:table-cell>
        </table:table-row>
        <table:table-row table:style-name="ro1">
          <table:table-cell office:value-type="float" office:value="17.3513" calcext:value-type="float">
            <text:p>17.3513</text:p>
          </table:table-cell>
          <table:table-cell office:value-type="float" office:value="-0.108883" calcext:value-type="float">
            <text:p>-0.108883</text:p>
          </table:table-cell>
          <table:table-cell office:value-type="float" office:value="17.3513" calcext:value-type="float">
            <text:p>17.3513</text:p>
          </table:table-cell>
          <table:table-cell office:value-type="float" office:value="-2.36914" calcext:value-type="float">
            <text:p>-2.36914</text:p>
          </table:table-cell>
          <table:table-cell table:formula="of:=[.D96]+[.C96]" office:value-type="float" office:value="14.98216" calcext:value-type="float">
            <text:p>14.98216</text:p>
          </table:table-cell>
        </table:table-row>
        <table:table-row table:style-name="ro1">
          <table:table-cell office:value-type="float" office:value="17.3811" calcext:value-type="float">
            <text:p>17.3811</text:p>
          </table:table-cell>
          <table:table-cell office:value-type="float" office:value="-0.171997" calcext:value-type="float">
            <text:p>-0.171997</text:p>
          </table:table-cell>
          <table:table-cell office:value-type="float" office:value="17.3811" calcext:value-type="float">
            <text:p>17.3811</text:p>
          </table:table-cell>
          <table:table-cell office:value-type="float" office:value="-2.35804" calcext:value-type="float">
            <text:p>-2.35804</text:p>
          </table:table-cell>
          <table:table-cell table:formula="of:=[.D97]+[.C97]" office:value-type="float" office:value="15.02306" calcext:value-type="float">
            <text:p>15.02306</text:p>
          </table:table-cell>
        </table:table-row>
        <table:table-row table:style-name="ro1">
          <table:table-cell office:value-type="float" office:value="17.4108" calcext:value-type="float">
            <text:p>17.4108</text:p>
          </table:table-cell>
          <table:table-cell office:value-type="float" office:value="-0.165284" calcext:value-type="float">
            <text:p>-0.165284</text:p>
          </table:table-cell>
          <table:table-cell office:value-type="float" office:value="17.4108" calcext:value-type="float">
            <text:p>17.4108</text:p>
          </table:table-cell>
          <table:table-cell office:value-type="float" office:value="-2.34331" calcext:value-type="float">
            <text:p>-2.34331</text:p>
          </table:table-cell>
          <table:table-cell table:formula="of:=[.D98]+[.C98]" office:value-type="float" office:value="15.06749" calcext:value-type="float">
            <text:p>15.06749</text:p>
          </table:table-cell>
        </table:table-row>
        <table:table-row table:style-name="ro1">
          <table:table-cell office:value-type="float" office:value="17.4406" calcext:value-type="float">
            <text:p>17.4406</text:p>
          </table:table-cell>
          <table:table-cell office:value-type="float" office:value="-0.27267" calcext:value-type="float">
            <text:p>-0.27267</text:p>
          </table:table-cell>
          <table:table-cell office:value-type="float" office:value="17.4406" calcext:value-type="float">
            <text:p>17.4406</text:p>
          </table:table-cell>
          <table:table-cell office:value-type="float" office:value="-2.67652" calcext:value-type="float">
            <text:p>-2.67652</text:p>
          </table:table-cell>
          <table:table-cell/>
        </table:table-row>
        <table:table-row table:style-name="ro1">
          <table:table-cell office:value-type="float" office:value="17.4704" calcext:value-type="float">
            <text:p>17.4704</text:p>
          </table:table-cell>
          <table:table-cell office:value-type="float" office:value="-0.147778" calcext:value-type="float">
            <text:p>-0.147778</text:p>
          </table:table-cell>
          <table:table-cell office:value-type="float" office:value="17.4704" calcext:value-type="float">
            <text:p>17.4704</text:p>
          </table:table-cell>
          <table:table-cell office:value-type="float" office:value="-2.22301" calcext:value-type="float">
            <text:p>-2.22301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/00/00</text:date>, <text:time style:data-style-name="N2" text:time-value="12:56:00.86351272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5:09:21.235467349</meta:creation-date>
    <dc:date>2017-07-10T13:45:11.429918899</dc:date>
    <meta:editing-duration>PT1H45M50S</meta:editing-duration>
    <meta:editing-cycles>12</meta:editing-cycles>
    <meta:generator>LibreOffice/5.1.6.2$Linux_X86_64 LibreOffice_project/10m0$Build-2</meta:generator>
    <meta:document-statistic meta:table-count="5" meta:cell-count="8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" chart:maximum="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44cm" svg:height="20.572cm" xlink:href=".." xlink:type="simple" chart:class="chart:scatter" chart:style-name="ch1">
        <chart:title svg:x="9.874cm" svg:y="0.546cm" chart:style-name="ch2">
          <text:p>跳跃水分子与形成氢键水分子的水平距离-z坐标关系</text:p>
        </chart:title>
        <chart:legend chart:legend-position="end" svg:x="27.512cm" svg:y="9.738cm" style:legend-expansion="high" chart:style-name="ch3"/>
        <chart:plot-area chart:style-name="ch4" table:cell-range-address="Sheet1.B1:Sheet1.B98 Sheet1.A2:Sheet1.A98 Sheet1.D1:Sheet1.D1" chart:data-source-has-labels="row" svg:x="1.619cm" svg:y="1.922cm" svg:width="25.285cm" svg:height="17.258cm">
          <chartooo:coordinate-region svg:x="2.531cm" svg:y="2.121cm" svg:width="24.28cm" svg:height="16.412cm"/>
          <chart:axis chart:dimension="x" chart:name="primary-x" chart:style-name="ch5">
            <chart:title svg:x="13.225cm" svg:y="19.591cm" chart:style-name="ch6">
              <text:p>dr_average/A</text:p>
            </chart:title>
          </chart:axis>
          <chart:axis chart:dimension="y" chart:name="primary-y" chart:style-name="ch7">
            <chart:title svg:x="0.451cm" svg:y="10.833cm" chart:style-name="ch8">
              <text:p>z/A</text:p>
            </chart:title>
            <chart:grid chart:style-name="ch9" chart:class="major"/>
          </chart:axis>
          <chart:series chart:style-name="ch10" chart:values-cell-range-address="Sheet1.A2:Sheet1.A98" chart:label-cell-address="Sheet1.B1:Sheet1.B1" chart:class="chart:scatter">
            <chart:domain table:cell-range-address="Sheet1.B2:Sheet1.B98"/>
            <chart:data-point chart:repeated="97"/>
          </chart:series>
          <chart:series chart:style-name="ch11" chart:values-cell-range-address="Sheet1.A2:Sheet1.A98" chart:label-cell-address="Sheet1.D1:Sheet1.D1" chart:class="chart:scatter">
            <chart:domain table:cell-range-address="Sheet1.D2:Sheet1.D98"/>
            <chart:data-point chart:repeated="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upperlayer</text:p>
                <draw:g>
                  <svg:desc>Sheet1.B1:Sheet1.B1</svg:desc>
                </draw:g>
              </table:table-cell>
              <table:table-cell office:value-type="string">
                <text:p>列 D</text:p>
              </table:table-cell>
              <table:table-cell office:value-type="string">
                <text:p>lowerlay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98</svg:desc>
                </draw:g>
              </table:table-cell>
              <table:table-cell office:value-type="float" office:value="NaN">
                <text:p>NaN</text:p>
                <draw:g>
                  <svg:desc>Sheet1.A2:Sheet1.A98</svg:desc>
                </draw:g>
              </table:table-cell>
              <table:table-cell office:value-type="float" office:value="NaN">
                <text:p>NaN</text:p>
                <draw:g>
                  <svg:desc>Sheet1.D2:Sheet1.D98</svg:desc>
                </draw:g>
              </table:table-cell>
              <table:table-cell office:value-type="float" office:value="NaN">
                <text:p>NaN</text:p>
                <draw:g>
                  <svg:desc>Sheet1.A2:Sheet1.A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9682">
                <text:p>1.79682</text:p>
              </table:table-cell>
              <table:table-cell office:value-type="float" office:value="14.7006">
                <text:p>14.7006</text:p>
              </table:table-cell>
              <table:table-cell office:value-type="float" office:value="2.73578">
                <text:p>2.73578</text:p>
              </table:table-cell>
              <table:table-cell office:value-type="float" office:value="14.7006">
                <text:p>14.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7462">
                <text:p>1.67462</text:p>
              </table:table-cell>
              <table:table-cell office:value-type="float" office:value="14.7304">
                <text:p>14.7304</text:p>
              </table:table-cell>
              <table:table-cell office:value-type="float" office:value="2.72075">
                <text:p>2.72075</text:p>
              </table:table-cell>
              <table:table-cell office:value-type="float" office:value="14.7304">
                <text:p>14.7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897">
                <text:p>1.64897</text:p>
              </table:table-cell>
              <table:table-cell office:value-type="float" office:value="14.7602">
                <text:p>14.7602</text:p>
              </table:table-cell>
              <table:table-cell office:value-type="float" office:value="2.76155">
                <text:p>2.76155</text:p>
              </table:table-cell>
              <table:table-cell office:value-type="float" office:value="14.7602">
                <text:p>14.7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379">
                <text:p>1.65379</text:p>
              </table:table-cell>
              <table:table-cell office:value-type="float" office:value="14.79">
                <text:p>14.79</text:p>
              </table:table-cell>
              <table:table-cell office:value-type="float" office:value="2.78761">
                <text:p>2.787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252">
                <text:p>1.6252</text:p>
              </table:table-cell>
              <table:table-cell office:value-type="float" office:value="14.8198">
                <text:p>14.8198</text:p>
              </table:table-cell>
              <table:table-cell office:value-type="float" office:value="2.76861">
                <text:p>2.76861</text:p>
              </table:table-cell>
              <table:table-cell office:value-type="float" office:value="14.8198">
                <text:p>14.8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2816">
                <text:p>1.72816</text:p>
              </table:table-cell>
              <table:table-cell office:value-type="float" office:value="14.8496">
                <text:p>14.8496</text:p>
              </table:table-cell>
              <table:table-cell office:value-type="float" office:value="2.75063">
                <text:p>2.75063</text:p>
              </table:table-cell>
              <table:table-cell office:value-type="float" office:value="14.8496">
                <text:p>14.8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9211">
                <text:p>1.69211</text:p>
              </table:table-cell>
              <table:table-cell office:value-type="float" office:value="14.8793">
                <text:p>14.8793</text:p>
              </table:table-cell>
              <table:table-cell office:value-type="float" office:value="2.7457">
                <text:p>2.7457</text:p>
              </table:table-cell>
              <table:table-cell office:value-type="float" office:value="14.8793">
                <text:p>14.8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8875">
                <text:p>1.78875</text:p>
              </table:table-cell>
              <table:table-cell office:value-type="float" office:value="14.9091">
                <text:p>14.9091</text:p>
              </table:table-cell>
              <table:table-cell office:value-type="float" office:value="2.7355">
                <text:p>2.7355</text:p>
              </table:table-cell>
              <table:table-cell office:value-type="float" office:value="14.9091">
                <text:p>14.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504">
                <text:p>1.77504</text:p>
              </table:table-cell>
              <table:table-cell office:value-type="float" office:value="14.9389">
                <text:p>14.9389</text:p>
              </table:table-cell>
              <table:table-cell office:value-type="float" office:value="2.72991">
                <text:p>2.72991</text:p>
              </table:table-cell>
              <table:table-cell office:value-type="float" office:value="14.9389">
                <text:p>14.9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2603">
                <text:p>1.72603</text:p>
              </table:table-cell>
              <table:table-cell office:value-type="float" office:value="14.9687">
                <text:p>14.9687</text:p>
              </table:table-cell>
              <table:table-cell office:value-type="float" office:value="2.7539">
                <text:p>2.7539</text:p>
              </table:table-cell>
              <table:table-cell office:value-type="float" office:value="14.9687">
                <text:p>14.9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6607">
                <text:p>1.86607</text:p>
              </table:table-cell>
              <table:table-cell office:value-type="float" office:value="14.9985">
                <text:p>14.9985</text:p>
              </table:table-cell>
              <table:table-cell office:value-type="float" office:value="2.73829">
                <text:p>2.73829</text:p>
              </table:table-cell>
              <table:table-cell office:value-type="float" office:value="14.9985">
                <text:p>14.9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4858">
                <text:p>1.84858</text:p>
              </table:table-cell>
              <table:table-cell office:value-type="float" office:value="15.0282">
                <text:p>15.0282</text:p>
              </table:table-cell>
              <table:table-cell office:value-type="float" office:value="2.739">
                <text:p>2.739</text:p>
              </table:table-cell>
              <table:table-cell office:value-type="float" office:value="15.0282">
                <text:p>15.0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8659">
                <text:p>1.88659</text:p>
              </table:table-cell>
              <table:table-cell office:value-type="float" office:value="15.058">
                <text:p>15.058</text:p>
              </table:table-cell>
              <table:table-cell office:value-type="float" office:value="2.74131">
                <text:p>2.74131</text:p>
              </table:table-cell>
              <table:table-cell office:value-type="float" office:value="15.058">
                <text:p>15.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8132">
                <text:p>1.88132</text:p>
              </table:table-cell>
              <table:table-cell office:value-type="float" office:value="15.0878">
                <text:p>15.0878</text:p>
              </table:table-cell>
              <table:table-cell office:value-type="float" office:value="2.73933">
                <text:p>2.73933</text:p>
              </table:table-cell>
              <table:table-cell office:value-type="float" office:value="15.0878">
                <text:p>15.0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363">
                <text:p>1.87363</text:p>
              </table:table-cell>
              <table:table-cell office:value-type="float" office:value="15.1176">
                <text:p>15.1176</text:p>
              </table:table-cell>
              <table:table-cell office:value-type="float" office:value="2.71316">
                <text:p>2.71316</text:p>
              </table:table-cell>
              <table:table-cell office:value-type="float" office:value="15.1176">
                <text:p>15.1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4307">
                <text:p>1.94307</text:p>
              </table:table-cell>
              <table:table-cell office:value-type="float" office:value="15.1474">
                <text:p>15.1474</text:p>
              </table:table-cell>
              <table:table-cell office:value-type="float" office:value="2.72701">
                <text:p>2.72701</text:p>
              </table:table-cell>
              <table:table-cell office:value-type="float" office:value="15.1474">
                <text:p>15.1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0356">
                <text:p>1.90356</text:p>
              </table:table-cell>
              <table:table-cell office:value-type="float" office:value="15.1772">
                <text:p>15.1772</text:p>
              </table:table-cell>
              <table:table-cell office:value-type="float" office:value="2.71916">
                <text:p>2.71916</text:p>
              </table:table-cell>
              <table:table-cell office:value-type="float" office:value="15.1772">
                <text:p>15.1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2526">
                <text:p>1.92526</text:p>
              </table:table-cell>
              <table:table-cell office:value-type="float" office:value="15.2069">
                <text:p>15.2069</text:p>
              </table:table-cell>
              <table:table-cell office:value-type="float" office:value="2.71781">
                <text:p>2.71781</text:p>
              </table:table-cell>
              <table:table-cell office:value-type="float" office:value="15.2069">
                <text:p>15.2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6931">
                <text:p>1.96931</text:p>
              </table:table-cell>
              <table:table-cell office:value-type="float" office:value="15.2367">
                <text:p>15.2367</text:p>
              </table:table-cell>
              <table:table-cell office:value-type="float" office:value="2.69705">
                <text:p>2.69705</text:p>
              </table:table-cell>
              <table:table-cell office:value-type="float" office:value="15.2367">
                <text:p>15.2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7499">
                <text:p>1.97499</text:p>
              </table:table-cell>
              <table:table-cell office:value-type="float" office:value="15.2665">
                <text:p>15.2665</text:p>
              </table:table-cell>
              <table:table-cell office:value-type="float" office:value="2.68096">
                <text:p>2.68096</text:p>
              </table:table-cell>
              <table:table-cell office:value-type="float" office:value="15.2665">
                <text:p>15.26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9762">
                <text:p>1.99762</text:p>
              </table:table-cell>
              <table:table-cell office:value-type="float" office:value="15.2963">
                <text:p>15.2963</text:p>
              </table:table-cell>
              <table:table-cell office:value-type="float" office:value="2.68586">
                <text:p>2.68586</text:p>
              </table:table-cell>
              <table:table-cell office:value-type="float" office:value="15.2963">
                <text:p>15.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8509">
                <text:p>1.98509</text:p>
              </table:table-cell>
              <table:table-cell office:value-type="float" office:value="15.3261">
                <text:p>15.3261</text:p>
              </table:table-cell>
              <table:table-cell office:value-type="float" office:value="2.66918">
                <text:p>2.66918</text:p>
              </table:table-cell>
              <table:table-cell office:value-type="float" office:value="15.3261">
                <text:p>15.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2242">
                <text:p>2.02242</text:p>
              </table:table-cell>
              <table:table-cell office:value-type="float" office:value="15.3559">
                <text:p>15.3559</text:p>
              </table:table-cell>
              <table:table-cell office:value-type="float" office:value="2.68026">
                <text:p>2.68026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7974">
                <text:p>2.07974</text:p>
              </table:table-cell>
              <table:table-cell office:value-type="float" office:value="15.3856">
                <text:p>15.3856</text:p>
              </table:table-cell>
              <table:table-cell office:value-type="float" office:value="2.66935">
                <text:p>2.66935</text:p>
              </table:table-cell>
              <table:table-cell office:value-type="float" office:value="15.3856">
                <text:p>15.3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7808">
                <text:p>2.07808</text:p>
              </table:table-cell>
              <table:table-cell office:value-type="float" office:value="15.4154">
                <text:p>15.4154</text:p>
              </table:table-cell>
              <table:table-cell office:value-type="float" office:value="2.66798">
                <text:p>2.66798</text:p>
              </table:table-cell>
              <table:table-cell office:value-type="float" office:value="15.4154">
                <text:p>15.4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6794">
                <text:p>2.06794</text:p>
              </table:table-cell>
              <table:table-cell office:value-type="float" office:value="15.4452">
                <text:p>15.4452</text:p>
              </table:table-cell>
              <table:table-cell office:value-type="float" office:value="2.65322">
                <text:p>2.65322</text:p>
              </table:table-cell>
              <table:table-cell office:value-type="float" office:value="15.4452">
                <text:p>15.4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2143">
                <text:p>2.12143</text:p>
              </table:table-cell>
              <table:table-cell office:value-type="float" office:value="15.475">
                <text:p>15.475</text:p>
              </table:table-cell>
              <table:table-cell office:value-type="float" office:value="2.63493">
                <text:p>2.63493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2217">
                <text:p>2.12217</text:p>
              </table:table-cell>
              <table:table-cell office:value-type="float" office:value="15.5048">
                <text:p>15.5048</text:p>
              </table:table-cell>
              <table:table-cell office:value-type="float" office:value="2.63134">
                <text:p>2.63134</text:p>
              </table:table-cell>
              <table:table-cell office:value-type="float" office:value="15.5048">
                <text:p>15.5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7781">
                <text:p>2.17781</text:p>
              </table:table-cell>
              <table:table-cell office:value-type="float" office:value="15.5346">
                <text:p>15.5346</text:p>
              </table:table-cell>
              <table:table-cell office:value-type="float" office:value="2.62374">
                <text:p>2.62374</text:p>
              </table:table-cell>
              <table:table-cell office:value-type="float" office:value="15.5346">
                <text:p>15.5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9029">
                <text:p>2.19029</text:p>
              </table:table-cell>
              <table:table-cell office:value-type="float" office:value="15.5643">
                <text:p>15.5643</text:p>
              </table:table-cell>
              <table:table-cell office:value-type="float" office:value="2.61404">
                <text:p>2.61404</text:p>
              </table:table-cell>
              <table:table-cell office:value-type="float" office:value="15.5643">
                <text:p>15.5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0945">
                <text:p>2.20945</text:p>
              </table:table-cell>
              <table:table-cell office:value-type="float" office:value="15.5941">
                <text:p>15.5941</text:p>
              </table:table-cell>
              <table:table-cell office:value-type="float" office:value="2.61081">
                <text:p>2.61081</text:p>
              </table:table-cell>
              <table:table-cell office:value-type="float" office:value="15.5941">
                <text:p>15.5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129">
                <text:p>2.2129</text:p>
              </table:table-cell>
              <table:table-cell office:value-type="float" office:value="15.6239">
                <text:p>15.6239</text:p>
              </table:table-cell>
              <table:table-cell office:value-type="float" office:value="2.59389">
                <text:p>2.59389</text:p>
              </table:table-cell>
              <table:table-cell office:value-type="float" office:value="15.6239">
                <text:p>15.6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4507">
                <text:p>2.24507</text:p>
              </table:table-cell>
              <table:table-cell office:value-type="float" office:value="15.6537">
                <text:p>15.6537</text:p>
              </table:table-cell>
              <table:table-cell office:value-type="float" office:value="2.58069">
                <text:p>2.58069</text:p>
              </table:table-cell>
              <table:table-cell office:value-type="float" office:value="15.6537">
                <text:p>15.65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4112">
                <text:p>2.24112</text:p>
              </table:table-cell>
              <table:table-cell office:value-type="float" office:value="15.6835">
                <text:p>15.6835</text:p>
              </table:table-cell>
              <table:table-cell office:value-type="float" office:value="2.55661">
                <text:p>2.55661</text:p>
              </table:table-cell>
              <table:table-cell office:value-type="float" office:value="15.6835">
                <text:p>15.68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8141">
                <text:p>2.28141</text:p>
              </table:table-cell>
              <table:table-cell office:value-type="float" office:value="15.7132">
                <text:p>15.7132</text:p>
              </table:table-cell>
              <table:table-cell office:value-type="float" office:value="2.54859">
                <text:p>2.54859</text:p>
              </table:table-cell>
              <table:table-cell office:value-type="float" office:value="15.7132">
                <text:p>15.7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9505">
                <text:p>2.29505</text:p>
              </table:table-cell>
              <table:table-cell office:value-type="float" office:value="15.743">
                <text:p>15.743</text:p>
              </table:table-cell>
              <table:table-cell office:value-type="float" office:value="2.53753">
                <text:p>2.53753</text:p>
              </table:table-cell>
              <table:table-cell office:value-type="float" office:value="15.743">
                <text:p>15.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8771">
                <text:p>2.28771</text:p>
              </table:table-cell>
              <table:table-cell office:value-type="float" office:value="15.7728">
                <text:p>15.7728</text:p>
              </table:table-cell>
              <table:table-cell office:value-type="float" office:value="2.53049">
                <text:p>2.53049</text:p>
              </table:table-cell>
              <table:table-cell office:value-type="float" office:value="15.7728">
                <text:p>15.7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2655">
                <text:p>2.32655</text:p>
              </table:table-cell>
              <table:table-cell office:value-type="float" office:value="15.8026">
                <text:p>15.8026</text:p>
              </table:table-cell>
              <table:table-cell office:value-type="float" office:value="2.51332">
                <text:p>2.51332</text:p>
              </table:table-cell>
              <table:table-cell office:value-type="float" office:value="15.8026">
                <text:p>15.80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2031">
                <text:p>2.32031</text:p>
              </table:table-cell>
              <table:table-cell office:value-type="float" office:value="15.8324">
                <text:p>15.8324</text:p>
              </table:table-cell>
              <table:table-cell office:value-type="float" office:value="2.4889">
                <text:p>2.4889</text:p>
              </table:table-cell>
              <table:table-cell office:value-type="float" office:value="15.8324">
                <text:p>15.8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218">
                <text:p>2.35218</text:p>
              </table:table-cell>
              <table:table-cell office:value-type="float" office:value="15.8622">
                <text:p>15.8622</text:p>
              </table:table-cell>
              <table:table-cell office:value-type="float" office:value="2.45998">
                <text:p>2.45998</text:p>
              </table:table-cell>
              <table:table-cell office:value-type="float" office:value="15.8622">
                <text:p>15.86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6292">
                <text:p>2.36292</text:p>
              </table:table-cell>
              <table:table-cell office:value-type="float" office:value="15.8919">
                <text:p>15.8919</text:p>
              </table:table-cell>
              <table:table-cell office:value-type="float" office:value="2.46631">
                <text:p>2.46631</text:p>
              </table:table-cell>
              <table:table-cell office:value-type="float" office:value="15.8919">
                <text:p>15.8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8725">
                <text:p>2.38725</text:p>
              </table:table-cell>
              <table:table-cell office:value-type="float" office:value="15.9217">
                <text:p>15.9217</text:p>
              </table:table-cell>
              <table:table-cell office:value-type="float" office:value="2.46893">
                <text:p>2.46893</text:p>
              </table:table-cell>
              <table:table-cell office:value-type="float" office:value="15.9217">
                <text:p>15.9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782">
                <text:p>2.3782</text:p>
              </table:table-cell>
              <table:table-cell office:value-type="float" office:value="15.9515">
                <text:p>15.9515</text:p>
              </table:table-cell>
              <table:table-cell office:value-type="float" office:value="2.45246">
                <text:p>2.45246</text:p>
              </table:table-cell>
              <table:table-cell office:value-type="float" office:value="15.9515">
                <text:p>15.9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877">
                <text:p>2.40877</text:p>
              </table:table-cell>
              <table:table-cell office:value-type="float" office:value="15.9813">
                <text:p>15.9813</text:p>
              </table:table-cell>
              <table:table-cell office:value-type="float" office:value="2.45587">
                <text:p>2.45587</text:p>
              </table:table-cell>
              <table:table-cell office:value-type="float" office:value="15.9813">
                <text:p>15.9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2921">
                <text:p>2.42921</text:p>
              </table:table-cell>
              <table:table-cell office:value-type="float" office:value="16.0111">
                <text:p>16.0111</text:p>
              </table:table-cell>
              <table:table-cell office:value-type="float" office:value="2.44811">
                <text:p>2.44811</text:p>
              </table:table-cell>
              <table:table-cell office:value-type="float" office:value="16.0111">
                <text:p>16.0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49">
                <text:p>2.449</text:p>
              </table:table-cell>
              <table:table-cell office:value-type="float" office:value="16.0409">
                <text:p>16.0409</text:p>
              </table:table-cell>
              <table:table-cell office:value-type="float" office:value="2.42106">
                <text:p>2.42106</text:p>
              </table:table-cell>
              <table:table-cell office:value-type="float" office:value="16.0409">
                <text:p>16.0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5398">
                <text:p>2.45398</text:p>
              </table:table-cell>
              <table:table-cell office:value-type="float" office:value="16.0706">
                <text:p>16.0706</text:p>
              </table:table-cell>
              <table:table-cell office:value-type="float" office:value="2.41933">
                <text:p>2.41933</text:p>
              </table:table-cell>
              <table:table-cell office:value-type="float" office:value="16.0706">
                <text:p>16.07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6835">
                <text:p>2.46835</text:p>
              </table:table-cell>
              <table:table-cell office:value-type="float" office:value="16.1004">
                <text:p>16.1004</text:p>
              </table:table-cell>
              <table:table-cell office:value-type="float" office:value="2.38152">
                <text:p>2.38152</text:p>
              </table:table-cell>
              <table:table-cell office:value-type="float" office:value="16.1004">
                <text:p>16.1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852">
                <text:p>2.4852</text:p>
              </table:table-cell>
              <table:table-cell office:value-type="float" office:value="16.1302">
                <text:p>16.1302</text:p>
              </table:table-cell>
              <table:table-cell office:value-type="float" office:value="2.37855">
                <text:p>2.37855</text:p>
              </table:table-cell>
              <table:table-cell office:value-type="float" office:value="16.1302">
                <text:p>16.13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171">
                <text:p>2.5171</text:p>
              </table:table-cell>
              <table:table-cell office:value-type="float" office:value="16.16">
                <text:p>16.16</text:p>
              </table:table-cell>
              <table:table-cell office:value-type="float" office:value="2.35301">
                <text:p>2.35301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3342">
                <text:p>2.53342</text:p>
              </table:table-cell>
              <table:table-cell office:value-type="float" office:value="16.1898">
                <text:p>16.1898</text:p>
              </table:table-cell>
              <table:table-cell office:value-type="float" office:value="2.36882">
                <text:p>2.36882</text:p>
              </table:table-cell>
              <table:table-cell office:value-type="float" office:value="16.1898">
                <text:p>16.18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4981">
                <text:p>2.54981</text:p>
              </table:table-cell>
              <table:table-cell office:value-type="float" office:value="16.2195">
                <text:p>16.2195</text:p>
              </table:table-cell>
              <table:table-cell office:value-type="float" office:value="2.33764">
                <text:p>2.33764</text:p>
              </table:table-cell>
              <table:table-cell office:value-type="float" office:value="16.2195">
                <text:p>16.21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4569">
                <text:p>2.54569</text:p>
              </table:table-cell>
              <table:table-cell office:value-type="float" office:value="16.2493">
                <text:p>16.2493</text:p>
              </table:table-cell>
              <table:table-cell office:value-type="float" office:value="2.32763">
                <text:p>2.32763</text:p>
              </table:table-cell>
              <table:table-cell office:value-type="float" office:value="16.2493">
                <text:p>16.24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8317">
                <text:p>2.58317</text:p>
              </table:table-cell>
              <table:table-cell office:value-type="float" office:value="16.2791">
                <text:p>16.2791</text:p>
              </table:table-cell>
              <table:table-cell office:value-type="float" office:value="2.30175">
                <text:p>2.30175</text:p>
              </table:table-cell>
              <table:table-cell office:value-type="float" office:value="16.2791">
                <text:p>16.2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6489">
                <text:p>2.56489</text:p>
              </table:table-cell>
              <table:table-cell office:value-type="float" office:value="16.3089">
                <text:p>16.3089</text:p>
              </table:table-cell>
              <table:table-cell office:value-type="float" office:value="2.29989">
                <text:p>2.29989</text:p>
              </table:table-cell>
              <table:table-cell office:value-type="float" office:value="16.3089">
                <text:p>16.3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8046">
                <text:p>2.58046</text:p>
              </table:table-cell>
              <table:table-cell office:value-type="float" office:value="16.3387">
                <text:p>16.3387</text:p>
              </table:table-cell>
              <table:table-cell office:value-type="float" office:value="2.28288">
                <text:p>2.28288</text:p>
              </table:table-cell>
              <table:table-cell office:value-type="float" office:value="16.3387">
                <text:p>16.33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8073">
                <text:p>2.58073</text:p>
              </table:table-cell>
              <table:table-cell office:value-type="float" office:value="16.3685">
                <text:p>16.3685</text:p>
              </table:table-cell>
              <table:table-cell office:value-type="float" office:value="2.28019">
                <text:p>2.28019</text:p>
              </table:table-cell>
              <table:table-cell office:value-type="float" office:value="16.3685">
                <text:p>16.36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0071">
                <text:p>2.60071</text:p>
              </table:table-cell>
              <table:table-cell office:value-type="float" office:value="16.3982">
                <text:p>16.3982</text:p>
              </table:table-cell>
              <table:table-cell office:value-type="float" office:value="2.24001">
                <text:p>2.24001</text:p>
              </table:table-cell>
              <table:table-cell office:value-type="float" office:value="16.3982">
                <text:p>16.3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0196">
                <text:p>2.60196</text:p>
              </table:table-cell>
              <table:table-cell office:value-type="float" office:value="16.428">
                <text:p>16.428</text:p>
              </table:table-cell>
              <table:table-cell office:value-type="float" office:value="2.2419">
                <text:p>2.2419</text:p>
              </table:table-cell>
              <table:table-cell office:value-type="float" office:value="16.428">
                <text:p>16.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2106">
                <text:p>2.62106</text:p>
              </table:table-cell>
              <table:table-cell office:value-type="float" office:value="16.4578">
                <text:p>16.4578</text:p>
              </table:table-cell>
              <table:table-cell office:value-type="float" office:value="2.23088">
                <text:p>2.23088</text:p>
              </table:table-cell>
              <table:table-cell office:value-type="float" office:value="16.4578">
                <text:p>16.45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516">
                <text:p>2.63516</text:p>
              </table:table-cell>
              <table:table-cell office:value-type="float" office:value="16.4876">
                <text:p>16.4876</text:p>
              </table:table-cell>
              <table:table-cell office:value-type="float" office:value="2.2129">
                <text:p>2.2129</text:p>
              </table:table-cell>
              <table:table-cell office:value-type="float" office:value="16.4876">
                <text:p>16.4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362">
                <text:p>2.6362</text:p>
              </table:table-cell>
              <table:table-cell office:value-type="float" office:value="16.5174">
                <text:p>16.5174</text:p>
              </table:table-cell>
              <table:table-cell office:value-type="float" office:value="2.16457">
                <text:p>2.16457</text:p>
              </table:table-cell>
              <table:table-cell office:value-type="float" office:value="16.5174">
                <text:p>16.51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404">
                <text:p>2.64404</text:p>
              </table:table-cell>
              <table:table-cell office:value-type="float" office:value="16.5472">
                <text:p>16.5472</text:p>
              </table:table-cell>
              <table:table-cell office:value-type="float" office:value="2.181">
                <text:p>2.181</text:p>
              </table:table-cell>
              <table:table-cell office:value-type="float" office:value="16.5472">
                <text:p>16.5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5178">
                <text:p>2.65178</text:p>
              </table:table-cell>
              <table:table-cell office:value-type="float" office:value="16.5769">
                <text:p>16.5769</text:p>
              </table:table-cell>
              <table:table-cell office:value-type="float" office:value="2.17957">
                <text:p>2.17957</text:p>
              </table:table-cell>
              <table:table-cell office:value-type="float" office:value="16.5769">
                <text:p>16.5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6584">
                <text:p>2.66584</text:p>
              </table:table-cell>
              <table:table-cell office:value-type="float" office:value="16.6067">
                <text:p>16.6067</text:p>
              </table:table-cell>
              <table:table-cell office:value-type="float" office:value="2.14655">
                <text:p>2.14655</text:p>
              </table:table-cell>
              <table:table-cell office:value-type="float" office:value="16.6067">
                <text:p>16.6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79">
                <text:p>2.6679</text:p>
              </table:table-cell>
              <table:table-cell office:value-type="float" office:value="16.6365">
                <text:p>16.6365</text:p>
              </table:table-cell>
              <table:table-cell office:value-type="float" office:value="2.14654">
                <text:p>2.14654</text:p>
              </table:table-cell>
              <table:table-cell office:value-type="float" office:value="16.6365">
                <text:p>16.6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8933">
                <text:p>2.68933</text:p>
              </table:table-cell>
              <table:table-cell office:value-type="float" office:value="16.6663">
                <text:p>16.6663</text:p>
              </table:table-cell>
              <table:table-cell office:value-type="float" office:value="2.07849">
                <text:p>2.07849</text:p>
              </table:table-cell>
              <table:table-cell office:value-type="float" office:value="16.6663">
                <text:p>16.66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8276">
                <text:p>2.68276</text:p>
              </table:table-cell>
              <table:table-cell office:value-type="float" office:value="16.6961">
                <text:p>16.6961</text:p>
              </table:table-cell>
              <table:table-cell office:value-type="float" office:value="2.07409">
                <text:p>2.07409</text:p>
              </table:table-cell>
              <table:table-cell office:value-type="float" office:value="16.6961">
                <text:p>16.69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82">
                <text:p>2.682</text:p>
              </table:table-cell>
              <table:table-cell office:value-type="float" office:value="16.7259">
                <text:p>16.7259</text:p>
              </table:table-cell>
              <table:table-cell office:value-type="float" office:value="2.09354">
                <text:p>2.09354</text:p>
              </table:table-cell>
              <table:table-cell office:value-type="float" office:value="16.7259">
                <text:p>16.7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9766">
                <text:p>2.69766</text:p>
              </table:table-cell>
              <table:table-cell office:value-type="float" office:value="16.7556">
                <text:p>16.7556</text:p>
              </table:table-cell>
              <table:table-cell office:value-type="float" office:value="2.09796">
                <text:p>2.09796</text:p>
              </table:table-cell>
              <table:table-cell office:value-type="float" office:value="16.7556">
                <text:p>16.75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0257">
                <text:p>2.70257</text:p>
              </table:table-cell>
              <table:table-cell office:value-type="float" office:value="16.7854">
                <text:p>16.7854</text:p>
              </table:table-cell>
              <table:table-cell office:value-type="float" office:value="2.05213">
                <text:p>2.05213</text:p>
              </table:table-cell>
              <table:table-cell office:value-type="float" office:value="16.7854">
                <text:p>16.7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0162">
                <text:p>2.70162</text:p>
              </table:table-cell>
              <table:table-cell office:value-type="float" office:value="16.8152">
                <text:p>16.8152</text:p>
              </table:table-cell>
              <table:table-cell office:value-type="float" office:value="2.00953">
                <text:p>2.00953</text:p>
              </table:table-cell>
              <table:table-cell office:value-type="float" office:value="16.8152">
                <text:p>16.8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0656">
                <text:p>2.70656</text:p>
              </table:table-cell>
              <table:table-cell office:value-type="float" office:value="16.845">
                <text:p>16.845</text:p>
              </table:table-cell>
              <table:table-cell office:value-type="float" office:value="1.99173">
                <text:p>1.99173</text:p>
              </table:table-cell>
              <table:table-cell office:value-type="float" office:value="16.845">
                <text:p>16.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2">
                <text:p>2.72</text:p>
              </table:table-cell>
              <table:table-cell office:value-type="float" office:value="16.8748">
                <text:p>16.8748</text:p>
              </table:table-cell>
              <table:table-cell office:value-type="float" office:value="1.95851">
                <text:p>1.95851</text:p>
              </table:table-cell>
              <table:table-cell office:value-type="float" office:value="16.8748">
                <text:p>16.8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2064">
                <text:p>2.72064</text:p>
              </table:table-cell>
              <table:table-cell office:value-type="float" office:value="16.9045">
                <text:p>16.9045</text:p>
              </table:table-cell>
              <table:table-cell office:value-type="float" office:value="1.90188">
                <text:p>1.90188</text:p>
              </table:table-cell>
              <table:table-cell office:value-type="float" office:value="16.9045">
                <text:p>16.9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2722">
                <text:p>2.72722</text:p>
              </table:table-cell>
              <table:table-cell office:value-type="float" office:value="16.9343">
                <text:p>16.9343</text:p>
              </table:table-cell>
              <table:table-cell office:value-type="float" office:value="1.9052">
                <text:p>1.9052</text:p>
              </table:table-cell>
              <table:table-cell office:value-type="float" office:value="16.9343">
                <text:p>16.93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795">
                <text:p>2.73795</text:p>
              </table:table-cell>
              <table:table-cell office:value-type="float" office:value="16.9641">
                <text:p>16.9641</text:p>
              </table:table-cell>
              <table:table-cell office:value-type="float" office:value="1.86784">
                <text:p>1.86784</text:p>
              </table:table-cell>
              <table:table-cell office:value-type="float" office:value="16.9641">
                <text:p>16.9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4873">
                <text:p>2.74873</text:p>
              </table:table-cell>
              <table:table-cell office:value-type="float" office:value="16.9939">
                <text:p>16.9939</text:p>
              </table:table-cell>
              <table:table-cell office:value-type="float" office:value="1.88326">
                <text:p>1.88326</text:p>
              </table:table-cell>
              <table:table-cell office:value-type="float" office:value="16.9939">
                <text:p>16.9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415">
                <text:p>2.7415</text:p>
              </table:table-cell>
              <table:table-cell office:value-type="float" office:value="17.0237">
                <text:p>17.0237</text:p>
              </table:table-cell>
              <table:table-cell office:value-type="float" office:value="1.84605">
                <text:p>1.84605</text:p>
              </table:table-cell>
              <table:table-cell office:value-type="float" office:value="17.0237">
                <text:p>17.0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6037">
                <text:p>2.76037</text:p>
              </table:table-cell>
              <table:table-cell office:value-type="float" office:value="17.0535">
                <text:p>17.0535</text:p>
              </table:table-cell>
              <table:table-cell office:value-type="float" office:value="1.76839">
                <text:p>1.76839</text:p>
              </table:table-cell>
              <table:table-cell office:value-type="float" office:value="17.0535">
                <text:p>17.05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7161">
                <text:p>2.77161</text:p>
              </table:table-cell>
              <table:table-cell office:value-type="float" office:value="17.0832">
                <text:p>17.0832</text:p>
              </table:table-cell>
              <table:table-cell office:value-type="float" office:value="1.76683">
                <text:p>1.76683</text:p>
              </table:table-cell>
              <table:table-cell office:value-type="float" office:value="17.0832">
                <text:p>17.0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5134">
                <text:p>2.75134</text:p>
              </table:table-cell>
              <table:table-cell office:value-type="float" office:value="17.113">
                <text:p>17.113</text:p>
              </table:table-cell>
              <table:table-cell office:value-type="float" office:value="1.72999">
                <text:p>1.72999</text:p>
              </table:table-cell>
              <table:table-cell office:value-type="float" office:value="17.113">
                <text:p>17.1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557">
                <text:p>2.7557</text:p>
              </table:table-cell>
              <table:table-cell office:value-type="float" office:value="17.1428">
                <text:p>17.1428</text:p>
              </table:table-cell>
              <table:table-cell office:value-type="float" office:value="1.68916">
                <text:p>1.68916</text:p>
              </table:table-cell>
              <table:table-cell office:value-type="float" office:value="17.1428">
                <text:p>17.14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6378">
                <text:p>2.76378</text:p>
              </table:table-cell>
              <table:table-cell office:value-type="float" office:value="17.1726">
                <text:p>17.1726</text:p>
              </table:table-cell>
              <table:table-cell office:value-type="float" office:value="1.63843">
                <text:p>1.63843</text:p>
              </table:table-cell>
              <table:table-cell office:value-type="float" office:value="17.1726">
                <text:p>17.17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4328">
                <text:p>2.74328</text:p>
              </table:table-cell>
              <table:table-cell office:value-type="float" office:value="17.2024">
                <text:p>17.2024</text:p>
              </table:table-cell>
              <table:table-cell office:value-type="float" office:value="1.65275">
                <text:p>1.65275</text:p>
              </table:table-cell>
              <table:table-cell office:value-type="float" office:value="17.2024">
                <text:p>17.2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1">
                <text:p>2.7351</text:p>
              </table:table-cell>
              <table:table-cell office:value-type="float" office:value="17.2322">
                <text:p>17.2322</text:p>
              </table:table-cell>
              <table:table-cell office:value-type="float" office:value="1.5561">
                <text:p>1.5561</text:p>
              </table:table-cell>
              <table:table-cell office:value-type="float" office:value="17.2322">
                <text:p>17.23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5018">
                <text:p>2.75018</text:p>
              </table:table-cell>
              <table:table-cell office:value-type="float" office:value="17.2619">
                <text:p>17.2619</text:p>
              </table:table-cell>
              <table:table-cell office:value-type="float" office:value="1.60496">
                <text:p>1.60496</text:p>
              </table:table-cell>
              <table:table-cell office:value-type="float" office:value="17.2619">
                <text:p>17.2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4441">
                <text:p>2.74441</text:p>
              </table:table-cell>
              <table:table-cell office:value-type="float" office:value="17.2917">
                <text:p>17.2917</text:p>
              </table:table-cell>
              <table:table-cell office:value-type="float" office:value="1.60845">
                <text:p>1.60845</text:p>
              </table:table-cell>
              <table:table-cell office:value-type="float" office:value="17.2917">
                <text:p>17.29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7708">
                <text:p>2.77708</text:p>
              </table:table-cell>
              <table:table-cell office:value-type="float" office:value="17.3215">
                <text:p>17.3215</text:p>
              </table:table-cell>
              <table:table-cell office:value-type="float" office:value="1.67289">
                <text:p>1.67289</text:p>
              </table:table-cell>
              <table:table-cell office:value-type="float" office:value="17.3215">
                <text:p>17.3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77cm" svg:height="13.372cm" xlink:href=".." xlink:type="simple" chart:class="chart:scatter" chart:style-name="ch1">
        <chart:legend chart:legend-position="end" svg:x="16.545cm" svg:y="6.138cm" style:legend-expansion="high" chart:style-name="ch2"/>
        <chart:plot-area chart:style-name="ch3" table:cell-range-address="Sheet2.B1:Sheet2.B98 Sheet2.A2:Sheet2.A98 Sheet2.D1:Sheet2.D1" chart:data-source-has-labels="row" svg:x="0.389cm" svg:y="0.267cm" svg:width="15.767cm" svg:height="12.838cm">
          <chartooo:coordinate-region svg:x="0.535cm" svg:y="0.466cm" svg:width="15.527cm" svg:height="11.9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98" chart:label-cell-address="Sheet2.B1:Sheet2.B1" chart:class="chart:scatter">
            <chart:domain table:cell-range-address="Sheet2.B2:Sheet2.B98"/>
            <chart:data-point chart:repeated="97"/>
          </chart:series>
          <chart:series chart:style-name="ch8" chart:values-cell-range-address="Sheet2.A2:Sheet2.A98" chart:label-cell-address="Sheet2.D1:Sheet2.D1" chart:class="chart:scatter">
            <chart:domain table:cell-range-address="Sheet2.D2:Sheet2.D98"/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upperlayer</text:p>
                <draw:g>
                  <svg:desc>Sheet2.B1:Sheet2.B1</svg:desc>
                </draw:g>
              </table:table-cell>
              <table:table-cell office:value-type="string">
                <text:p>列 D</text:p>
              </table:table-cell>
              <table:table-cell office:value-type="string">
                <text:p>lowerlayer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037">
                <text:p>1.58037</text:p>
                <draw:g>
                  <svg:desc>Sheet2.B2:Sheet2.B98</svg:desc>
                </draw:g>
              </table:table-cell>
              <table:table-cell office:value-type="float" office:value="14.5517">
                <text:p>14.5517</text:p>
                <draw:g>
                  <svg:desc>Sheet2.A2:Sheet2.A98</svg:desc>
                </draw:g>
              </table:table-cell>
              <table:table-cell office:value-type="float" office:value="0.458233">
                <text:p>0.458233</text:p>
                <draw:g>
                  <svg:desc>Sheet2.D2:Sheet2.D98</svg:desc>
                </draw:g>
              </table:table-cell>
              <table:table-cell office:value-type="float" office:value="14.5517">
                <text:p>14.5517</text:p>
                <draw:g>
                  <svg:desc>Sheet2.A2:Sheet2.A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981">
                <text:p>2.36981</text:p>
              </table:table-cell>
              <table:table-cell office:value-type="float" office:value="14.5815">
                <text:p>14.5815</text:p>
              </table:table-cell>
              <table:table-cell office:value-type="float" office:value="0.504226">
                <text:p>0.504226</text:p>
              </table:table-cell>
              <table:table-cell office:value-type="float" office:value="14.5815">
                <text:p>14.5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8076">
                <text:p>2.38076</text:p>
              </table:table-cell>
              <table:table-cell office:value-type="float" office:value="14.6113">
                <text:p>14.6113</text:p>
              </table:table-cell>
              <table:table-cell office:value-type="float" office:value="0.38984">
                <text:p>0.38984</text:p>
              </table:table-cell>
              <table:table-cell office:value-type="float" office:value="14.6113">
                <text:p>14.6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247">
                <text:p>2.2247</text:p>
              </table:table-cell>
              <table:table-cell office:value-type="float" office:value="14.6411">
                <text:p>14.6411</text:p>
              </table:table-cell>
              <table:table-cell office:value-type="float" office:value="0.191246">
                <text:p>0.191246</text:p>
              </table:table-cell>
              <table:table-cell office:value-type="float" office:value="14.6411">
                <text:p>14.6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3465">
                <text:p>2.43465</text:p>
              </table:table-cell>
              <table:table-cell office:value-type="float" office:value="14.6709">
                <text:p>14.6709</text:p>
              </table:table-cell>
              <table:table-cell office:value-type="float" office:value="0.21351">
                <text:p>0.21351</text:p>
              </table:table-cell>
              <table:table-cell office:value-type="float" office:value="14.6709">
                <text:p>14.6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5495">
                <text:p>2.35495</text:p>
              </table:table-cell>
              <table:table-cell office:value-type="float" office:value="14.7006">
                <text:p>14.7006</text:p>
              </table:table-cell>
              <table:table-cell office:value-type="float" office:value="0.125746">
                <text:p>0.125746</text:p>
              </table:table-cell>
              <table:table-cell office:value-type="float" office:value="14.7006">
                <text:p>14.7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0793">
                <text:p>2.30793</text:p>
              </table:table-cell>
              <table:table-cell office:value-type="float" office:value="14.7304">
                <text:p>14.7304</text:p>
              </table:table-cell>
              <table:table-cell office:value-type="float" office:value="0.0533306">
                <text:p>0.0533306</text:p>
              </table:table-cell>
              <table:table-cell office:value-type="float" office:value="14.7304">
                <text:p>14.7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1907">
                <text:p>2.31907</text:p>
              </table:table-cell>
              <table:table-cell office:value-type="float" office:value="14.7602">
                <text:p>14.7602</text:p>
              </table:table-cell>
              <table:table-cell office:value-type="float" office:value="0.0269619">
                <text:p>0.0269619</text:p>
              </table:table-cell>
              <table:table-cell office:value-type="float" office:value="14.7602">
                <text:p>14.7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8171">
                <text:p>2.28171</text:p>
              </table:table-cell>
              <table:table-cell office:value-type="float" office:value="14.79">
                <text:p>14.79</text:p>
              </table:table-cell>
              <table:table-cell office:value-type="float" office:value="-0.0199415">
                <text:p>-0.0199415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4718">
                <text:p>2.24718</text:p>
              </table:table-cell>
              <table:table-cell office:value-type="float" office:value="14.8198">
                <text:p>14.8198</text:p>
              </table:table-cell>
              <table:table-cell office:value-type="float" office:value="-0.0436751">
                <text:p>-0.0436751</text:p>
              </table:table-cell>
              <table:table-cell office:value-type="float" office:value="14.8198">
                <text:p>14.8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1242">
                <text:p>2.21242</text:p>
              </table:table-cell>
              <table:table-cell office:value-type="float" office:value="14.8496">
                <text:p>14.8496</text:p>
              </table:table-cell>
              <table:table-cell office:value-type="float" office:value="-0.0746809">
                <text:p>-0.0746809</text:p>
              </table:table-cell>
              <table:table-cell office:value-type="float" office:value="14.8496">
                <text:p>14.8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269">
                <text:p>2.20269</text:p>
              </table:table-cell>
              <table:table-cell office:value-type="float" office:value="14.8793">
                <text:p>14.8793</text:p>
              </table:table-cell>
              <table:table-cell office:value-type="float" office:value="-0.100022">
                <text:p>-0.100022</text:p>
              </table:table-cell>
              <table:table-cell office:value-type="float" office:value="14.8793">
                <text:p>14.8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762">
                <text:p>2.1762</text:p>
              </table:table-cell>
              <table:table-cell office:value-type="float" office:value="14.9091">
                <text:p>14.9091</text:p>
              </table:table-cell>
              <table:table-cell office:value-type="float" office:value="-0.128506">
                <text:p>-0.128506</text:p>
              </table:table-cell>
              <table:table-cell office:value-type="float" office:value="14.9091">
                <text:p>14.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706">
                <text:p>2.16706</text:p>
              </table:table-cell>
              <table:table-cell office:value-type="float" office:value="14.9389">
                <text:p>14.9389</text:p>
              </table:table-cell>
              <table:table-cell office:value-type="float" office:value="-0.150064">
                <text:p>-0.150064</text:p>
              </table:table-cell>
              <table:table-cell office:value-type="float" office:value="14.9389">
                <text:p>14.9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4561">
                <text:p>2.14561</text:p>
              </table:table-cell>
              <table:table-cell office:value-type="float" office:value="14.9687">
                <text:p>14.9687</text:p>
              </table:table-cell>
              <table:table-cell office:value-type="float" office:value="-0.180186">
                <text:p>-0.180186</text:p>
              </table:table-cell>
              <table:table-cell office:value-type="float" office:value="14.9687">
                <text:p>14.9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2777">
                <text:p>2.12777</text:p>
              </table:table-cell>
              <table:table-cell office:value-type="float" office:value="14.9985">
                <text:p>14.9985</text:p>
              </table:table-cell>
              <table:table-cell office:value-type="float" office:value="-0.215378">
                <text:p>-0.215378</text:p>
              </table:table-cell>
              <table:table-cell office:value-type="float" office:value="14.9985">
                <text:p>14.9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871">
                <text:p>2.09871</text:p>
              </table:table-cell>
              <table:table-cell office:value-type="float" office:value="15.0282">
                <text:p>15.0282</text:p>
              </table:table-cell>
              <table:table-cell office:value-type="float" office:value="-0.242085">
                <text:p>-0.242085</text:p>
              </table:table-cell>
              <table:table-cell office:value-type="float" office:value="15.0282">
                <text:p>15.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8488">
                <text:p>2.08488</text:p>
              </table:table-cell>
              <table:table-cell office:value-type="float" office:value="15.058">
                <text:p>15.058</text:p>
              </table:table-cell>
              <table:table-cell office:value-type="float" office:value="-0.274547">
                <text:p>-0.274547</text:p>
              </table:table-cell>
              <table:table-cell office:value-type="float" office:value="15.058">
                <text:p>15.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5983">
                <text:p>2.05983</text:p>
              </table:table-cell>
              <table:table-cell office:value-type="float" office:value="15.0878">
                <text:p>15.0878</text:p>
              </table:table-cell>
              <table:table-cell office:value-type="float" office:value="-0.307906">
                <text:p>-0.307906</text:p>
              </table:table-cell>
              <table:table-cell office:value-type="float" office:value="15.0878">
                <text:p>15.0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5232">
                <text:p>2.05232</text:p>
              </table:table-cell>
              <table:table-cell office:value-type="float" office:value="15.1176">
                <text:p>15.1176</text:p>
              </table:table-cell>
              <table:table-cell office:value-type="float" office:value="-0.337942">
                <text:p>-0.337942</text:p>
              </table:table-cell>
              <table:table-cell office:value-type="float" office:value="15.1176">
                <text:p>15.1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1459">
                <text:p>2.01459</text:p>
              </table:table-cell>
              <table:table-cell office:value-type="float" office:value="15.1474">
                <text:p>15.1474</text:p>
              </table:table-cell>
              <table:table-cell office:value-type="float" office:value="-0.371007">
                <text:p>-0.371007</text:p>
              </table:table-cell>
              <table:table-cell office:value-type="float" office:value="15.1474">
                <text:p>15.1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0195">
                <text:p>2.00195</text:p>
              </table:table-cell>
              <table:table-cell office:value-type="float" office:value="15.1772">
                <text:p>15.1772</text:p>
              </table:table-cell>
              <table:table-cell office:value-type="float" office:value="-0.389763">
                <text:p>-0.389763</text:p>
              </table:table-cell>
              <table:table-cell office:value-type="float" office:value="15.1772">
                <text:p>15.1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7155">
                <text:p>1.97155</text:p>
              </table:table-cell>
              <table:table-cell office:value-type="float" office:value="15.2069">
                <text:p>15.2069</text:p>
              </table:table-cell>
              <table:table-cell office:value-type="float" office:value="-0.420876">
                <text:p>-0.420876</text:p>
              </table:table-cell>
              <table:table-cell office:value-type="float" office:value="15.2069">
                <text:p>15.2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4594">
                <text:p>1.94594</text:p>
              </table:table-cell>
              <table:table-cell office:value-type="float" office:value="15.2367">
                <text:p>15.2367</text:p>
              </table:table-cell>
              <table:table-cell office:value-type="float" office:value="-0.457919">
                <text:p>-0.457919</text:p>
              </table:table-cell>
              <table:table-cell office:value-type="float" office:value="15.2367">
                <text:p>15.2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602">
                <text:p>1.92602</text:p>
              </table:table-cell>
              <table:table-cell office:value-type="float" office:value="15.2665">
                <text:p>15.2665</text:p>
              </table:table-cell>
              <table:table-cell office:value-type="float" office:value="-0.489163">
                <text:p>-0.489163</text:p>
              </table:table-cell>
              <table:table-cell office:value-type="float" office:value="15.2665">
                <text:p>15.2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9901">
                <text:p>1.89901</text:p>
              </table:table-cell>
              <table:table-cell office:value-type="float" office:value="15.2963">
                <text:p>15.2963</text:p>
              </table:table-cell>
              <table:table-cell office:value-type="float" office:value="-0.523782">
                <text:p>-0.523782</text:p>
              </table:table-cell>
              <table:table-cell office:value-type="float" office:value="15.2963">
                <text:p>15.2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7501">
                <text:p>1.87501</text:p>
              </table:table-cell>
              <table:table-cell office:value-type="float" office:value="15.3261">
                <text:p>15.3261</text:p>
              </table:table-cell>
              <table:table-cell office:value-type="float" office:value="-0.573294">
                <text:p>-0.573294</text:p>
              </table:table-cell>
              <table:table-cell office:value-type="float" office:value="15.3261">
                <text:p>15.3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5146">
                <text:p>1.85146</text:p>
              </table:table-cell>
              <table:table-cell office:value-type="float" office:value="15.3559">
                <text:p>15.3559</text:p>
              </table:table-cell>
              <table:table-cell office:value-type="float" office:value="-0.588072">
                <text:p>-0.588072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1184">
                <text:p>1.81184</text:p>
              </table:table-cell>
              <table:table-cell office:value-type="float" office:value="15.3856">
                <text:p>15.3856</text:p>
              </table:table-cell>
              <table:table-cell office:value-type="float" office:value="-0.626915">
                <text:p>-0.626915</text:p>
              </table:table-cell>
              <table:table-cell office:value-type="float" office:value="15.3856">
                <text:p>15.3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148">
                <text:p>1.80148</text:p>
              </table:table-cell>
              <table:table-cell office:value-type="float" office:value="15.4154">
                <text:p>15.4154</text:p>
              </table:table-cell>
              <table:table-cell office:value-type="float" office:value="-0.646498">
                <text:p>-0.646498</text:p>
              </table:table-cell>
              <table:table-cell office:value-type="float" office:value="15.4154">
                <text:p>15.4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5822">
                <text:p>1.75822</text:p>
              </table:table-cell>
              <table:table-cell office:value-type="float" office:value="15.4452">
                <text:p>15.4452</text:p>
              </table:table-cell>
              <table:table-cell office:value-type="float" office:value="-0.692776">
                <text:p>-0.692776</text:p>
              </table:table-cell>
              <table:table-cell office:value-type="float" office:value="15.4452">
                <text:p>15.4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2991">
                <text:p>1.72991</text:p>
              </table:table-cell>
              <table:table-cell office:value-type="float" office:value="15.475">
                <text:p>15.475</text:p>
              </table:table-cell>
              <table:table-cell office:value-type="float" office:value="-0.733217">
                <text:p>-0.733217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99">
                <text:p>1.699</text:p>
              </table:table-cell>
              <table:table-cell office:value-type="float" office:value="15.5048">
                <text:p>15.5048</text:p>
              </table:table-cell>
              <table:table-cell office:value-type="float" office:value="-0.751407">
                <text:p>-0.751407</text:p>
              </table:table-cell>
              <table:table-cell office:value-type="float" office:value="15.5048">
                <text:p>15.5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8317">
                <text:p>1.68317</text:p>
              </table:table-cell>
              <table:table-cell office:value-type="float" office:value="15.5346">
                <text:p>15.5346</text:p>
              </table:table-cell>
              <table:table-cell office:value-type="float" office:value="-0.783939">
                <text:p>-0.783939</text:p>
              </table:table-cell>
              <table:table-cell office:value-type="float" office:value="15.5346">
                <text:p>15.5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09">
                <text:p>1.6709</text:p>
              </table:table-cell>
              <table:table-cell office:value-type="float" office:value="15.5643">
                <text:p>15.5643</text:p>
              </table:table-cell>
              <table:table-cell office:value-type="float" office:value="-0.803745">
                <text:p>-0.803745</text:p>
              </table:table-cell>
              <table:table-cell office:value-type="float" office:value="15.5643">
                <text:p>15.5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2773">
                <text:p>1.62773</text:p>
              </table:table-cell>
              <table:table-cell office:value-type="float" office:value="15.5941">
                <text:p>15.5941</text:p>
              </table:table-cell>
              <table:table-cell office:value-type="float" office:value="-0.826608">
                <text:p>-0.826608</text:p>
              </table:table-cell>
              <table:table-cell office:value-type="float" office:value="15.5941">
                <text:p>15.5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077">
                <text:p>1.6077</text:p>
              </table:table-cell>
              <table:table-cell office:value-type="float" office:value="15.6239">
                <text:p>15.6239</text:p>
              </table:table-cell>
              <table:table-cell office:value-type="float" office:value="-0.860866">
                <text:p>-0.860866</text:p>
              </table:table-cell>
              <table:table-cell office:value-type="float" office:value="15.6239">
                <text:p>15.62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8733">
                <text:p>1.58733</text:p>
              </table:table-cell>
              <table:table-cell office:value-type="float" office:value="15.6537">
                <text:p>15.6537</text:p>
              </table:table-cell>
              <table:table-cell office:value-type="float" office:value="-0.89881">
                <text:p>-0.89881</text:p>
              </table:table-cell>
              <table:table-cell office:value-type="float" office:value="15.6537">
                <text:p>15.65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441">
                <text:p>1.56441</text:p>
              </table:table-cell>
              <table:table-cell office:value-type="float" office:value="15.6835">
                <text:p>15.6835</text:p>
              </table:table-cell>
              <table:table-cell office:value-type="float" office:value="-0.952403">
                <text:p>-0.952403</text:p>
              </table:table-cell>
              <table:table-cell office:value-type="float" office:value="15.6835">
                <text:p>15.6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2949">
                <text:p>1.52949</text:p>
              </table:table-cell>
              <table:table-cell office:value-type="float" office:value="15.7132">
                <text:p>15.7132</text:p>
              </table:table-cell>
              <table:table-cell office:value-type="float" office:value="-0.988567">
                <text:p>-0.988567</text:p>
              </table:table-cell>
              <table:table-cell office:value-type="float" office:value="15.7132">
                <text:p>15.7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9775">
                <text:p>1.49775</text:p>
              </table:table-cell>
              <table:table-cell office:value-type="float" office:value="15.743">
                <text:p>15.743</text:p>
              </table:table-cell>
              <table:table-cell office:value-type="float" office:value="-1.00811">
                <text:p>-1.00811</text:p>
              </table:table-cell>
              <table:table-cell office:value-type="float" office:value="15.743">
                <text:p>15.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7901">
                <text:p>1.47901</text:p>
              </table:table-cell>
              <table:table-cell office:value-type="float" office:value="15.7728">
                <text:p>15.7728</text:p>
              </table:table-cell>
              <table:table-cell office:value-type="float" office:value="-1.0376">
                <text:p>-1.0376</text:p>
              </table:table-cell>
              <table:table-cell office:value-type="float" office:value="15.7728">
                <text:p>15.77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5004">
                <text:p>1.45004</text:p>
              </table:table-cell>
              <table:table-cell office:value-type="float" office:value="15.8026">
                <text:p>15.8026</text:p>
              </table:table-cell>
              <table:table-cell office:value-type="float" office:value="-1.0619">
                <text:p>-1.0619</text:p>
              </table:table-cell>
              <table:table-cell office:value-type="float" office:value="15.8026">
                <text:p>15.8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3887">
                <text:p>1.43887</text:p>
              </table:table-cell>
              <table:table-cell office:value-type="float" office:value="15.8324">
                <text:p>15.8324</text:p>
              </table:table-cell>
              <table:table-cell office:value-type="float" office:value="-1.10004">
                <text:p>-1.10004</text:p>
              </table:table-cell>
              <table:table-cell office:value-type="float" office:value="15.8324">
                <text:p>15.8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662">
                <text:p>1.39662</text:p>
              </table:table-cell>
              <table:table-cell office:value-type="float" office:value="15.8622">
                <text:p>15.8622</text:p>
              </table:table-cell>
              <table:table-cell office:value-type="float" office:value="-1.13034">
                <text:p>-1.13034</text:p>
              </table:table-cell>
              <table:table-cell office:value-type="float" office:value="15.8622">
                <text:p>15.8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7856">
                <text:p>1.37856</text:p>
              </table:table-cell>
              <table:table-cell office:value-type="float" office:value="15.8919">
                <text:p>15.8919</text:p>
              </table:table-cell>
              <table:table-cell office:value-type="float" office:value="-1.14799">
                <text:p>-1.14799</text:p>
              </table:table-cell>
              <table:table-cell office:value-type="float" office:value="15.8919">
                <text:p>15.89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4718">
                <text:p>1.34718</text:p>
              </table:table-cell>
              <table:table-cell office:value-type="float" office:value="15.9217">
                <text:p>15.9217</text:p>
              </table:table-cell>
              <table:table-cell office:value-type="float" office:value="-1.16156">
                <text:p>-1.16156</text:p>
              </table:table-cell>
              <table:table-cell office:value-type="float" office:value="15.9217">
                <text:p>15.9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2781">
                <text:p>1.32781</text:p>
              </table:table-cell>
              <table:table-cell office:value-type="float" office:value="15.9515">
                <text:p>15.9515</text:p>
              </table:table-cell>
              <table:table-cell office:value-type="float" office:value="-1.20157">
                <text:p>-1.20157</text:p>
              </table:table-cell>
              <table:table-cell office:value-type="float" office:value="15.9515">
                <text:p>15.95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9411">
                <text:p>1.29411</text:p>
              </table:table-cell>
              <table:table-cell office:value-type="float" office:value="15.9813">
                <text:p>15.9813</text:p>
              </table:table-cell>
              <table:table-cell office:value-type="float" office:value="-1.21383">
                <text:p>-1.21383</text:p>
              </table:table-cell>
              <table:table-cell office:value-type="float" office:value="15.9813">
                <text:p>15.9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621">
                <text:p>1.2621</text:p>
              </table:table-cell>
              <table:table-cell office:value-type="float" office:value="16.0111">
                <text:p>16.0111</text:p>
              </table:table-cell>
              <table:table-cell office:value-type="float" office:value="-1.24369">
                <text:p>-1.24369</text:p>
              </table:table-cell>
              <table:table-cell office:value-type="float" office:value="16.0111">
                <text:p>16.0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907">
                <text:p>1.25907</text:p>
              </table:table-cell>
              <table:table-cell office:value-type="float" office:value="16.0409">
                <text:p>16.0409</text:p>
              </table:table-cell>
              <table:table-cell office:value-type="float" office:value="-1.27504">
                <text:p>-1.27504</text:p>
              </table:table-cell>
              <table:table-cell office:value-type="float" office:value="16.0409">
                <text:p>16.0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1787">
                <text:p>1.21787</text:p>
              </table:table-cell>
              <table:table-cell office:value-type="float" office:value="16.0706">
                <text:p>16.0706</text:p>
              </table:table-cell>
              <table:table-cell office:value-type="float" office:value="-1.28639">
                <text:p>-1.28639</text:p>
              </table:table-cell>
              <table:table-cell office:value-type="float" office:value="16.0706">
                <text:p>16.07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8756">
                <text:p>1.18756</text:p>
              </table:table-cell>
              <table:table-cell office:value-type="float" office:value="16.1004">
                <text:p>16.1004</text:p>
              </table:table-cell>
              <table:table-cell office:value-type="float" office:value="-1.32834">
                <text:p>-1.32834</text:p>
              </table:table-cell>
              <table:table-cell office:value-type="float" office:value="16.1004">
                <text:p>16.1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6712">
                <text:p>1.16712</text:p>
              </table:table-cell>
              <table:table-cell office:value-type="float" office:value="16.1302">
                <text:p>16.1302</text:p>
              </table:table-cell>
              <table:table-cell office:value-type="float" office:value="-1.34558">
                <text:p>-1.34558</text:p>
              </table:table-cell>
              <table:table-cell office:value-type="float" office:value="16.1302">
                <text:p>16.1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3083">
                <text:p>1.13083</text:p>
              </table:table-cell>
              <table:table-cell office:value-type="float" office:value="16.16">
                <text:p>16.16</text:p>
              </table:table-cell>
              <table:table-cell office:value-type="float" office:value="-1.36514">
                <text:p>-1.36514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0008">
                <text:p>1.10008</text:p>
              </table:table-cell>
              <table:table-cell office:value-type="float" office:value="16.1898">
                <text:p>16.1898</text:p>
              </table:table-cell>
              <table:table-cell office:value-type="float" office:value="-1.38167">
                <text:p>-1.38167</text:p>
              </table:table-cell>
              <table:table-cell office:value-type="float" office:value="16.1898">
                <text:p>16.18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403">
                <text:p>1.06403</text:p>
              </table:table-cell>
              <table:table-cell office:value-type="float" office:value="16.2195">
                <text:p>16.2195</text:p>
              </table:table-cell>
              <table:table-cell office:value-type="float" office:value="-1.41798">
                <text:p>-1.41798</text:p>
              </table:table-cell>
              <table:table-cell office:value-type="float" office:value="16.2195">
                <text:p>16.2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5272">
                <text:p>1.05272</text:p>
              </table:table-cell>
              <table:table-cell office:value-type="float" office:value="16.2493">
                <text:p>16.2493</text:p>
              </table:table-cell>
              <table:table-cell office:value-type="float" office:value="-1.44015">
                <text:p>-1.44015</text:p>
              </table:table-cell>
              <table:table-cell office:value-type="float" office:value="16.2493">
                <text:p>16.2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315">
                <text:p>1.01315</text:p>
              </table:table-cell>
              <table:table-cell office:value-type="float" office:value="16.2791">
                <text:p>16.2791</text:p>
              </table:table-cell>
              <table:table-cell office:value-type="float" office:value="-1.46527">
                <text:p>-1.46527</text:p>
              </table:table-cell>
              <table:table-cell office:value-type="float" office:value="16.2791">
                <text:p>16.27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5187">
                <text:p>0.985187</text:p>
              </table:table-cell>
              <table:table-cell office:value-type="float" office:value="16.3089">
                <text:p>16.3089</text:p>
              </table:table-cell>
              <table:table-cell office:value-type="float" office:value="-1.49677">
                <text:p>-1.49677</text:p>
              </table:table-cell>
              <table:table-cell office:value-type="float" office:value="16.3089">
                <text:p>16.30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55647">
                <text:p>0.955647</text:p>
              </table:table-cell>
              <table:table-cell office:value-type="float" office:value="16.3387">
                <text:p>16.3387</text:p>
              </table:table-cell>
              <table:table-cell office:value-type="float" office:value="-1.52293">
                <text:p>-1.52293</text:p>
              </table:table-cell>
              <table:table-cell office:value-type="float" office:value="16.3387">
                <text:p>16.3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7529">
                <text:p>0.917529</text:p>
              </table:table-cell>
              <table:table-cell office:value-type="float" office:value="16.3685">
                <text:p>16.3685</text:p>
              </table:table-cell>
              <table:table-cell office:value-type="float" office:value="-1.54926">
                <text:p>-1.54926</text:p>
              </table:table-cell>
              <table:table-cell office:value-type="float" office:value="16.3685">
                <text:p>16.36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052">
                <text:p>0.90052</text:p>
              </table:table-cell>
              <table:table-cell office:value-type="float" office:value="16.3982">
                <text:p>16.3982</text:p>
              </table:table-cell>
              <table:table-cell office:value-type="float" office:value="-1.58072">
                <text:p>-1.58072</text:p>
              </table:table-cell>
              <table:table-cell office:value-type="float" office:value="16.3982">
                <text:p>16.3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4459">
                <text:p>0.884459</text:p>
              </table:table-cell>
              <table:table-cell office:value-type="float" office:value="16.428">
                <text:p>16.428</text:p>
              </table:table-cell>
              <table:table-cell office:value-type="float" office:value="-1.59591">
                <text:p>-1.59591</text:p>
              </table:table-cell>
              <table:table-cell office:value-type="float" office:value="16.428">
                <text:p>16.4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6705">
                <text:p>0.846705</text:p>
              </table:table-cell>
              <table:table-cell office:value-type="float" office:value="16.4578">
                <text:p>16.4578</text:p>
              </table:table-cell>
              <table:table-cell office:value-type="float" office:value="-1.62676">
                <text:p>-1.62676</text:p>
              </table:table-cell>
              <table:table-cell office:value-type="float" office:value="16.4578">
                <text:p>16.45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17646">
                <text:p>0.817646</text:p>
              </table:table-cell>
              <table:table-cell office:value-type="float" office:value="16.4876">
                <text:p>16.4876</text:p>
              </table:table-cell>
              <table:table-cell office:value-type="float" office:value="-1.65044">
                <text:p>-1.65044</text:p>
              </table:table-cell>
              <table:table-cell office:value-type="float" office:value="16.4876">
                <text:p>16.4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249">
                <text:p>0.78249</text:p>
              </table:table-cell>
              <table:table-cell office:value-type="float" office:value="16.5174">
                <text:p>16.5174</text:p>
              </table:table-cell>
              <table:table-cell office:value-type="float" office:value="-1.67544">
                <text:p>-1.67544</text:p>
              </table:table-cell>
              <table:table-cell office:value-type="float" office:value="16.5174">
                <text:p>16.5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52277">
                <text:p>0.752277</text:p>
              </table:table-cell>
              <table:table-cell office:value-type="float" office:value="16.5472">
                <text:p>16.5472</text:p>
              </table:table-cell>
              <table:table-cell office:value-type="float" office:value="-1.68511">
                <text:p>-1.68511</text:p>
              </table:table-cell>
              <table:table-cell office:value-type="float" office:value="16.5472">
                <text:p>16.5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9382">
                <text:p>0.729382</text:p>
              </table:table-cell>
              <table:table-cell office:value-type="float" office:value="16.5769">
                <text:p>16.5769</text:p>
              </table:table-cell>
              <table:table-cell office:value-type="float" office:value="-1.7032">
                <text:p>-1.7032</text:p>
              </table:table-cell>
              <table:table-cell office:value-type="float" office:value="16.5769">
                <text:p>16.57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01766">
                <text:p>0.701766</text:p>
              </table:table-cell>
              <table:table-cell office:value-type="float" office:value="16.6067">
                <text:p>16.6067</text:p>
              </table:table-cell>
              <table:table-cell office:value-type="float" office:value="-1.74767">
                <text:p>-1.74767</text:p>
              </table:table-cell>
              <table:table-cell office:value-type="float" office:value="16.6067">
                <text:p>16.6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6841">
                <text:p>0.66841</text:p>
              </table:table-cell>
              <table:table-cell office:value-type="float" office:value="16.6365">
                <text:p>16.6365</text:p>
              </table:table-cell>
              <table:table-cell office:value-type="float" office:value="-1.76996">
                <text:p>-1.76996</text:p>
              </table:table-cell>
              <table:table-cell office:value-type="float" office:value="16.6365">
                <text:p>16.63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4079">
                <text:p>0.634079</text:p>
              </table:table-cell>
              <table:table-cell office:value-type="float" office:value="16.6663">
                <text:p>16.6663</text:p>
              </table:table-cell>
              <table:table-cell office:value-type="float" office:value="-1.79963">
                <text:p>-1.79963</text:p>
              </table:table-cell>
              <table:table-cell office:value-type="float" office:value="16.6663">
                <text:p>16.66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08271">
                <text:p>0.608271</text:p>
              </table:table-cell>
              <table:table-cell office:value-type="float" office:value="16.6961">
                <text:p>16.6961</text:p>
              </table:table-cell>
              <table:table-cell office:value-type="float" office:value="-1.81201">
                <text:p>-1.81201</text:p>
              </table:table-cell>
              <table:table-cell office:value-type="float" office:value="16.6961">
                <text:p>16.6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69812">
                <text:p>0.569812</text:p>
              </table:table-cell>
              <table:table-cell office:value-type="float" office:value="16.7259">
                <text:p>16.7259</text:p>
              </table:table-cell>
              <table:table-cell office:value-type="float" office:value="-1.8331">
                <text:p>-1.8331</text:p>
              </table:table-cell>
              <table:table-cell office:value-type="float" office:value="16.7259">
                <text:p>16.7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36699">
                <text:p>0.536699</text:p>
              </table:table-cell>
              <table:table-cell office:value-type="float" office:value="16.7556">
                <text:p>16.7556</text:p>
              </table:table-cell>
              <table:table-cell office:value-type="float" office:value="-1.85633">
                <text:p>-1.85633</text:p>
              </table:table-cell>
              <table:table-cell office:value-type="float" office:value="16.7556">
                <text:p>16.7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6194">
                <text:p>0.516194</text:p>
              </table:table-cell>
              <table:table-cell office:value-type="float" office:value="16.7854">
                <text:p>16.7854</text:p>
              </table:table-cell>
              <table:table-cell office:value-type="float" office:value="-1.87744">
                <text:p>-1.87744</text:p>
              </table:table-cell>
              <table:table-cell office:value-type="float" office:value="16.7854">
                <text:p>16.7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8889">
                <text:p>0.478889</text:p>
              </table:table-cell>
              <table:table-cell office:value-type="float" office:value="16.8152">
                <text:p>16.8152</text:p>
              </table:table-cell>
              <table:table-cell office:value-type="float" office:value="-1.90187">
                <text:p>-1.90187</text:p>
              </table:table-cell>
              <table:table-cell office:value-type="float" office:value="16.8152">
                <text:p>16.8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47601">
                <text:p>0.447601</text:p>
              </table:table-cell>
              <table:table-cell office:value-type="float" office:value="16.845">
                <text:p>16.845</text:p>
              </table:table-cell>
              <table:table-cell office:value-type="float" office:value="-1.93651">
                <text:p>-1.93651</text:p>
              </table:table-cell>
              <table:table-cell office:value-type="float" office:value="16.845">
                <text:p>16.8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8033">
                <text:p>0.418033</text:p>
              </table:table-cell>
              <table:table-cell office:value-type="float" office:value="16.8748">
                <text:p>16.8748</text:p>
              </table:table-cell>
              <table:table-cell office:value-type="float" office:value="-1.9489">
                <text:p>-1.9489</text:p>
              </table:table-cell>
              <table:table-cell office:value-type="float" office:value="16.8748">
                <text:p>16.8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2329">
                <text:p>0.392329</text:p>
              </table:table-cell>
              <table:table-cell office:value-type="float" office:value="16.9045">
                <text:p>16.9045</text:p>
              </table:table-cell>
              <table:table-cell office:value-type="float" office:value="-2.00196">
                <text:p>-2.00196</text:p>
              </table:table-cell>
              <table:table-cell office:value-type="float" office:value="16.9045">
                <text:p>16.9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9468">
                <text:p>0.359468</text:p>
              </table:table-cell>
              <table:table-cell office:value-type="float" office:value="16.9343">
                <text:p>16.9343</text:p>
              </table:table-cell>
              <table:table-cell office:value-type="float" office:value="-2.02188">
                <text:p>-2.02188</text:p>
              </table:table-cell>
              <table:table-cell office:value-type="float" office:value="16.9343">
                <text:p>16.93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2782">
                <text:p>0.332782</text:p>
              </table:table-cell>
              <table:table-cell office:value-type="float" office:value="16.9641">
                <text:p>16.9641</text:p>
              </table:table-cell>
              <table:table-cell office:value-type="float" office:value="-2.03903">
                <text:p>-2.03903</text:p>
              </table:table-cell>
              <table:table-cell office:value-type="float" office:value="16.9641">
                <text:p>16.9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8295">
                <text:p>0.308295</text:p>
              </table:table-cell>
              <table:table-cell office:value-type="float" office:value="16.9939">
                <text:p>16.9939</text:p>
              </table:table-cell>
              <table:table-cell office:value-type="float" office:value="-2.05548">
                <text:p>-2.05548</text:p>
              </table:table-cell>
              <table:table-cell office:value-type="float" office:value="16.9939">
                <text:p>16.9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77047">
                <text:p>0.277047</text:p>
              </table:table-cell>
              <table:table-cell office:value-type="float" office:value="17.0237">
                <text:p>17.0237</text:p>
              </table:table-cell>
              <table:table-cell office:value-type="float" office:value="-2.08426">
                <text:p>-2.08426</text:p>
              </table:table-cell>
              <table:table-cell office:value-type="float" office:value="17.0237">
                <text:p>17.02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8636">
                <text:p>0.238636</text:p>
              </table:table-cell>
              <table:table-cell office:value-type="float" office:value="17.0535">
                <text:p>17.0535</text:p>
              </table:table-cell>
              <table:table-cell office:value-type="float" office:value="-2.12716">
                <text:p>-2.12716</text:p>
              </table:table-cell>
              <table:table-cell office:value-type="float" office:value="17.0535">
                <text:p>17.05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1002">
                <text:p>0.211002</text:p>
              </table:table-cell>
              <table:table-cell office:value-type="float" office:value="17.0832">
                <text:p>17.0832</text:p>
              </table:table-cell>
              <table:table-cell office:value-type="float" office:value="-2.15056">
                <text:p>-2.15056</text:p>
              </table:table-cell>
              <table:table-cell office:value-type="float" office:value="17.0832">
                <text:p>17.08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2631">
                <text:p>0.192631</text:p>
              </table:table-cell>
              <table:table-cell office:value-type="float" office:value="17.113">
                <text:p>17.113</text:p>
              </table:table-cell>
              <table:table-cell office:value-type="float" office:value="-2.18074">
                <text:p>-2.18074</text:p>
              </table:table-cell>
              <table:table-cell office:value-type="float" office:value="17.113">
                <text:p>17.1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702">
                <text:p>0.16702</text:p>
              </table:table-cell>
              <table:table-cell office:value-type="float" office:value="17.1428">
                <text:p>17.1428</text:p>
              </table:table-cell>
              <table:table-cell office:value-type="float" office:value="-2.20806">
                <text:p>-2.20806</text:p>
              </table:table-cell>
              <table:table-cell office:value-type="float" office:value="17.1428">
                <text:p>17.14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2616">
                <text:p>0.132616</text:p>
              </table:table-cell>
              <table:table-cell office:value-type="float" office:value="17.1726">
                <text:p>17.1726</text:p>
              </table:table-cell>
              <table:table-cell office:value-type="float" office:value="-2.22609">
                <text:p>-2.22609</text:p>
              </table:table-cell>
              <table:table-cell office:value-type="float" office:value="17.1726">
                <text:p>17.17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4055">
                <text:p>0.104055</text:p>
              </table:table-cell>
              <table:table-cell office:value-type="float" office:value="17.2024">
                <text:p>17.2024</text:p>
              </table:table-cell>
              <table:table-cell office:value-type="float" office:value="-2.22304">
                <text:p>-2.22304</text:p>
              </table:table-cell>
              <table:table-cell office:value-type="float" office:value="17.2024">
                <text:p>17.2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1429">
                <text:p>0.081429</text:p>
              </table:table-cell>
              <table:table-cell office:value-type="float" office:value="17.2322">
                <text:p>17.2322</text:p>
              </table:table-cell>
              <table:table-cell office:value-type="float" office:value="-2.26045">
                <text:p>-2.26045</text:p>
              </table:table-cell>
              <table:table-cell office:value-type="float" office:value="17.2322">
                <text:p>17.2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03926">
                <text:p>0.0603926</text:p>
              </table:table-cell>
              <table:table-cell office:value-type="float" office:value="17.2619">
                <text:p>17.2619</text:p>
              </table:table-cell>
              <table:table-cell office:value-type="float" office:value="-2.3159">
                <text:p>-2.3159</text:p>
              </table:table-cell>
              <table:table-cell office:value-type="float" office:value="17.2619">
                <text:p>17.2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62456">
                <text:p>0.0162456</text:p>
              </table:table-cell>
              <table:table-cell office:value-type="float" office:value="17.2917">
                <text:p>17.2917</text:p>
              </table:table-cell>
              <table:table-cell office:value-type="float" office:value="-2.3138">
                <text:p>-2.3138</text:p>
              </table:table-cell>
              <table:table-cell office:value-type="float" office:value="17.2917">
                <text:p>17.29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354761">
                <text:p>-0.0354761</text:p>
              </table:table-cell>
              <table:table-cell office:value-type="float" office:value="17.3215">
                <text:p>17.3215</text:p>
              </table:table-cell>
              <table:table-cell office:value-type="float" office:value="-2.35463">
                <text:p>-2.35463</text:p>
              </table:table-cell>
              <table:table-cell office:value-type="float" office:value="17.3215">
                <text:p>17.3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08883">
                <text:p>-0.108883</text:p>
              </table:table-cell>
              <table:table-cell office:value-type="float" office:value="17.3513">
                <text:p>17.3513</text:p>
              </table:table-cell>
              <table:table-cell office:value-type="float" office:value="-2.36914">
                <text:p>-2.36914</text:p>
              </table:table-cell>
              <table:table-cell office:value-type="float" office:value="17.3513">
                <text:p>17.3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71997">
                <text:p>-0.171997</text:p>
              </table:table-cell>
              <table:table-cell office:value-type="float" office:value="17.3811">
                <text:p>17.3811</text:p>
              </table:table-cell>
              <table:table-cell office:value-type="float" office:value="-2.35804">
                <text:p>-2.35804</text:p>
              </table:table-cell>
              <table:table-cell office:value-type="float" office:value="17.3811">
                <text:p>17.38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65284">
                <text:p>-0.165284</text:p>
              </table:table-cell>
              <table:table-cell office:value-type="float" office:value="17.4108">
                <text:p>17.4108</text:p>
              </table:table-cell>
              <table:table-cell office:value-type="float" office:value="-2.34331">
                <text:p>-2.34331</text:p>
              </table:table-cell>
              <table:table-cell office:value-type="float" office:value="17.4108">
                <text:p>17.4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77cm" svg:height="10.989cm" xlink:href=".." xlink:type="simple" chart:class="chart:scatter" chart:style-name="ch1">
        <chart:title svg:x="5.697cm" svg:y="0.354cm" chart:style-name="ch2">
          <text:p>氢键连接的下层水分子平均位置-跳跃水分子z坐标关系</text:p>
        </chart:title>
        <chart:legend chart:legend-position="end" svg:x="19.898cm" svg:y="5.195cm" style:legend-expansion="high" chart:style-name="ch3"/>
        <chart:plot-area chart:style-name="ch4" table:cell-range-address="Sheet2.A10:Sheet2.A90 Sheet2.E1:Sheet2.E1 Sheet2.E10:Sheet2.E90" chart:data-source-has-labels="row" svg:x="1.466cm" svg:y="1.538cm" svg:width="17.977cm" svg:height="8.251cm">
          <chartooo:coordinate-region svg:x="2.564cm" svg:y="1.737cm" svg:width="16.547cm" svg:height="7.405cm"/>
          <chart:axis chart:dimension="x" chart:name="primary-x" chart:style-name="ch5">
            <chart:title svg:x="9.497cm" svg:y="10.008cm" chart:style-name="ch6">
              <text:p>z_jumping/A</text:p>
            </chart:title>
          </chart:axis>
          <chart:axis chart:dimension="y" chart:name="primary-y" chart:style-name="ch5">
            <chart:title svg:x="0.451cm" svg:y="6.54cm" chart:style-name="ch7">
              <text:p>z_HBond/A</text:p>
            </chart:title>
            <chart:grid chart:style-name="ch8" chart:class="major"/>
          </chart:axis>
          <chart:series chart:style-name="ch9" chart:values-cell-range-address="Sheet2.E10:Sheet2.E90" chart:label-cell-address="Sheet2.E1:Sheet2.E1" chart:class="chart:scatter">
            <chart:domain table:cell-range-address="Sheet2.A10:Sheet2.A90"/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lowerlayer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9">
                <text:p>14.79</text:p>
                <draw:g>
                  <svg:desc>Sheet2.A10:Sheet2.A90</svg:desc>
                </draw:g>
              </table:table-cell>
              <table:table-cell office:value-type="float" office:value="14.7700585">
                <text:p>14.7700585</text:p>
                <draw:g>
                  <svg:desc>Sheet2.E10:Sheet2.E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8198">
                <text:p>14.8198</text:p>
              </table:table-cell>
              <table:table-cell office:value-type="float" office:value="14.7761249">
                <text:p>14.7761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8496">
                <text:p>14.8496</text:p>
              </table:table-cell>
              <table:table-cell office:value-type="float" office:value="14.7749191">
                <text:p>14.7749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793">
                <text:p>14.8793</text:p>
              </table:table-cell>
              <table:table-cell office:value-type="float" office:value="14.779278">
                <text:p>14.779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091">
                <text:p>14.9091</text:p>
              </table:table-cell>
              <table:table-cell office:value-type="float" office:value="14.780594">
                <text:p>14.780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389">
                <text:p>14.9389</text:p>
              </table:table-cell>
              <table:table-cell office:value-type="float" office:value="14.788836">
                <text:p>14.788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9687">
                <text:p>14.9687</text:p>
              </table:table-cell>
              <table:table-cell office:value-type="float" office:value="14.788514">
                <text:p>14.788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9985">
                <text:p>14.9985</text:p>
              </table:table-cell>
              <table:table-cell office:value-type="float" office:value="14.783122">
                <text:p>14.783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282">
                <text:p>15.0282</text:p>
              </table:table-cell>
              <table:table-cell office:value-type="float" office:value="14.786115">
                <text:p>14.786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58">
                <text:p>15.058</text:p>
              </table:table-cell>
              <table:table-cell office:value-type="float" office:value="14.783453">
                <text:p>14.783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0878">
                <text:p>15.0878</text:p>
              </table:table-cell>
              <table:table-cell office:value-type="float" office:value="14.779894">
                <text:p>14.77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176">
                <text:p>15.1176</text:p>
              </table:table-cell>
              <table:table-cell office:value-type="float" office:value="14.779658">
                <text:p>14.779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1474">
                <text:p>15.1474</text:p>
              </table:table-cell>
              <table:table-cell office:value-type="float" office:value="14.776393">
                <text:p>14.776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1772">
                <text:p>15.1772</text:p>
              </table:table-cell>
              <table:table-cell office:value-type="float" office:value="14.787437">
                <text:p>14.787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2069">
                <text:p>15.2069</text:p>
              </table:table-cell>
              <table:table-cell office:value-type="float" office:value="14.786024">
                <text:p>14.786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367">
                <text:p>15.2367</text:p>
              </table:table-cell>
              <table:table-cell office:value-type="float" office:value="14.778781">
                <text:p>14.778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2665">
                <text:p>15.2665</text:p>
              </table:table-cell>
              <table:table-cell office:value-type="float" office:value="14.777337">
                <text:p>14.777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2963">
                <text:p>15.2963</text:p>
              </table:table-cell>
              <table:table-cell office:value-type="float" office:value="14.772518">
                <text:p>14.772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261">
                <text:p>15.3261</text:p>
              </table:table-cell>
              <table:table-cell office:value-type="float" office:value="14.752806">
                <text:p>14.752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3559">
                <text:p>15.3559</text:p>
              </table:table-cell>
              <table:table-cell office:value-type="float" office:value="14.767828">
                <text:p>14.767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3856">
                <text:p>15.3856</text:p>
              </table:table-cell>
              <table:table-cell office:value-type="float" office:value="14.758685">
                <text:p>14.758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4154">
                <text:p>15.4154</text:p>
              </table:table-cell>
              <table:table-cell office:value-type="float" office:value="14.768902">
                <text:p>14.768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4452">
                <text:p>15.4452</text:p>
              </table:table-cell>
              <table:table-cell office:value-type="float" office:value="14.752424">
                <text:p>14.752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475">
                <text:p>15.475</text:p>
              </table:table-cell>
              <table:table-cell office:value-type="float" office:value="14.741783">
                <text:p>14.741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5048">
                <text:p>15.5048</text:p>
              </table:table-cell>
              <table:table-cell office:value-type="float" office:value="14.753393">
                <text:p>14.75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5346">
                <text:p>15.5346</text:p>
              </table:table-cell>
              <table:table-cell office:value-type="float" office:value="14.750661">
                <text:p>14.7506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5643">
                <text:p>15.5643</text:p>
              </table:table-cell>
              <table:table-cell office:value-type="float" office:value="14.760555">
                <text:p>14.760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941">
                <text:p>15.5941</text:p>
              </table:table-cell>
              <table:table-cell office:value-type="float" office:value="14.767492">
                <text:p>14.767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239">
                <text:p>15.6239</text:p>
              </table:table-cell>
              <table:table-cell office:value-type="float" office:value="14.763034">
                <text:p>14.763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6537">
                <text:p>15.6537</text:p>
              </table:table-cell>
              <table:table-cell office:value-type="float" office:value="14.75489">
                <text:p>14.754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6835">
                <text:p>15.6835</text:p>
              </table:table-cell>
              <table:table-cell office:value-type="float" office:value="14.731097">
                <text:p>14.731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7132">
                <text:p>15.7132</text:p>
              </table:table-cell>
              <table:table-cell office:value-type="float" office:value="14.724633">
                <text:p>14.724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743">
                <text:p>15.743</text:p>
              </table:table-cell>
              <table:table-cell office:value-type="float" office:value="14.73489">
                <text:p>14.73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7728">
                <text:p>15.7728</text:p>
              </table:table-cell>
              <table:table-cell office:value-type="float" office:value="14.7352">
                <text:p>14.7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8026">
                <text:p>15.8026</text:p>
              </table:table-cell>
              <table:table-cell office:value-type="float" office:value="14.7407">
                <text:p>14.74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8324">
                <text:p>15.8324</text:p>
              </table:table-cell>
              <table:table-cell office:value-type="float" office:value="14.73236">
                <text:p>14.73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8622">
                <text:p>15.8622</text:p>
              </table:table-cell>
              <table:table-cell office:value-type="float" office:value="14.73186">
                <text:p>14.73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8919">
                <text:p>15.8919</text:p>
              </table:table-cell>
              <table:table-cell office:value-type="float" office:value="14.74391">
                <text:p>14.74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217">
                <text:p>15.9217</text:p>
              </table:table-cell>
              <table:table-cell office:value-type="float" office:value="14.76014">
                <text:p>14.76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9515">
                <text:p>15.9515</text:p>
              </table:table-cell>
              <table:table-cell office:value-type="float" office:value="14.74993">
                <text:p>14.74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813">
                <text:p>15.9813</text:p>
              </table:table-cell>
              <table:table-cell office:value-type="float" office:value="14.76747">
                <text:p>14.76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0111">
                <text:p>16.0111</text:p>
              </table:table-cell>
              <table:table-cell office:value-type="float" office:value="14.76741">
                <text:p>14.76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0409">
                <text:p>16.0409</text:p>
              </table:table-cell>
              <table:table-cell office:value-type="float" office:value="14.76586">
                <text:p>14.76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0706">
                <text:p>16.0706</text:p>
              </table:table-cell>
              <table:table-cell office:value-type="float" office:value="14.78421">
                <text:p>14.78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1004">
                <text:p>16.1004</text:p>
              </table:table-cell>
              <table:table-cell office:value-type="float" office:value="14.77206">
                <text:p>14.77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1302">
                <text:p>16.1302</text:p>
              </table:table-cell>
              <table:table-cell office:value-type="float" office:value="14.78462">
                <text:p>14.78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16">
                <text:p>16.16</text:p>
              </table:table-cell>
              <table:table-cell office:value-type="float" office:value="14.79486">
                <text:p>14.794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898">
                <text:p>16.1898</text:p>
              </table:table-cell>
              <table:table-cell office:value-type="float" office:value="14.80813">
                <text:p>14.80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195">
                <text:p>16.2195</text:p>
              </table:table-cell>
              <table:table-cell office:value-type="float" office:value="14.80152">
                <text:p>14.80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2493">
                <text:p>16.2493</text:p>
              </table:table-cell>
              <table:table-cell office:value-type="float" office:value="14.80915">
                <text:p>14.809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791">
                <text:p>16.2791</text:p>
              </table:table-cell>
              <table:table-cell office:value-type="float" office:value="14.81383">
                <text:p>14.81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3089">
                <text:p>16.3089</text:p>
              </table:table-cell>
              <table:table-cell office:value-type="float" office:value="14.81213">
                <text:p>14.812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3387">
                <text:p>16.3387</text:p>
              </table:table-cell>
              <table:table-cell office:value-type="float" office:value="14.81577">
                <text:p>14.815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685">
                <text:p>16.3685</text:p>
              </table:table-cell>
              <table:table-cell office:value-type="float" office:value="14.81924">
                <text:p>14.81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3982">
                <text:p>16.3982</text:p>
              </table:table-cell>
              <table:table-cell office:value-type="float" office:value="14.81748">
                <text:p>14.81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428">
                <text:p>16.428</text:p>
              </table:table-cell>
              <table:table-cell office:value-type="float" office:value="14.83209">
                <text:p>14.83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4578">
                <text:p>16.4578</text:p>
              </table:table-cell>
              <table:table-cell office:value-type="float" office:value="14.83104">
                <text:p>14.83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4876">
                <text:p>16.4876</text:p>
              </table:table-cell>
              <table:table-cell office:value-type="float" office:value="14.83716">
                <text:p>14.83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174">
                <text:p>16.5174</text:p>
              </table:table-cell>
              <table:table-cell office:value-type="float" office:value="14.84196">
                <text:p>14.84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5472">
                <text:p>16.5472</text:p>
              </table:table-cell>
              <table:table-cell office:value-type="float" office:value="14.86209">
                <text:p>14.862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5769">
                <text:p>16.5769</text:p>
              </table:table-cell>
              <table:table-cell office:value-type="float" office:value="14.8737">
                <text:p>14.87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6067">
                <text:p>16.6067</text:p>
              </table:table-cell>
              <table:table-cell office:value-type="float" office:value="14.85903">
                <text:p>14.859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6365">
                <text:p>16.6365</text:p>
              </table:table-cell>
              <table:table-cell office:value-type="float" office:value="14.86654">
                <text:p>14.86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6663">
                <text:p>16.6663</text:p>
              </table:table-cell>
              <table:table-cell office:value-type="float" office:value="14.86667">
                <text:p>14.8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6961">
                <text:p>16.6961</text:p>
              </table:table-cell>
              <table:table-cell office:value-type="float" office:value="14.88409">
                <text:p>14.88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259">
                <text:p>16.7259</text:p>
              </table:table-cell>
              <table:table-cell office:value-type="float" office:value="14.8928">
                <text:p>14.8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556">
                <text:p>16.7556</text:p>
              </table:table-cell>
              <table:table-cell office:value-type="float" office:value="14.89927">
                <text:p>14.89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854">
                <text:p>16.7854</text:p>
              </table:table-cell>
              <table:table-cell office:value-type="float" office:value="14.90796">
                <text:p>14.90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152">
                <text:p>16.8152</text:p>
              </table:table-cell>
              <table:table-cell office:value-type="float" office:value="14.91333">
                <text:p>14.91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845">
                <text:p>16.845</text:p>
              </table:table-cell>
              <table:table-cell office:value-type="float" office:value="14.90849">
                <text:p>14.90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8748">
                <text:p>16.8748</text:p>
              </table:table-cell>
              <table:table-cell office:value-type="float" office:value="14.9259">
                <text:p>14.92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9045">
                <text:p>16.9045</text:p>
              </table:table-cell>
              <table:table-cell office:value-type="float" office:value="14.90254">
                <text:p>14.90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9343">
                <text:p>16.9343</text:p>
              </table:table-cell>
              <table:table-cell office:value-type="float" office:value="14.91242">
                <text:p>14.912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9641">
                <text:p>16.9641</text:p>
              </table:table-cell>
              <table:table-cell office:value-type="float" office:value="14.92507">
                <text:p>14.92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9939">
                <text:p>16.9939</text:p>
              </table:table-cell>
              <table:table-cell office:value-type="float" office:value="14.93842">
                <text:p>14.938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0237">
                <text:p>17.0237</text:p>
              </table:table-cell>
              <table:table-cell office:value-type="float" office:value="14.93944">
                <text:p>14.939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0535">
                <text:p>17.0535</text:p>
              </table:table-cell>
              <table:table-cell office:value-type="float" office:value="14.92634">
                <text:p>14.92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0832">
                <text:p>17.0832</text:p>
              </table:table-cell>
              <table:table-cell office:value-type="float" office:value="14.93264">
                <text:p>14.93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113">
                <text:p>17.113</text:p>
              </table:table-cell>
              <table:table-cell office:value-type="float" office:value="14.93226">
                <text:p>14.932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428">
                <text:p>17.1428</text:p>
              </table:table-cell>
              <table:table-cell office:value-type="float" office:value="14.93474">
                <text:p>14.93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1726">
                <text:p>17.1726</text:p>
              </table:table-cell>
              <table:table-cell office:value-type="float" office:value="14.94651">
                <text:p>14.946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